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ASUS/DELL series</text:p>
          </table:table-cell>
          <table:table-cell table:number-columns-repeated="10"/>
          <table:table-cell table:style-name="Default" office:value-type="string" calcext:value-type="string">
            <text:p>MT series</text:p>
          </table:table-cell>
          <table:table-cell office:value-type="string" calcext:value-type="string">
            <text:p>Laplace</text:p>
          </table:table-cell>
          <table:table-cell/>
          <table:table-cell table:style-name="Default"/>
          <table:table-cell table:number-columns-repeated="7"/>
          <table:table-cell table:style-name="Default" office:value-type="string" calcext:value-type="string">
            <text:p>MT series</text:p>
          </table:table-cell>
          <table:table-cell office:value-type="string" calcext:value-type="string">
            <text:p>27p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float" office:value="0.1" calcext:value-type="float">
            <text:p>1.00E-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6706" calcext:value-type="float">
            <text:p>0.176706</text:p>
          </table:table-cell>
          <table:table-cell table:style-name="ce1"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123205" calcext:value-type="float">
            <text:p>0.123205</text:p>
          </table:table-cell>
          <table:table-cell table:formula="of:=([.E3]-[.H3])/[.E3]" office:value-type="float" office:value="0.302768440234061" calcext:value-type="float">
            <text:p>0.302768440234061</text:p>
          </table:table-cell>
          <table:table-cell table:number-columns-repeated="3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376341" calcext:value-type="float">
            <text:p>0.376341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272795" calcext:value-type="float">
            <text:p>0.272795</text:p>
          </table:table-cell>
          <table:table-cell table:formula="of:=([.O3]-[.R3])/[.O3]" office:value-type="float" office:value="0.275138770423632" calcext:value-type="float">
            <text:p>0.275138770423632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493796" calcext:value-type="float">
            <text:p>0.493796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35829" calcext:value-type="float">
            <text:p>0.35829</text:p>
          </table:table-cell>
          <table:table-cell table:formula="of:=([.Z3]-[.AC3])/[.Z3]" office:value-type="float" office:value="0.274416965710536" calcext:value-type="float">
            <text:p>0.274416965710536</text:p>
          </table:table-cell>
          <table:table-cell/>
        </table:table-row>
        <table:table-row table:style-name="ro1">
          <table:table-cell/>
          <table:table-cell table:style-name="ce1" office:value-type="float" office:value="0.01" calcext:value-type="float">
            <text:p>1.00E-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6706" calcext:value-type="float">
            <text:p>0.176706</text:p>
          </table:table-cell>
          <table:table-cell table:style-name="ce1"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189788" calcext:value-type="float">
            <text:p>0.189788</text:p>
          </table:table-cell>
          <table:table-cell table:formula="of:=([.E4]-[.H4])/[.E4]" office:value-type="float" office:value="-0.0740325738797776" calcext:value-type="float">
            <text:p>-0.074032573879778</text:p>
          </table:table-cell>
          <table:table-cell table:number-columns-repeated="3"/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55455" calcext:value-type="float">
            <text:p>0.55455</text:p>
          </table:table-cell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399953" calcext:value-type="float">
            <text:p>0.399953</text:p>
          </table:table-cell>
          <table:table-cell table:formula="of:=([.O4]-[.R4])/[.O4]" office:value-type="float" office:value="0.278779190334506" calcext:value-type="float">
            <text:p>0.278779190334506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948374" calcext:value-type="float">
            <text:p>0.948374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676585" calcext:value-type="float">
            <text:p>0.676585</text:p>
          </table:table-cell>
          <table:table-cell table:formula="of:=([.Z4]-[.AC4])/[.Z4]" office:value-type="float" office:value="0.286584195686512" calcext:value-type="float">
            <text:p>0.286584195686512</text:p>
          </table:table-cell>
          <table:table-cell/>
        </table:table-row>
        <table:table-row table:style-name="ro1">
          <table:table-cell/>
          <table:table-cell table:style-name="ce1" office:value-type="float" office:value="0.001" calcext:value-type="float">
            <text:p>1.00E-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63294" calcext:value-type="float">
            <text:p>0.263294</text:p>
          </table:table-cell>
          <table:table-cell table:style-name="ce1"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0.239341" calcext:value-type="float">
            <text:p>0.239341</text:p>
          </table:table-cell>
          <table:table-cell table:formula="of:=([.E5]-[.H5])/[.E5]" office:value-type="float" office:value="0.0909743480671796" calcext:value-type="float">
            <text:p>0.09097434806718</text:p>
          </table:table-cell>
          <table:table-cell table:number-columns-repeated="3"/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0.734957" calcext:value-type="float">
            <text:p>0.734957</text:p>
          </table:table-cell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0.525771" calcext:value-type="float">
            <text:p>0.525771</text:p>
          </table:table-cell>
          <table:table-cell table:formula="of:=([.O5]-[.R5])/[.O5]" office:value-type="float" office:value="0.284623454161264" calcext:value-type="float">
            <text:p>0.284623454161264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1.40308" calcext:value-type="float">
            <text:p>1.40308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0.996314" calcext:value-type="float">
            <text:p>0.996314</text:p>
          </table:table-cell>
          <table:table-cell table:formula="of:=([.Z5]-[.AC5])/[.Z5]" office:value-type="float" office:value="0.289909342304074" calcext:value-type="float">
            <text:p>0.289909342304074</text:p>
          </table:table-cell>
          <table:table-cell/>
        </table:table-row>
        <table:table-row table:style-name="ro1">
          <table:table-cell/>
          <table:table-cell table:style-name="ce1" office:value-type="float" office:value="0.0001" calcext:value-type="float">
            <text:p>1.00E-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4544" calcext:value-type="float">
            <text:p>0.34544</text:p>
          </table:table-cell>
          <table:table-cell table:style-name="ce1" office:value-type="float" office:value="0.0001" calcext:value-type="float">
            <text:p>1.00E-04</text:p>
          </table:table-cell>
          <table:table-cell office:value-type="float" office:value="5" calcext:value-type="float">
            <text:p>5</text:p>
          </table:table-cell>
          <table:table-cell office:value-type="float" office:value="0.299337" calcext:value-type="float">
            <text:p>0.299337</text:p>
          </table:table-cell>
          <table:table-cell table:formula="of:=([.E6]-[.H6])/[.E6]" office:value-type="float" office:value="0.133461672070403" calcext:value-type="float">
            <text:p>0.133461672070403</text:p>
          </table:table-cell>
          <table:table-cell table:number-columns-repeated="3"/>
          <table:table-cell office:value-type="float" office:value="0.0001" calcext:value-type="float">
            <text:p>1.00E-04</text:p>
          </table:table-cell>
          <table:table-cell office:value-type="float" office:value="5" calcext:value-type="float">
            <text:p>5</text:p>
          </table:table-cell>
          <table:table-cell office:value-type="float" office:value="0.909566" calcext:value-type="float">
            <text:p>0.909566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6" calcext:value-type="float">
            <text:p>6</text:p>
          </table:table-cell>
          <table:table-cell office:value-type="float" office:value="0.78049" calcext:value-type="float">
            <text:p>0.78049</text:p>
          </table:table-cell>
          <table:table-cell table:formula="of:=([.O6]-[.R6])/[.O6]" office:value-type="float" office:value="0.141909438127634" calcext:value-type="float">
            <text:p>0.141909438127634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1.63075" calcext:value-type="float">
            <text:p>1.63075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1.31513" calcext:value-type="float">
            <text:p>1.31513</text:p>
          </table:table-cell>
          <table:table-cell table:formula="of:=([.Z6]-[.AC6])/[.Z6]" office:value-type="float" office:value="0.193542848382646" calcext:value-type="float">
            <text:p>0.193542848382646</text:p>
          </table:table-cell>
          <table:table-cell/>
        </table:table-row>
        <table:table-row table:style-name="ro1">
          <table:table-cell/>
          <table:table-cell table:style-name="ce1" office:value-type="float" office:value="0.00001" calcext:value-type="float">
            <text:p>1.00E-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30853" calcext:value-type="float">
            <text:p>0.430853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6" calcext:value-type="float">
            <text:p>6</text:p>
          </table:table-cell>
          <table:table-cell office:value-type="float" office:value="0.362846" calcext:value-type="float">
            <text:p>0.362846</text:p>
          </table:table-cell>
          <table:table-cell table:formula="of:=([.E7]-[.H7])/[.E7]" office:value-type="float" office:value="0.157842698089604" calcext:value-type="float">
            <text:p>0.157842698089604</text:p>
          </table:table-cell>
          <table:table-cell/>
          <table:table-cell office:value-type="string" calcext:value-type="string">
            <text:p>LAPLACE</text:p>
          </table:table-cell>
          <table:table-cell/>
          <table:table-cell office:value-type="float" office:value="0.00001" calcext:value-type="float">
            <text:p>1.00E-05</text:p>
          </table:table-cell>
          <table:table-cell office:value-type="float" office:value="6" calcext:value-type="float">
            <text:p>6</text:p>
          </table:table-cell>
          <table:table-cell office:value-type="float" office:value="1.0913" calcext:value-type="float">
            <text:p>1.091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7" calcext:value-type="float">
            <text:p>7</text:p>
          </table:table-cell>
          <table:table-cell office:value-type="float" office:value="0.904903" calcext:value-type="float">
            <text:p>0.904903</text:p>
          </table:table-cell>
          <table:table-cell table:formula="of:=([.O7]-[.R7])/[.O7]" office:value-type="float" office:value="0.170802712361404" calcext:value-type="float">
            <text:p>0.17080271236140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2.08506" calcext:value-type="float">
            <text:p>2.08506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1.63453" calcext:value-type="float">
            <text:p>1.63453</text:p>
          </table:table-cell>
          <table:table-cell table:formula="of:=([.Z7]-[.AC7])/[.Z7]" office:value-type="float" office:value="0.216075316777455" calcext:value-type="float">
            <text:p>0.216075316777455</text:p>
          </table:table-cell>
          <table:table-cell/>
        </table:table-row>
        <table:table-row table:style-name="ro1">
          <table:table-cell/>
          <table:table-cell table:style-name="ce1" office:value-type="float" office:value="0.000001" calcext:value-type="float">
            <text:p>1.00E-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30853" calcext:value-type="float">
            <text:p>0.430853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7" calcext:value-type="float">
            <text:p>7</text:p>
          </table:table-cell>
          <table:table-cell office:value-type="float" office:value="0.432667" calcext:value-type="float">
            <text:p>0.432667</text:p>
          </table:table-cell>
          <table:table-cell table:formula="of:=([.E8]-[.H8])/[.E8]" office:value-type="float" office:value="-0.00421025268479036" calcext:value-type="float">
            <text:p>-0.00421025268479</text:p>
          </table:table-cell>
          <table:table-cell table:number-columns-repeated="3"/>
          <table:table-cell office:value-type="float" office:value="0.000001" calcext:value-type="float">
            <text:p>1.00E-06</text:p>
          </table:table-cell>
          <table:table-cell office:value-type="float" office:value="8" calcext:value-type="float">
            <text:p>8</text:p>
          </table:table-cell>
          <table:table-cell office:value-type="float" office:value="1.4566" calcext:value-type="float">
            <text:p>1.4566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9" calcext:value-type="float">
            <text:p>9</text:p>
          </table:table-cell>
          <table:table-cell office:value-type="float" office:value="1.15709" calcext:value-type="float">
            <text:p>1.15709</text:p>
          </table:table-cell>
          <table:table-cell table:formula="of:=([.O8]-[.R8])/[.O8]" office:value-type="float" office:value="0.205622682960318" calcext:value-type="float">
            <text:p>0.205622682960318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0" calcext:value-type="float">
            <text:p>10</text:p>
          </table:table-cell>
          <table:table-cell office:value-type="float" office:value="2.31223" calcext:value-type="float">
            <text:p>2.3122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1.79208" calcext:value-type="float">
            <text:p>1.79208</text:p>
          </table:table-cell>
          <table:table-cell table:formula="of:=([.Z8]-[.AC8])/[.Z8]" office:value-type="float" office:value="0.224955994862103" calcext:value-type="float">
            <text:p>0.224955994862103</text:p>
          </table:table-cell>
          <table:table-cell/>
        </table:table-row>
        <table:table-row table:style-name="ro1">
          <table:table-cell/>
          <table:table-cell table:style-name="ce1" office:value-type="float" office:value="0.0000001" calcext:value-type="float">
            <text:p>1.00E-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15152" calcext:value-type="float">
            <text:p>0.515152</text:p>
          </table:table-cell>
          <table:table-cell table:style-name="ce1" office:value-type="float" office:value="0.0000001" calcext:value-type="float">
            <text:p>1.00E-07</text:p>
          </table:table-cell>
          <table:table-cell office:value-type="float" office:value="8" calcext:value-type="float">
            <text:p>8</text:p>
          </table:table-cell>
          <table:table-cell office:value-type="float" office:value="0.477776" calcext:value-type="float">
            <text:p>0.477776</text:p>
          </table:table-cell>
          <table:table-cell table:formula="of:=([.E9]-[.H9])/[.E9]" office:value-type="float" office:value="0.0725533434792061" calcext:value-type="float">
            <text:p>0.072553343479206</text:p>
          </table:table-cell>
          <table:table-cell table:number-columns-repeated="3"/>
          <table:table-cell office:value-type="float" office:value="0.0000001" calcext:value-type="float">
            <text:p>1.00E-07</text:p>
          </table:table-cell>
          <table:table-cell office:value-type="float" office:value="9" calcext:value-type="float">
            <text:p>9</text:p>
          </table:table-cell>
          <table:table-cell office:value-type="float" office:value="1.62316" calcext:value-type="float">
            <text:p>1.62316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1" calcext:value-type="float">
            <text:p>11</text:p>
          </table:table-cell>
          <table:table-cell office:value-type="float" office:value="1.41318" calcext:value-type="float">
            <text:p>1.41318</text:p>
          </table:table-cell>
          <table:table-cell table:formula="of:=([.O9]-[.R9])/[.O9]" office:value-type="float" office:value="0.129364942457921" calcext:value-type="float">
            <text:p>0.129364942457921</text:p>
          </table:table-cell>
          <table:table-cell table:number-columns-repeated="4"/>
          <table:table-cell office:value-type="float" office:value="0.0000001" calcext:value-type="float">
            <text:p>1.00E-07</text:p>
          </table:table-cell>
          <table:table-cell office:value-type="float" office:value="12" calcext:value-type="float">
            <text:p>12</text:p>
          </table:table-cell>
          <table:table-cell office:value-type="float" office:value="2.76449" calcext:value-type="float">
            <text:p>2.76449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2.11385" calcext:value-type="float">
            <text:p>2.11385</text:p>
          </table:table-cell>
          <table:table-cell table:formula="of:=([.Z9]-[.AC9])/[.Z9]" office:value-type="float" office:value="0.235356250158257" calcext:value-type="float">
            <text:p>0.235356250158257</text:p>
          </table:table-cell>
          <table:table-cell/>
        </table:table-row>
        <table:table-row table:style-name="ro1">
          <table:table-cell/>
          <table:table-cell table:style-name="ce1" office:value-type="float" office:value="0.00000001" calcext:value-type="float">
            <text:p>1.00E-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00506" calcext:value-type="float">
            <text:p>0.600506</text:p>
          </table:table-cell>
          <table:table-cell table:style-name="ce1" office:value-type="float" office:value="0.00000001" calcext:value-type="float">
            <text:p>1.00E-08</text:p>
          </table:table-cell>
          <table:table-cell office:value-type="float" office:value="10" calcext:value-type="float">
            <text:p>10</text:p>
          </table:table-cell>
          <table:table-cell office:value-type="float" office:value="0.590086" calcext:value-type="float">
            <text:p>0.590086</text:p>
          </table:table-cell>
          <table:table-cell table:formula="of:=([.E10]-[.H10])/[.E10]" office:value-type="float" office:value="0.0173520331187365" calcext:value-type="float">
            <text:p>0.017352033118737</text:p>
          </table:table-cell>
          <table:table-cell table:number-columns-repeated="3"/>
          <table:table-cell office:value-type="float" office:value="0.00000001" calcext:value-type="float">
            <text:p>1.00E-08</text:p>
          </table:table-cell>
          <table:table-cell office:value-type="float" office:value="11" calcext:value-type="float">
            <text:p>11</text:p>
          </table:table-cell>
          <table:table-cell office:value-type="float" office:value="1.98584" calcext:value-type="float">
            <text:p>1.98584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2" calcext:value-type="float">
            <text:p>12</text:p>
          </table:table-cell>
          <table:table-cell office:value-type="float" office:value="1.53187" calcext:value-type="float">
            <text:p>1.53187</text:p>
          </table:table-cell>
          <table:table-cell table:formula="of:=([.O10]-[.R10])/[.O10]" office:value-type="float" office:value="0.228603512871128" calcext:value-type="float">
            <text:p>0.228603512871128</text:p>
          </table:table-cell>
          <table:table-cell table:number-columns-repeated="4"/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3.22138" calcext:value-type="float">
            <text:p>3.22138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5" calcext:value-type="float">
            <text:p>15</text:p>
          </table:table-cell>
          <table:table-cell office:value-type="float" office:value="2.43141" calcext:value-type="float">
            <text:p>2.43141</text:p>
          </table:table-cell>
          <table:table-cell table:formula="of:=([.Z10]-[.AC10])/[.Z10]" office:value-type="float" office:value="0.24522720076489" calcext:value-type="float">
            <text:p>0.24522720076489</text:p>
          </table:table-cell>
          <table:table-cell/>
        </table:table-row>
        <table:table-row table:style-name="ro1">
          <table:table-cell/>
          <table:table-cell table:style-name="ce1" office:value-type="float" office:value="0.000000001" calcext:value-type="float">
            <text:p>1.00E-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85315" calcext:value-type="float">
            <text:p>0.68531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1" calcext:value-type="float">
            <text:p>11</text:p>
          </table:table-cell>
          <table:table-cell office:value-type="float" office:value="0.645342" calcext:value-type="float">
            <text:p>0.645342</text:p>
          </table:table-cell>
          <table:table-cell table:formula="of:=([.E11]-[.H11])/[.E11]" office:value-type="float" office:value="0.0583279221963623" calcext:value-type="float">
            <text:p>0.058327922196362</text:p>
          </table:table-cell>
          <table:table-cell table:number-columns-repeated="3"/>
          <table:table-cell office:value-type="float" office:value="0.000000001" calcext:value-type="float">
            <text:p>1.00E-09</text:p>
          </table:table-cell>
          <table:table-cell office:value-type="float" office:value="12" calcext:value-type="float">
            <text:p>12</text:p>
          </table:table-cell>
          <table:table-cell office:value-type="float" office:value="2.16516" calcext:value-type="float">
            <text:p>2.16516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4" calcext:value-type="float">
            <text:p>14</text:p>
          </table:table-cell>
          <table:table-cell office:value-type="float" office:value="1.79274" calcext:value-type="float">
            <text:p>1.79274</text:p>
          </table:table-cell>
          <table:table-cell table:formula="of:=([.O11]-[.R11])/[.O11]" office:value-type="float" office:value="0.172005764008203" calcext:value-type="float">
            <text:p>0.172005764008203</text:p>
          </table:table-cell>
          <table:table-cell table:number-columns-repeated="4"/>
          <table:table-cell office:value-type="float" office:value="0.000000001" calcext:value-type="float">
            <text:p>1.00E-09</text:p>
          </table:table-cell>
          <table:table-cell office:value-type="float" office:value="15" calcext:value-type="float">
            <text:p>15</text:p>
          </table:table-cell>
          <table:table-cell office:value-type="float" office:value="3.44954" calcext:value-type="float">
            <text:p>3.44954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7" calcext:value-type="float">
            <text:p>17</text:p>
          </table:table-cell>
          <table:table-cell office:value-type="float" office:value="2.74946" calcext:value-type="float">
            <text:p>2.74946</text:p>
          </table:table-cell>
          <table:table-cell table:formula="of:=([.Z11]-[.AC11])/[.Z11]" office:value-type="float" office:value="0.202948798970297" calcext:value-type="float">
            <text:p>0.202948798970297</text:p>
          </table:table-cell>
          <table:table-cell/>
        </table:table-row>
        <table:table-row table:style-name="ro1">
          <table:table-cell/>
          <table:table-cell table:style-name="ce1" office:value-type="float" office:value="0.0000000001" calcext:value-type="float">
            <text:p>1.00E-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69807" calcext:value-type="float">
            <text:p>0.769807</text:p>
          </table:table-cell>
          <table:table-cell table:style-name="ce1" office:value-type="float" office:value="0.0000000001" calcext:value-type="float">
            <text:p>1.00E-10</text:p>
          </table:table-cell>
          <table:table-cell office:value-type="float" office:value="12" calcext:value-type="float">
            <text:p>12</text:p>
          </table:table-cell>
          <table:table-cell office:value-type="float" office:value="0.712512" calcext:value-type="float">
            <text:p>0.712512</text:p>
          </table:table-cell>
          <table:table-cell table:formula="of:=([.E12]-[.H12])/[.E12]" office:value-type="float" office:value="0.0744277461753402" calcext:value-type="float">
            <text:p>0.07442774617534</text:p>
          </table:table-cell>
          <table:table-cell table:number-columns-repeated="3"/>
          <table:table-cell office:value-type="float" office:value="0.0000000001" calcext:value-type="float">
            <text:p>1.00E-10</text:p>
          </table:table-cell>
          <table:table-cell office:value-type="float" office:value="14" calcext:value-type="float">
            <text:p>14</text:p>
          </table:table-cell>
          <table:table-cell office:value-type="float" office:value="2.51392" calcext:value-type="float">
            <text:p>2.51392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6" calcext:value-type="float">
            <text:p>16</text:p>
          </table:table-cell>
          <table:table-cell office:value-type="float" office:value="2.04098" calcext:value-type="float">
            <text:p>2.04098</text:p>
          </table:table-cell>
          <table:table-cell table:formula="of:=([.O12]-[.R12])/[.O12]" office:value-type="float" office:value="0.188128500509165" calcext:value-type="float">
            <text:p>0.188128500509165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7" calcext:value-type="float">
            <text:p>17</text:p>
          </table:table-cell>
          <table:table-cell office:value-type="float" office:value="3.90424" calcext:value-type="float">
            <text:p>3.90424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9" calcext:value-type="float">
            <text:p>19</text:p>
          </table:table-cell>
          <table:table-cell office:value-type="float" office:value="3.06769" calcext:value-type="float">
            <text:p>3.06769</text:p>
          </table:table-cell>
          <table:table-cell table:formula="of:=([.Z12]-[.AC12])/[.Z12]" office:value-type="float" office:value="0.214267053254923" calcext:value-type="float">
            <text:p>0.214267053254923</text:p>
          </table:table-cell>
          <table:table-cell/>
        </table:table-row>
        <table:table-row table:style-name="ro1">
          <table:table-cell/>
          <table:table-cell table:style-name="ce1" office:value-type="float" office:value="0.00000000001" calcext:value-type="float">
            <text:p>1.00E-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69807" calcext:value-type="float">
            <text:p>0.769807</text:p>
          </table:table-cell>
          <table:table-cell table:style-name="ce1" office:value-type="float" office:value="0.00000000001" calcext:value-type="float">
            <text:p>1.00E-11</text:p>
          </table:table-cell>
          <table:table-cell office:value-type="float" office:value="13" calcext:value-type="float">
            <text:p>13</text:p>
          </table:table-cell>
          <table:table-cell office:value-type="float" office:value="0.777737" calcext:value-type="float">
            <text:p>0.777737</text:p>
          </table:table-cell>
          <table:table-cell table:formula="of:=([.E13]-[.H13])/[.E13]" office:value-type="float" office:value="-0.0103012833086735" calcext:value-type="float">
            <text:p>-0.010301283308674</text:p>
          </table:table-cell>
          <table:table-cell table:number-columns-repeated="3"/>
          <table:table-cell office:value-type="float" office:value="0.00000000001" calcext:value-type="float">
            <text:p>1.00E-11</text:p>
          </table:table-cell>
          <table:table-cell office:value-type="float" office:value="16" calcext:value-type="float">
            <text:p>16</text:p>
          </table:table-cell>
          <table:table-cell office:value-type="float" office:value="2.87442" calcext:value-type="float">
            <text:p>2.87442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17" calcext:value-type="float">
            <text:p>17</text:p>
          </table:table-cell>
          <table:table-cell office:value-type="float" office:value="2.17227" calcext:value-type="float">
            <text:p>2.17227</text:p>
          </table:table-cell>
          <table:table-cell table:formula="of:=([.O13]-[.R13])/[.O13]" office:value-type="float" office:value="0.244275366856618" calcext:value-type="float">
            <text:p>0.244275366856618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18" calcext:value-type="float">
            <text:p>18</text:p>
          </table:table-cell>
          <table:table-cell office:value-type="float" office:value="4.12991" calcext:value-type="float">
            <text:p>4.12991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1" calcext:value-type="float">
            <text:p>21</text:p>
          </table:table-cell>
          <table:table-cell office:value-type="float" office:value="3.38755" calcext:value-type="float">
            <text:p>3.38755</text:p>
          </table:table-cell>
          <table:table-cell table:formula="of:=([.Z13]-[.AC13])/[.Z13]" office:value-type="float" office:value="0.179752101135376" calcext:value-type="float">
            <text:p>0.179752101135376</text:p>
          </table:table-cell>
          <table:table-cell/>
        </table:table-row>
        <table:table-row table:style-name="ro1">
          <table:table-cell/>
          <table:table-cell table:style-name="ce1" office:value-type="float" office:value="0.000000000001" calcext:value-type="float">
            <text:p>1.00E-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55001" calcext:value-type="float">
            <text:p>0.855001</text:p>
          </table:table-cell>
          <table:table-cell table:style-name="ce1" office:value-type="float" office:value="0.000000000001" calcext:value-type="float">
            <text:p>1.00E-12</text:p>
          </table:table-cell>
          <table:table-cell office:value-type="float" office:value="14" calcext:value-type="float">
            <text:p>14</text:p>
          </table:table-cell>
          <table:table-cell office:value-type="float" office:value="0.818743" calcext:value-type="float">
            <text:p>0.818743</text:p>
          </table:table-cell>
          <table:table-cell table:formula="of:=([.E14]-[.H14])/[.E14]" office:value-type="float" office:value="0.0424069679450667" calcext:value-type="float">
            <text:p>0.042406967945067</text:p>
          </table:table-cell>
          <table:table-cell table:formula="of:=AVERAGE([.I3:.I14])" office:value-type="float" office:value="0.0717975884585598" calcext:value-type="float">
            <text:p>0.07179758845856</text:p>
          </table:table-cell>
          <table:table-cell table:number-columns-repeated="2"/>
          <table:table-cell office:value-type="float" office:value="0.000000000001" calcext:value-type="float">
            <text:p>1.00E-12</text:p>
          </table:table-cell>
          <table:table-cell office:value-type="float" office:value="17" calcext:value-type="float">
            <text:p>17</text:p>
          </table:table-cell>
          <table:table-cell office:value-type="float" office:value="3.08237" calcext:value-type="float">
            <text:p>3.08237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19" calcext:value-type="float">
            <text:p>19</text:p>
          </table:table-cell>
          <table:table-cell office:value-type="float" office:value="2.42277" calcext:value-type="float">
            <text:p>2.42277</text:p>
          </table:table-cell>
          <table:table-cell table:formula="of:=([.O14]-[.R14])/[.O14]" office:value-type="float" office:value="0.21399118210987" calcext:value-type="float">
            <text:p>0.21399118210987</text:p>
          </table:table-cell>
          <table:table-cell table:formula="of:=AVERAGE([.S3:.S14])" office:value-type="float" office:value="0.211103793098472" calcext:value-type="float">
            <text:p>0.211103793098472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0" calcext:value-type="float">
            <text:p>20</text:p>
          </table:table-cell>
          <table:table-cell office:value-type="float" office:value="4.60872" calcext:value-type="float">
            <text:p>4.60872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3" calcext:value-type="float">
            <text:p>23</text:p>
          </table:table-cell>
          <table:table-cell office:value-type="float" office:value="3.70867" calcext:value-type="float">
            <text:p>3.70867</text:p>
          </table:table-cell>
          <table:table-cell table:formula="of:=([.Z14]-[.AC14])/[.Z14]" office:value-type="float" office:value="0.19529283618879" calcext:value-type="float">
            <text:p>0.19529283618879</text:p>
          </table:table-cell>
          <table:table-cell table:formula="of:=AVERAGE([.AD3:.AD14])" office:value-type="float" office:value="0.229860742016321" calcext:value-type="float">
            <text:p>0.229860742016321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1.00E-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25511" calcext:value-type="float">
            <text:p>0.225511</text:p>
          </table:table-cell>
          <table:table-cell table:style-name="ce1"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157587" calcext:value-type="float">
            <text:p>0.157587</text:p>
          </table:table-cell>
          <table:table-cell table:formula="of:=([.E15]-[.H15])/[.E15]" office:value-type="float" office:value="0.301200384903619" calcext:value-type="float">
            <text:p>0.301200384903619</text:p>
          </table:table-cell>
          <table:table-cell table:number-columns-repeated="3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317243" calcext:value-type="float">
            <text:p>0.317243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215267" calcext:value-type="float">
            <text:p>0.215267</text:p>
          </table:table-cell>
          <table:table-cell table:formula="of:=([.O15]-[.R15])/[.O15]" office:value-type="float" office:value="0.321444444794684" calcext:value-type="float">
            <text:p>0.321444444794684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402444" calcext:value-type="float">
            <text:p>0.402444</text:p>
          </table:table-cell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387331" calcext:value-type="float">
            <text:p>0.387331</text:p>
          </table:table-cell>
          <table:table-cell table:formula="of:=([.Z15]-[.AC15])/[.Z15]" office:value-type="float" office:value="0.03755305085925" calcext:value-type="float">
            <text:p>0.03755305085925</text:p>
          </table:table-cell>
          <table:table-cell/>
        </table:table-row>
        <table:table-row table:style-name="ro1">
          <table:table-cell/>
          <table:table-cell table:style-name="ce1" office:value-type="float" office:value="0.01" calcext:value-type="float">
            <text:p>1.00E-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30877" calcext:value-type="float">
            <text:p>0.330877</text:p>
          </table:table-cell>
          <table:table-cell table:style-name="ce1"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233254" calcext:value-type="float">
            <text:p>0.233254</text:p>
          </table:table-cell>
          <table:table-cell table:formula="of:=([.E16]-[.H16])/[.E16]" office:value-type="float" office:value="0.29504317314289" calcext:value-type="float">
            <text:p>0.29504317314289</text:p>
          </table:table-cell>
          <table:table-cell table:number-columns-repeated="3"/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500515" calcext:value-type="float">
            <text:p>0.500515</text:p>
          </table:table-cell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318407" calcext:value-type="float">
            <text:p>0.318407</text:p>
          </table:table-cell>
          <table:table-cell table:formula="of:=([.O16]-[.R16])/[.O16]" office:value-type="float" office:value="0.363841243519175" calcext:value-type="float">
            <text:p>0.363841243519175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801538" calcext:value-type="float">
            <text:p>0.801538</text:p>
          </table:table-cell>
          <table:table-cell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0.629454" calcext:value-type="float">
            <text:p>0.629454</text:p>
          </table:table-cell>
          <table:table-cell table:formula="of:=([.Z16]-[.AC16])/[.Z16]" office:value-type="float" office:value="0.214692254141413" calcext:value-type="float">
            <text:p>0.214692254141413</text:p>
          </table:table-cell>
          <table:table-cell/>
        </table:table-row>
        <table:table-row table:style-name="ro1">
          <table:table-cell/>
          <table:table-cell table:style-name="ce1" office:value-type="float" office:value="0.001" calcext:value-type="float">
            <text:p>1.00E-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39231" calcext:value-type="float">
            <text:p>0.439231</text:p>
          </table:table-cell>
          <table:table-cell table:style-name="ce1"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0.372475" calcext:value-type="float">
            <text:p>0.372475</text:p>
          </table:table-cell>
          <table:table-cell table:formula="of:=([.E17]-[.H17])/[.E17]" office:value-type="float" office:value="0.151983808064549" calcext:value-type="float">
            <text:p>0.151983808064549</text:p>
          </table:table-cell>
          <table:table-cell table:number-columns-repeated="3"/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0.663977" calcext:value-type="float">
            <text:p>0.663977</text:p>
          </table:table-cell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0.516609" calcext:value-type="float">
            <text:p>0.516609</text:p>
          </table:table-cell>
          <table:table-cell table:formula="of:=([.O17]-[.R17])/[.O17]" office:value-type="float" office:value="0.22194744697482" calcext:value-type="float">
            <text:p>0.22194744697482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1.20056" calcext:value-type="float">
            <text:p>1.20056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0.867515" calcext:value-type="float">
            <text:p>0.867515</text:p>
          </table:table-cell>
          <table:table-cell table:formula="of:=([.Z17]-[.AC17])/[.Z17]" office:value-type="float" office:value="0.277408042913307" calcext:value-type="float">
            <text:p>0.277408042913307</text:p>
          </table:table-cell>
          <table:table-cell/>
        </table:table-row>
        <table:table-row table:style-name="ro1">
          <table:table-cell/>
          <table:table-cell table:style-name="ce1" office:value-type="float" office:value="0.0001" calcext:value-type="float">
            <text:p>1.00E-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39545" calcext:value-type="float">
            <text:p>0.539545</text:p>
          </table:table-cell>
          <table:table-cell table:style-name="ce1" office:value-type="float" office:value="0.0001" calcext:value-type="float">
            <text:p>1.00E-04</text:p>
          </table:table-cell>
          <table:table-cell office:value-type="float" office:value="6" calcext:value-type="float">
            <text:p>6</text:p>
          </table:table-cell>
          <table:table-cell office:value-type="float" office:value="0.449515" calcext:value-type="float">
            <text:p>0.449515</text:p>
          </table:table-cell>
          <table:table-cell table:formula="of:=([.E18]-[.H18])/[.E18]" office:value-type="float" office:value="0.166862819597995" calcext:value-type="float">
            <text:p>0.166862819597995</text:p>
          </table:table-cell>
          <table:table-cell table:number-columns-repeated="3"/>
          <table:table-cell office:value-type="float" office:value="0.0001" calcext:value-type="float">
            <text:p>1.00E-04</text:p>
          </table:table-cell>
          <table:table-cell office:value-type="float" office:value="5" calcext:value-type="float">
            <text:p>5</text:p>
          </table:table-cell>
          <table:table-cell office:value-type="float" office:value="0.834188" calcext:value-type="float">
            <text:p>0.834188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6" calcext:value-type="float">
            <text:p>6</text:p>
          </table:table-cell>
          <table:table-cell office:value-type="float" office:value="0.615936" calcext:value-type="float">
            <text:p>0.615936</text:p>
          </table:table-cell>
          <table:table-cell table:formula="of:=([.O18]-[.R18])/[.O18]" office:value-type="float" office:value="0.261634068099757" calcext:value-type="float">
            <text:p>0.261634068099757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1.55461" calcext:value-type="float">
            <text:p>1.5546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9" calcext:value-type="float">
            <text:p>9</text:p>
          </table:table-cell>
          <table:table-cell office:value-type="float" office:value="1.10383" calcext:value-type="float">
            <text:p>1.10383</text:p>
          </table:table-cell>
          <table:table-cell table:formula="of:=([.Z18]-[.AC18])/[.Z18]" office:value-type="float" office:value="0.289963399180502" calcext:value-type="float">
            <text:p>0.289963399180502</text:p>
          </table:table-cell>
          <table:table-cell/>
        </table:table-row>
        <table:table-row table:style-name="ro1">
          <table:table-cell/>
          <table:table-cell table:style-name="ce1" office:value-type="float" office:value="0.00001" calcext:value-type="float">
            <text:p>1.00E-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48275" calcext:value-type="float">
            <text:p>0.648275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7" calcext:value-type="float">
            <text:p>7</text:p>
          </table:table-cell>
          <table:table-cell office:value-type="float" office:value="0.513846" calcext:value-type="float">
            <text:p>0.513846</text:p>
          </table:table-cell>
          <table:table-cell table:formula="of:=([.E19]-[.H19])/[.E19]" office:value-type="float" office:value="0.207364158728934" calcext:value-type="float">
            <text:p>0.207364158728934</text:p>
          </table:table-cell>
          <table:table-cell table:number-columns-repeated="3"/>
          <table:table-cell office:value-type="float" office:value="0.00001" calcext:value-type="float">
            <text:p>1.00E-05</text:p>
          </table:table-cell>
          <table:table-cell office:value-type="float" office:value="7" calcext:value-type="float">
            <text:p>7</text:p>
          </table:table-cell>
          <table:table-cell office:value-type="float" office:value="1.18318" calcext:value-type="float">
            <text:p>1.1831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0.808529" calcext:value-type="float">
            <text:p>0.808529</text:p>
          </table:table-cell>
          <table:table-cell table:formula="of:=([.O19]-[.R19])/[.O19]" office:value-type="float" office:value="0.31664750925472" calcext:value-type="float">
            <text:p>0.31664750925472</text:p>
          </table:table-cell>
          <table:table-cell table:number-columns-repeated="4"/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1.76125" calcext:value-type="float">
            <text:p>1.761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2" calcext:value-type="float">
            <text:p>12</text:p>
          </table:table-cell>
          <table:table-cell office:value-type="float" office:value="1.45804" calcext:value-type="float">
            <text:p>1.45804</text:p>
          </table:table-cell>
          <table:table-cell table:formula="of:=([.Z19]-[.AC19])/[.Z19]" office:value-type="float" office:value="0.172156139105749" calcext:value-type="float">
            <text:p>0.172156139105749</text:p>
          </table:table-cell>
          <table:table-cell/>
        </table:table-row>
        <table:table-row table:style-name="ro1">
          <table:table-cell/>
          <table:table-cell table:style-name="ce1" office:value-type="float" office:value="0.000001" calcext:value-type="float">
            <text:p>1.00E-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50579" calcext:value-type="float">
            <text:p>0.750579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8" calcext:value-type="float">
            <text:p>8</text:p>
          </table:table-cell>
          <table:table-cell office:value-type="float" office:value="0.585517" calcext:value-type="float">
            <text:p>0.585517</text:p>
          </table:table-cell>
          <table:table-cell table:formula="of:=([.E20]-[.H20])/[.E20]" office:value-type="float" office:value="0.219912893912566" calcext:value-type="float">
            <text:p>0.219912893912566</text:p>
          </table:table-cell>
          <table:table-cell table:number-columns-repeated="3"/>
          <table:table-cell office:value-type="float" office:value="0.000001" calcext:value-type="float">
            <text:p>1.00E-06</text:p>
          </table:table-cell>
          <table:table-cell office:value-type="float" office:value="8" calcext:value-type="float">
            <text:p>8</text:p>
          </table:table-cell>
          <table:table-cell office:value-type="float" office:value="1.33179" calcext:value-type="float">
            <text:p>1.33179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9" calcext:value-type="float">
            <text:p>9</text:p>
          </table:table-cell>
          <table:table-cell office:value-type="float" office:value="0.916398" calcext:value-type="float">
            <text:p>0.916398</text:p>
          </table:table-cell>
          <table:table-cell table:formula="of:=([.O20]-[.R20])/[.O20]" office:value-type="float" office:value="0.311905030072309" calcext:value-type="float">
            <text:p>0.311905030072309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2.16073" calcext:value-type="float">
            <text:p>2.1607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4" calcext:value-type="float">
            <text:p>14</text:p>
          </table:table-cell>
          <table:table-cell office:value-type="float" office:value="1.69967" calcext:value-type="float">
            <text:p>1.69967</text:p>
          </table:table-cell>
          <table:table-cell table:formula="of:=([.Z20]-[.AC20])/[.Z20]" office:value-type="float" office:value="0.213381588629769" calcext:value-type="float">
            <text:p>0.213381588629769</text:p>
          </table:table-cell>
          <table:table-cell/>
        </table:table-row>
        <table:table-row table:style-name="ro1">
          <table:table-cell/>
          <table:table-cell table:style-name="ce1" office:value-type="float" office:value="0.0000001" calcext:value-type="float">
            <text:p>1.00E-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60081" calcext:value-type="float">
            <text:p>0.860081</text:p>
          </table:table-cell>
          <table:table-cell table:style-name="ce1" office:value-type="float" office:value="0.0000001" calcext:value-type="float">
            <text:p>1.00E-07</text:p>
          </table:table-cell>
          <table:table-cell office:value-type="float" office:value="10" calcext:value-type="float">
            <text:p>10</text:p>
          </table:table-cell>
          <table:table-cell office:value-type="float" office:value="0.729752" calcext:value-type="float">
            <text:p>0.729752</text:p>
          </table:table-cell>
          <table:table-cell table:formula="of:=([.E21]-[.H21])/[.E21]" office:value-type="float" office:value="0.151531076724169" calcext:value-type="float">
            <text:p>0.151531076724169</text:p>
          </table:table-cell>
          <table:table-cell table:number-columns-repeated="3"/>
          <table:table-cell office:value-type="float" office:value="0.0000001" calcext:value-type="float">
            <text:p>1.00E-07</text:p>
          </table:table-cell>
          <table:table-cell office:value-type="float" office:value="9" calcext:value-type="float">
            <text:p>9</text:p>
          </table:table-cell>
          <table:table-cell office:value-type="float" office:value="1.49944" calcext:value-type="float">
            <text:p>1.49944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1" calcext:value-type="float">
            <text:p>11</text:p>
          </table:table-cell>
          <table:table-cell office:value-type="float" office:value="1.10357" calcext:value-type="float">
            <text:p>1.10357</text:p>
          </table:table-cell>
          <table:table-cell table:formula="of:=([.O21]-[.R21])/[.O21]" office:value-type="float" office:value="0.264011897775169" calcext:value-type="float">
            <text:p>0.264011897775169</text:p>
          </table:table-cell>
          <table:table-cell table:number-columns-repeated="4"/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2.56751" calcext:value-type="float">
            <text:p>2.56751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6" calcext:value-type="float">
            <text:p>16</text:p>
          </table:table-cell>
          <table:table-cell office:value-type="float" office:value="1.93634" calcext:value-type="float">
            <text:p>1.93634</text:p>
          </table:table-cell>
          <table:table-cell table:formula="of:=([.Z21]-[.AC21])/[.Z21]" office:value-type="float" office:value="0.24582961702194" calcext:value-type="float">
            <text:p>0.24582961702194</text:p>
          </table:table-cell>
          <table:table-cell/>
        </table:table-row>
        <table:table-row table:style-name="ro1">
          <table:table-cell/>
          <table:table-cell table:style-name="ce1" office:value-type="float" office:value="0.00000001" calcext:value-type="float">
            <text:p>1.00E-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67045" calcext:value-type="float">
            <text:p>0.967045</text:p>
          </table:table-cell>
          <table:table-cell table:style-name="ce1" office:value-type="float" office:value="0.00000001" calcext:value-type="float">
            <text:p>1.00E-08</text:p>
          </table:table-cell>
          <table:table-cell office:value-type="float" office:value="11" calcext:value-type="float">
            <text:p>11</text:p>
          </table:table-cell>
          <table:table-cell office:value-type="float" office:value="0.81476" calcext:value-type="float">
            <text:p>0.81476</text:p>
          </table:table-cell>
          <table:table-cell table:formula="of:=([.E22]-[.H22])/[.E22]" office:value-type="float" office:value="0.157474574606145" calcext:value-type="float">
            <text:p>0.157474574606145</text:p>
          </table:table-cell>
          <table:table-cell/>
          <table:table-cell office:value-type="string" calcext:value-type="string">
            <text:p>27pt</text:p>
          </table:table-cell>
          <table:table-cell/>
          <table:table-cell office:value-type="float" office:value="0.00000001" calcext:value-type="float">
            <text:p>1.00E-08</text:p>
          </table:table-cell>
          <table:table-cell office:value-type="float" office:value="11" calcext:value-type="float">
            <text:p>11</text:p>
          </table:table-cell>
          <table:table-cell office:value-type="float" office:value="1.81623" calcext:value-type="float">
            <text:p>1.81623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3" calcext:value-type="float">
            <text:p>13</text:p>
          </table:table-cell>
          <table:table-cell office:value-type="float" office:value="1.29921" calcext:value-type="float">
            <text:p>1.29921</text:p>
          </table:table-cell>
          <table:table-cell table:formula="of:=([.O22]-[.R22])/[.O22]" office:value-type="float" office:value="0.284666589583918" calcext:value-type="float">
            <text:p>0.28466658958391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2.74094" calcext:value-type="float">
            <text:p>2.74094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8" calcext:value-type="float">
            <text:p>18</text:p>
          </table:table-cell>
          <table:table-cell office:value-type="float" office:value="2.17686" calcext:value-type="float">
            <text:p>2.17686</text:p>
          </table:table-cell>
          <table:table-cell table:formula="of:=([.Z22]-[.AC22])/[.Z22]" office:value-type="float" office:value="0.20579801090137" calcext:value-type="float">
            <text:p>0.20579801090137</text:p>
          </table:table-cell>
          <table:table-cell/>
        </table:table-row>
        <table:table-row table:style-name="ro1">
          <table:table-cell/>
          <table:table-cell table:style-name="ce1" office:value-type="float" office:value="0.000000001" calcext:value-type="float">
            <text:p>1.00E-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7221" calcext:value-type="float">
            <text:p>1.0722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2" calcext:value-type="float">
            <text:p>12</text:p>
          </table:table-cell>
          <table:table-cell office:value-type="float" office:value="0.879279" calcext:value-type="float">
            <text:p>0.879279</text:p>
          </table:table-cell>
          <table:table-cell table:formula="of:=([.E23]-[.H23])/[.E23]" office:value-type="float" office:value="0.179937698771696" calcext:value-type="float">
            <text:p>0.179937698771696</text:p>
          </table:table-cell>
          <table:table-cell table:number-columns-repeated="3"/>
          <table:table-cell office:value-type="float" office:value="0.000000001" calcext:value-type="float">
            <text:p>1.00E-09</text:p>
          </table:table-cell>
          <table:table-cell office:value-type="float" office:value="12" calcext:value-type="float">
            <text:p>12</text:p>
          </table:table-cell>
          <table:table-cell office:value-type="float" office:value="1.97935" calcext:value-type="float">
            <text:p>1.97935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4" calcext:value-type="float">
            <text:p>14</text:p>
          </table:table-cell>
          <table:table-cell office:value-type="float" office:value="1.39706" calcext:value-type="float">
            <text:p>1.39706</text:p>
          </table:table-cell>
          <table:table-cell table:formula="of:=([.O23]-[.R23])/[.O23]" office:value-type="float" office:value="0.294182433627201" calcext:value-type="float">
            <text:p>0.294182433627201</text:p>
          </table:table-cell>
          <table:table-cell table:number-columns-repeated="4"/>
          <table:table-cell office:value-type="float" office:value="0.000000001" calcext:value-type="float">
            <text:p>1.00E-09</text:p>
          </table:table-cell>
          <table:table-cell office:value-type="float" office:value="16" calcext:value-type="float">
            <text:p>16</text:p>
          </table:table-cell>
          <table:table-cell office:value-type="float" office:value="3.13733" calcext:value-type="float">
            <text:p>3.13733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20" calcext:value-type="float">
            <text:p>20</text:p>
          </table:table-cell>
          <table:table-cell office:value-type="float" office:value="2.41282" calcext:value-type="float">
            <text:p>2.41282</text:p>
          </table:table-cell>
          <table:table-cell table:formula="of:=([.Z23]-[.AC23])/[.Z23]" office:value-type="float" office:value="0.230932034564423" calcext:value-type="float">
            <text:p>0.230932034564423</text:p>
          </table:table-cell>
          <table:table-cell/>
        </table:table-row>
        <table:table-row table:style-name="ro1">
          <table:table-cell/>
          <table:table-cell table:style-name="ce1" office:value-type="float" office:value="0.0000000001" calcext:value-type="float">
            <text:p>1.00E-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27993" calcext:value-type="float">
            <text:p>1.27993</text:p>
          </table:table-cell>
          <table:table-cell table:style-name="ce1" office:value-type="float" office:value="0.0000000001" calcext:value-type="float">
            <text:p>1.00E-10</text:p>
          </table:table-cell>
          <table:table-cell office:value-type="float" office:value="14" calcext:value-type="float">
            <text:p>14</text:p>
          </table:table-cell>
          <table:table-cell office:value-type="float" office:value="1.01827" calcext:value-type="float">
            <text:p>1.01827</text:p>
          </table:table-cell>
          <table:table-cell table:formula="of:=([.E24]-[.H24])/[.E24]" office:value-type="float" office:value="0.204433054932692" calcext:value-type="float">
            <text:p>0.204433054932692</text:p>
          </table:table-cell>
          <table:table-cell table:number-columns-repeated="3"/>
          <table:table-cell office:value-type="float" office:value="0.0000000001" calcext:value-type="float">
            <text:p>1.00E-10</text:p>
          </table:table-cell>
          <table:table-cell office:value-type="float" office:value="13" calcext:value-type="float">
            <text:p>13</text:p>
          </table:table-cell>
          <table:table-cell office:value-type="float" office:value="2.20195" calcext:value-type="float">
            <text:p>2.20195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6" calcext:value-type="float">
            <text:p>16</text:p>
          </table:table-cell>
          <table:table-cell office:value-type="float" office:value="1.61043" calcext:value-type="float">
            <text:p>1.61043</text:p>
          </table:table-cell>
          <table:table-cell table:formula="of:=([.O24]-[.R24])/[.O24]" office:value-type="float" office:value="0.268634619314698" calcext:value-type="float">
            <text:p>0.268634619314698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8" calcext:value-type="float">
            <text:p>18</text:p>
          </table:table-cell>
          <table:table-cell office:value-type="float" office:value="3.52547" calcext:value-type="float">
            <text:p>3.52547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3" calcext:value-type="float">
            <text:p>23</text:p>
          </table:table-cell>
          <table:table-cell office:value-type="float" office:value="2.76875" calcext:value-type="float">
            <text:p>2.76875</text:p>
          </table:table-cell>
          <table:table-cell table:formula="of:=([.Z24]-[.AC24])/[.Z24]" office:value-type="float" office:value="0.214643721262697" calcext:value-type="float">
            <text:p>0.214643721262697</text:p>
          </table:table-cell>
          <table:table-cell/>
        </table:table-row>
        <table:table-row table:style-name="ro1">
          <table:table-cell/>
          <table:table-cell table:style-name="ce1" office:value-type="float" office:value="0.00000000001" calcext:value-type="float">
            <text:p>1.00E-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845" calcext:value-type="float">
            <text:p>1.3845</text:p>
          </table:table-cell>
          <table:table-cell table:style-name="ce1" office:value-type="float" office:value="0.00000000001" calcext:value-type="float">
            <text:p>1.00E-11</text:p>
          </table:table-cell>
          <table:table-cell office:value-type="float" office:value="15" calcext:value-type="float">
            <text:p>15</text:p>
          </table:table-cell>
          <table:table-cell office:value-type="float" office:value="1.08945" calcext:value-type="float">
            <text:p>1.08945</text:p>
          </table:table-cell>
          <table:table-cell table:formula="of:=([.E25]-[.H25])/[.E25]" office:value-type="float" office:value="0.213109425785482" calcext:value-type="float">
            <text:p>0.213109425785482</text:p>
          </table:table-cell>
          <table:table-cell table:number-columns-repeated="3"/>
          <table:table-cell office:value-type="float" office:value="0.00000000001" calcext:value-type="float">
            <text:p>1.00E-11</text:p>
          </table:table-cell>
          <table:table-cell office:value-type="float" office:value="15" calcext:value-type="float">
            <text:p>15</text:p>
          </table:table-cell>
          <table:table-cell office:value-type="float" office:value="2.44215" calcext:value-type="float">
            <text:p>2.44215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18" calcext:value-type="float">
            <text:p>18</text:p>
          </table:table-cell>
          <table:table-cell office:value-type="float" office:value="1.81329" calcext:value-type="float">
            <text:p>1.81329</text:p>
          </table:table-cell>
          <table:table-cell table:formula="of:=([.O25]-[.R25])/[.O25]" office:value-type="float" office:value="0.257502610404766" calcext:value-type="float">
            <text:p>0.257502610404766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19" calcext:value-type="float">
            <text:p>19</text:p>
          </table:table-cell>
          <table:table-cell office:value-type="float" office:value="3.63858" calcext:value-type="float">
            <text:p>3.63858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5" calcext:value-type="float">
            <text:p>25</text:p>
          </table:table-cell>
          <table:table-cell office:value-type="float" office:value="3.01107" calcext:value-type="float">
            <text:p>3.01107</text:p>
          </table:table-cell>
          <table:table-cell table:formula="of:=([.Z25]-[.AC25])/[.Z25]" office:value-type="float" office:value="0.172460135547384" calcext:value-type="float">
            <text:p>0.172460135547384</text:p>
          </table:table-cell>
          <table:table-cell/>
        </table:table-row>
        <table:table-row table:style-name="ro1">
          <table:table-cell/>
          <table:table-cell table:style-name="ce1" office:value-type="float" office:value="0.000000000001" calcext:value-type="float">
            <text:p>1.00E-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48841" calcext:value-type="float">
            <text:p>1.48841</text:p>
          </table:table-cell>
          <table:table-cell table:style-name="ce1" office:value-type="float" office:value="0.000000000001" calcext:value-type="float">
            <text:p>1.00E-12</text:p>
          </table:table-cell>
          <table:table-cell office:value-type="float" office:value="16" calcext:value-type="float">
            <text:p>16</text:p>
          </table:table-cell>
          <table:table-cell office:value-type="float" office:value="1.15401" calcext:value-type="float">
            <text:p>1.15401</text:p>
          </table:table-cell>
          <table:table-cell table:formula="of:=([.E26]-[.H26])/[.E26]" office:value-type="float" office:value="0.224669277954327" calcext:value-type="float">
            <text:p>0.224669277954327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16" calcext:value-type="float">
            <text:p>16</text:p>
          </table:table-cell>
          <table:table-cell office:value-type="float" office:value="2.60971" calcext:value-type="float">
            <text:p>2.60971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0" calcext:value-type="float">
            <text:p>20</text:p>
          </table:table-cell>
          <table:table-cell office:value-type="float" office:value="1.9944" calcext:value-type="float">
            <text:p>1.9944</text:p>
          </table:table-cell>
          <table:table-cell table:formula="of:=([.O26]-[.R26])/[.O26]" office:value-type="float" office:value="0.235777155316108" calcext:value-type="float">
            <text:p>0.235777155316108</text:p>
          </table:table-cell>
          <table:table-cell table:formula="of:=AVERAGE([.S15:.S26])" office:value-type="float" office:value="0.283516254061444" calcext:value-type="float">
            <text:p>0.283516254061444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1" calcext:value-type="float">
            <text:p>21</text:p>
          </table:table-cell>
          <table:table-cell office:value-type="float" office:value="4.09762" calcext:value-type="float">
            <text:p>4.09762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7" calcext:value-type="float">
            <text:p>27</text:p>
          </table:table-cell>
          <table:table-cell office:value-type="float" office:value="3.24812" calcext:value-type="float">
            <text:p>3.24812</text:p>
          </table:table-cell>
          <table:table-cell table:formula="of:=([.Z26]-[.AC26])/[.Z26]" office:value-type="float" office:value="0.207315466051025" calcext:value-type="float">
            <text:p>0.207315466051025</text:p>
          </table:table-cell>
          <table:table-cell table:formula="of:=AVERAGE([.AD15:.AD26])" office:value-type="float" office:value="0.206844455014902" calcext:value-type="float">
            <text:p>0.206844455014902</text:p>
          </table:table-cell>
        </table:table-row>
        <table:table-row table:style-name="ro1">
          <table:table-cell/>
          <table:table-cell table:style-name="ce1" office:value-type="float" office:value="0.0000000000001" calcext:value-type="float">
            <text:p>1.00E-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59449" calcext:value-type="float">
            <text:p>1.59449</text:p>
          </table:table-cell>
          <table:table-cell table:style-name="ce1" office:value-type="float" office:value="0.0000000000001" calcext:value-type="float">
            <text:p>1.00E-13</text:p>
          </table:table-cell>
          <table:table-cell office:value-type="float" office:value="18" calcext:value-type="float">
            <text:p>18</text:p>
          </table:table-cell>
          <table:table-cell office:value-type="float" office:value="1.29781" calcext:value-type="float">
            <text:p>1.29781</text:p>
          </table:table-cell>
          <table:table-cell table:formula="of:=([.E27]-[.H27])/[.E27]" office:value-type="float" office:value="0.186065763974688" calcext:value-type="float">
            <text:p>0.186065763974688</text:p>
          </table:table-cell>
          <table:table-cell table:formula="of:=AVERAGE([.I15:.I27])" office:value-type="float" office:value="0.204583700853827" calcext:value-type="float">
            <text:p>0.204583700853827</text:p>
          </table:table-cell>
          <table:table-cell table:number-columns-repeated="2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17518" calcext:value-type="float">
            <text:p>0.17518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127567" calcext:value-type="float">
            <text:p>0.127567</text:p>
          </table:table-cell>
          <table:table-cell table:formula="of:=([.O27]-[.R27])/[.O27]" office:value-type="float" office:value="0.271794725425277" calcext:value-type="float">
            <text:p>0.271794725425277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33097" calcext:value-type="float">
            <text:p>0.33097</text:p>
          </table:table-cell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238191" calcext:value-type="float">
            <text:p>0.238191</text:p>
          </table:table-cell>
          <table:table-cell table:formula="of:=([.Z27]-[.AC27])/[.Z27]" office:value-type="float" office:value="0.280324500710034" calcext:value-type="float">
            <text:p>0.280324500710034</text:p>
          </table:table-cell>
          <table:table-cell/>
        </table:table-row>
        <table:table-row table:style-name="ro1">
          <table:table-cell/>
          <table:table-cell table:style-name="ce1" office:value-type="float" office:value="0.1" calcext:value-type="float">
            <text:p>1.00E-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25376" calcext:value-type="float">
            <text:p>0.325376</text:p>
          </table:table-cell>
          <table:table-cell table:style-name="ce1"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222806" calcext:value-type="float">
            <text:p>0.222806</text:p>
          </table:table-cell>
          <table:table-cell table:formula="of:=([.E28]-[.H28])/[.E28]" office:value-type="float" office:value="0.315235297010228" calcext:value-type="float">
            <text:p>0.315235297010228</text:p>
          </table:table-cell>
          <table:table-cell table:number-columns-repeated="3"/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252573" calcext:value-type="float">
            <text:p>0.252573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240755" calcext:value-type="float">
            <text:p>0.240755</text:p>
          </table:table-cell>
          <table:table-cell table:formula="of:=([.O28]-[.R28])/[.O28]" office:value-type="float" office:value="0.0467904328649539" calcext:value-type="float">
            <text:p>0.046790432864954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0.534965" calcext:value-type="float">
            <text:p>0.534965</text:p>
          </table:table-cell>
          <table:table-cell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0.381126" calcext:value-type="float">
            <text:p>0.381126</text:p>
          </table:table-cell>
          <table:table-cell table:formula="of:=([.Z28]-[.AC28])/[.Z28]" office:value-type="float" office:value="0.287568345592702" calcext:value-type="float">
            <text:p>0.287568345592702</text:p>
          </table:table-cell>
          <table:table-cell/>
        </table:table-row>
        <table:table-row table:style-name="ro1">
          <table:table-cell/>
          <table:table-cell table:style-name="ce1" office:value-type="float" office:value="0.01" calcext:value-type="float">
            <text:p>1.00E-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26836" calcext:value-type="float">
            <text:p>0.426836</text:p>
          </table:table-cell>
          <table:table-cell table:style-name="ce1"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0.366208" calcext:value-type="float">
            <text:p>0.366208</text:p>
          </table:table-cell>
          <table:table-cell table:formula="of:=([.E29]-[.H29])/[.E29]" office:value-type="float" office:value="0.142040502675501" calcext:value-type="float">
            <text:p>0.142040502675501</text:p>
          </table:table-cell>
          <table:table-cell table:number-columns-repeated="3"/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0.416519" calcext:value-type="float">
            <text:p>0.416519</text:p>
          </table:table-cell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0.296963" calcext:value-type="float">
            <text:p>0.296963</text:p>
          </table:table-cell>
          <table:table-cell table:formula="of:=([.O29]-[.R29])/[.O29]" office:value-type="float" office:value="0.287036125602914" calcext:value-type="float">
            <text:p>0.287036125602914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0.741283" calcext:value-type="float">
            <text:p>0.74128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0.527102" calcext:value-type="float">
            <text:p>0.527102</text:p>
          </table:table-cell>
          <table:table-cell table:formula="of:=([.Z29]-[.AC29])/[.Z29]" office:value-type="float" office:value="0.288932836716881" calcext:value-type="float">
            <text:p>0.288932836716881</text:p>
          </table:table-cell>
          <table:table-cell/>
        </table:table-row>
        <table:table-row table:style-name="ro1">
          <table:table-cell/>
          <table:table-cell table:style-name="ce1" office:value-type="float" office:value="0.001" calcext:value-type="float">
            <text:p>1.00E-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42191" calcext:value-type="float">
            <text:p>0.642191</text:p>
          </table:table-cell>
          <table:table-cell table:style-name="ce1"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0.438403" calcext:value-type="float">
            <text:p>0.438403</text:p>
          </table:table-cell>
          <table:table-cell table:formula="of:=([.E30]-[.H30])/[.E30]" office:value-type="float" office:value="0.317332382422052" calcext:value-type="float">
            <text:p>0.317332382422052</text:p>
          </table:table-cell>
          <table:table-cell table:number-columns-repeated="3"/>
          <table:table-cell office:value-type="float" office:value="0.0001" calcext:value-type="float">
            <text:p>1.00E-04</text:p>
          </table:table-cell>
          <table:table-cell office:value-type="float" office:value="6" calcext:value-type="float">
            <text:p>6</text:p>
          </table:table-cell>
          <table:table-cell office:value-type="float" office:value="0.490988" calcext:value-type="float">
            <text:p>0.490988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0.417217" calcext:value-type="float">
            <text:p>0.417217</text:p>
          </table:table-cell>
          <table:table-cell table:formula="of:=([.O30]-[.R30])/[.O30]" office:value-type="float" office:value="0.150250107945612" calcext:value-type="float">
            <text:p>0.150250107945612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0.845393" calcext:value-type="float">
            <text:p>0.84539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10" calcext:value-type="float">
            <text:p>10</text:p>
          </table:table-cell>
          <table:table-cell office:value-type="float" office:value="0.741814" calcext:value-type="float">
            <text:p>0.741814</text:p>
          </table:table-cell>
          <table:table-cell table:formula="of:=([.Z30]-[.AC30])/[.Z30]" office:value-type="float" office:value="0.122521714752784" calcext:value-type="float">
            <text:p>0.122521714752784</text:p>
          </table:table-cell>
          <table:table-cell/>
        </table:table-row>
        <table:table-row table:style-name="ro1">
          <table:table-cell/>
          <table:table-cell table:style-name="ce1" office:value-type="float" office:value="0.0001" calcext:value-type="float">
            <text:p>1.00E-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48122" calcext:value-type="float">
            <text:p>0.748122</text:p>
          </table:table-cell>
          <table:table-cell table:style-name="ce1"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0.581533" calcext:value-type="float">
            <text:p>0.581533</text:p>
          </table:table-cell>
          <table:table-cell table:formula="of:=([.E31]-[.H31])/[.E31]" office:value-type="float" office:value="0.222676247991638" calcext:value-type="float">
            <text:p>0.222676247991638</text:p>
          </table:table-cell>
          <table:table-cell table:number-columns-repeated="3"/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0.642686" calcext:value-type="float">
            <text:p>0.642686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0.528838" calcext:value-type="float">
            <text:p>0.528838</text:p>
          </table:table-cell>
          <table:table-cell table:formula="of:=([.O31]-[.R31])/[.O31]" office:value-type="float" office:value="0.177144048571153" calcext:value-type="float">
            <text:p>0.177144048571153</text:p>
          </table:table-cell>
          <table:table-cell table:number-columns-repeated="4"/>
          <table:table-cell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1.04825" calcext:value-type="float">
            <text:p>1.048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2" calcext:value-type="float">
            <text:p>12</text:p>
          </table:table-cell>
          <table:table-cell office:value-type="float" office:value="0.88655" calcext:value-type="float">
            <text:p>0.88655</text:p>
          </table:table-cell>
          <table:table-cell table:formula="of:=([.Z31]-[.AC31])/[.Z31]" office:value-type="float" office:value="0.154257095158598" calcext:value-type="float">
            <text:p>0.154257095158598</text:p>
          </table:table-cell>
          <table:table-cell/>
        </table:table-row>
        <table:table-row table:style-name="ro1">
          <table:table-cell/>
          <table:table-cell table:style-name="ce1" office:value-type="float" office:value="0.00001" calcext:value-type="float">
            <text:p>1.00E-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66785" calcext:value-type="float">
            <text:p>0.966785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0.733278" calcext:value-type="float">
            <text:p>0.733278</text:p>
          </table:table-cell>
          <table:table-cell table:formula="of:=([.E32]-[.H32])/[.E32]" office:value-type="float" office:value="0.241529398987365" calcext:value-type="float">
            <text:p>0.241529398987365</text:p>
          </table:table-cell>
          <table:table-cell table:number-columns-repeated="3"/>
          <table:table-cell office:value-type="float" office:value="0.000001" calcext:value-type="float">
            <text:p>1.00E-06</text:p>
          </table:table-cell>
          <table:table-cell office:value-type="float" office:value="9" calcext:value-type="float">
            <text:p>9</text:p>
          </table:table-cell>
          <table:table-cell office:value-type="float" office:value="0.740162" calcext:value-type="float">
            <text:p>0.740162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0.648266" calcext:value-type="float">
            <text:p>0.648266</text:p>
          </table:table-cell>
          <table:table-cell table:formula="of:=([.O32]-[.R32])/[.O32]" office:value-type="float" office:value="0.124156603554357" calcext:value-type="float">
            <text:p>0.124156603554357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2" calcext:value-type="float">
            <text:p>12</text:p>
          </table:table-cell>
          <table:table-cell office:value-type="float" office:value="1.24428" calcext:value-type="float">
            <text:p>1.24428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4" calcext:value-type="float">
            <text:p>14</text:p>
          </table:table-cell>
          <table:table-cell office:value-type="float" office:value="1.02495" calcext:value-type="float">
            <text:p>1.02495</text:p>
          </table:table-cell>
          <table:table-cell table:formula="of:=([.Z32]-[.AC32])/[.Z32]" office:value-type="float" office:value="0.176270614331179" calcext:value-type="float">
            <text:p>0.176270614331179</text:p>
          </table:table-cell>
          <table:table-cell/>
        </table:table-row>
        <table:table-row table:style-name="ro1">
          <table:table-cell/>
          <table:table-cell table:style-name="ce1" office:value-type="float" office:value="0.000001" calcext:value-type="float">
            <text:p>1.00E-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674" calcext:value-type="float">
            <text:p>1.0674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12" calcext:value-type="float">
            <text:p>12</text:p>
          </table:table-cell>
          <table:table-cell office:value-type="float" office:value="0.871493" calcext:value-type="float">
            <text:p>0.871493</text:p>
          </table:table-cell>
          <table:table-cell table:formula="of:=([.E33]-[.H33])/[.E33]" office:value-type="float" office:value="0.183536631066142" calcext:value-type="float">
            <text:p>0.183536631066142</text:p>
          </table:table-cell>
          <table:table-cell/>
          <table:table-cell office:value-type="string" calcext:value-type="string">
            <text:p>jumps</text:p>
          </table:table-cell>
          <table:table-cell/>
          <table:table-cell office:value-type="float" office:value="0.0000001" calcext:value-type="float">
            <text:p>1.00E-07</text:p>
          </table:table-cell>
          <table:table-cell office:value-type="float" office:value="10" calcext:value-type="float">
            <text:p>10</text:p>
          </table:table-cell>
          <table:table-cell office:value-type="float" office:value="0.821115" calcext:value-type="float">
            <text:p>0.821115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0.75791" calcext:value-type="float">
            <text:p>0.75791</text:p>
          </table:table-cell>
          <table:table-cell table:formula="of:=([.O33]-[.R33])/[.O33]" office:value-type="float" office:value="0.0769746016087879" calcext:value-type="float">
            <text:p>0.076974601608788</text:p>
          </table:table-cell>
          <table:table-cell table:number-columns-repeated="4"/>
          <table:table-cell office:value-type="float" office:value="0.0000001" calcext:value-type="float">
            <text:p>1.00E-07</text:p>
          </table:table-cell>
          <table:table-cell office:value-type="float" office:value="14" calcext:value-type="float">
            <text:p>14</text:p>
          </table:table-cell>
          <table:table-cell office:value-type="float" office:value="1.45903" calcext:value-type="float">
            <text:p>1.45903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6" calcext:value-type="float">
            <text:p>16</text:p>
          </table:table-cell>
          <table:table-cell office:value-type="float" office:value="1.16863" calcext:value-type="float">
            <text:p>1.16863</text:p>
          </table:table-cell>
          <table:table-cell table:formula="of:=([.Z33]-[.AC33])/[.Z33]" office:value-type="float" office:value="0.199036346065537" calcext:value-type="float">
            <text:p>0.199036346065537</text:p>
          </table:table-cell>
          <table:table-cell/>
        </table:table-row>
        <table:table-row table:style-name="ro1">
          <table:table-cell/>
          <table:table-cell table:style-name="ce1" office:value-type="float" office:value="0.0000001" calcext:value-type="float">
            <text:p>1.00E-0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26645" calcext:value-type="float">
            <text:p>1.26645</text:p>
          </table:table-cell>
          <table:table-cell table:style-name="ce1" office:value-type="float" office:value="0.0000001" calcext:value-type="float">
            <text:p>1.00E-07</text:p>
          </table:table-cell>
          <table:table-cell office:value-type="float" office:value="14" calcext:value-type="float">
            <text:p>14</text:p>
          </table:table-cell>
          <table:table-cell office:value-type="float" office:value="1.01261" calcext:value-type="float">
            <text:p>1.01261</text:p>
          </table:table-cell>
          <table:table-cell table:formula="of:=([.E34]-[.H34])/[.E34]" office:value-type="float" office:value="0.200434284811876" calcext:value-type="float">
            <text:p>0.200434284811876</text:p>
          </table:table-cell>
          <table:table-cell table:number-columns-repeated="3"/>
          <table:table-cell office:value-type="float" office:value="0.00000001" calcext:value-type="float">
            <text:p>1.00E-08</text:p>
          </table:table-cell>
          <table:table-cell office:value-type="float" office:value="12" calcext:value-type="float">
            <text:p>12</text:p>
          </table:table-cell>
          <table:table-cell office:value-type="float" office:value="0.970896" calcext:value-type="float">
            <text:p>0.970896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0.813978" calcext:value-type="float">
            <text:p>0.813978</text:p>
          </table:table-cell>
          <table:table-cell table:formula="of:=([.O34]-[.R34])/[.O34]" office:value-type="float" office:value="0.161621842092253" calcext:value-type="float">
            <text:p>0.16162184209225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.00000001" calcext:value-type="float">
            <text:p>1.00E-08</text:p>
          </table:table-cell>
          <table:table-cell office:value-type="float" office:value="16" calcext:value-type="float">
            <text:p>16</text:p>
          </table:table-cell>
          <table:table-cell office:value-type="float" office:value="1.66172" calcext:value-type="float">
            <text:p>1.66172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9" calcext:value-type="float">
            <text:p>19</text:p>
          </table:table-cell>
          <table:table-cell office:value-type="float" office:value="1.38766" calcext:value-type="float">
            <text:p>1.38766</text:p>
          </table:table-cell>
          <table:table-cell table:formula="of:=([.Z34]-[.AC34])/[.Z34]" office:value-type="float" office:value="0.164925498880678" calcext:value-type="float">
            <text:p>0.164925498880678</text:p>
          </table:table-cell>
          <table:table-cell/>
        </table:table-row>
        <table:table-row table:style-name="ro1">
          <table:table-cell/>
          <table:table-cell table:style-name="ce1" office:value-type="float" office:value="0.00000001" calcext:value-type="float">
            <text:p>1.00E-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7321" calcext:value-type="float">
            <text:p>1.37321</text:p>
          </table:table-cell>
          <table:table-cell table:style-name="ce1" office:value-type="float" office:value="0.00000001" calcext:value-type="float">
            <text:p>1.00E-08</text:p>
          </table:table-cell>
          <table:table-cell office:value-type="float" office:value="15" calcext:value-type="float">
            <text:p>15</text:p>
          </table:table-cell>
          <table:table-cell office:value-type="float" office:value="1.09002" calcext:value-type="float">
            <text:p>1.09002</text:p>
          </table:table-cell>
          <table:table-cell table:formula="of:=([.E35]-[.H35])/[.E35]" office:value-type="float" office:value="0.206224830870734" calcext:value-type="float">
            <text:p>0.206224830870734</text:p>
          </table:table-cell>
          <table:table-cell table:number-columns-repeated="3"/>
          <table:table-cell office:value-type="float" office:value="0.000000001" calcext:value-type="float">
            <text:p>1.00E-09</text:p>
          </table:table-cell>
          <table:table-cell office:value-type="float" office:value="14" calcext:value-type="float">
            <text:p>14</text:p>
          </table:table-cell>
          <table:table-cell office:value-type="float" office:value="1.12912" calcext:value-type="float">
            <text:p>1.12912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6" calcext:value-type="float">
            <text:p>16</text:p>
          </table:table-cell>
          <table:table-cell office:value-type="float" office:value="0.907686" calcext:value-type="float">
            <text:p>0.907686</text:p>
          </table:table-cell>
          <table:table-cell table:formula="of:=([.O35]-[.R35])/[.O35]" office:value-type="float" office:value="0.19611201643758" calcext:value-type="float">
            <text:p>0.19611201643758</text:p>
          </table:table-cell>
          <table:table-cell table:number-columns-repeated="4"/>
          <table:table-cell office:value-type="float" office:value="0.000000001" calcext:value-type="float">
            <text:p>1.00E-09</text:p>
          </table:table-cell>
          <table:table-cell office:value-type="float" office:value="17" calcext:value-type="float">
            <text:p>17</text:p>
          </table:table-cell>
          <table:table-cell office:value-type="float" office:value="1.76677" calcext:value-type="float">
            <text:p>1.76677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21" calcext:value-type="float">
            <text:p>21</text:p>
          </table:table-cell>
          <table:table-cell office:value-type="float" office:value="1.52631" calcext:value-type="float">
            <text:p>1.52631</text:p>
          </table:table-cell>
          <table:table-cell table:formula="of:=([.Z35]-[.AC35])/[.Z35]" office:value-type="float" office:value="0.136101473310052" calcext:value-type="float">
            <text:p>0.136101473310052</text:p>
          </table:table-cell>
          <table:table-cell/>
        </table:table-row>
        <table:table-row table:style-name="ro1">
          <table:table-cell/>
          <table:table-cell table:style-name="ce1" office:value-type="float" office:value="0.000000001" calcext:value-type="float">
            <text:p>1.00E-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50892" calcext:value-type="float">
            <text:p>1.5089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7" calcext:value-type="float">
            <text:p>17</text:p>
          </table:table-cell>
          <table:table-cell office:value-type="float" office:value="1.22798" calcext:value-type="float">
            <text:p>1.22798</text:p>
          </table:table-cell>
          <table:table-cell table:formula="of:=([.E36]-[.H36])/[.E36]" office:value-type="float" office:value="0.186186146382843" calcext:value-type="float">
            <text:p>0.186186146382843</text:p>
          </table:table-cell>
          <table:table-cell table:number-columns-repeated="3"/>
          <table:table-cell office:value-type="float" office:value="0.0000000001" calcext:value-type="float">
            <text:p>1.00E-10</text:p>
          </table:table-cell>
          <table:table-cell office:value-type="float" office:value="15" calcext:value-type="float">
            <text:p>15</text:p>
          </table:table-cell>
          <table:table-cell office:value-type="float" office:value="1.22501" calcext:value-type="float">
            <text:p>1.22501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8" calcext:value-type="float">
            <text:p>18</text:p>
          </table:table-cell>
          <table:table-cell office:value-type="float" office:value="1.04368" calcext:value-type="float">
            <text:p>1.04368</text:p>
          </table:table-cell>
          <table:table-cell table:formula="of:=([.O36]-[.R36])/[.O36]" office:value-type="float" office:value="0.1480232814426" calcext:value-type="float">
            <text:p>0.1480232814426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9" calcext:value-type="float">
            <text:p>19</text:p>
          </table:table-cell>
          <table:table-cell office:value-type="float" office:value="1.97727" calcext:value-type="float">
            <text:p>1.97727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3" calcext:value-type="float">
            <text:p>23</text:p>
          </table:table-cell>
          <table:table-cell office:value-type="float" office:value="1.67653" calcext:value-type="float">
            <text:p>1.67653</text:p>
          </table:table-cell>
          <table:table-cell table:formula="of:=([.Z36]-[.AC36])/[.Z36]" office:value-type="float" office:value="0.152098600595771" calcext:value-type="float">
            <text:p>0.152098600595771</text:p>
          </table:table-cell>
          <table:table-cell/>
        </table:table-row>
        <table:table-row table:style-name="ro1">
          <table:table-cell/>
          <table:table-cell table:style-name="ce1" office:value-type="float" office:value="0.0000000001" calcext:value-type="float">
            <text:p>1.00E-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70194" calcext:value-type="float">
            <text:p>1.70194</text:p>
          </table:table-cell>
          <table:table-cell table:style-name="ce1" office:value-type="float" office:value="0.0000000001" calcext:value-type="float">
            <text:p>1.00E-10</text:p>
          </table:table-cell>
          <table:table-cell office:value-type="float" office:value="19" calcext:value-type="float">
            <text:p>19</text:p>
          </table:table-cell>
          <table:table-cell office:value-type="float" office:value="1.37759" calcext:value-type="float">
            <text:p>1.37759</text:p>
          </table:table-cell>
          <table:table-cell table:formula="of:=([.E37]-[.H37])/[.E37]" office:value-type="float" office:value="0.190576636074127" calcext:value-type="float">
            <text:p>0.190576636074127</text:p>
          </table:table-cell>
          <table:table-cell table:formula="of:=AVERAGE([.I28:.I37])" office:value-type="float" office:value="0.220577235829251" calcext:value-type="float">
            <text:p>0.220577235829251</text:p>
          </table:table-cell>
          <table:table-cell table:number-columns-repeated="2"/>
          <table:table-cell office:value-type="float" office:value="0.00000000001" calcext:value-type="float">
            <text:p>1.00E-11</text:p>
          </table:table-cell>
          <table:table-cell office:value-type="float" office:value="17" calcext:value-type="float">
            <text:p>17</text:p>
          </table:table-cell>
          <table:table-cell office:value-type="float" office:value="1.36559" calcext:value-type="float">
            <text:p>1.36559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0" calcext:value-type="float">
            <text:p>20</text:p>
          </table:table-cell>
          <table:table-cell office:value-type="float" office:value="1.16625" calcext:value-type="float">
            <text:p>1.16625</text:p>
          </table:table-cell>
          <table:table-cell table:formula="of:=([.O37]-[.R37])/[.O37]" office:value-type="float" office:value="0.145973535248501" calcext:value-type="float">
            <text:p>0.145973535248501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21" calcext:value-type="float">
            <text:p>21</text:p>
          </table:table-cell>
          <table:table-cell office:value-type="float" office:value="2.17706" calcext:value-type="float">
            <text:p>2.17706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5" calcext:value-type="float">
            <text:p>25</text:p>
          </table:table-cell>
          <table:table-cell office:value-type="float" office:value="1.81926" calcext:value-type="float">
            <text:p>1.81926</text:p>
          </table:table-cell>
          <table:table-cell table:formula="of:=([.Z37]-[.AC37])/[.Z37]" office:value-type="float" office:value="0.164350086814328" calcext:value-type="float">
            <text:p>0.164350086814328</text:p>
          </table:table-cell>
          <table:table-cell/>
        </table:table-row>
        <table:table-row table:style-name="ro1">
          <table:table-cell/>
          <table:table-cell table:style-name="ce1" office:value-type="float" office:value="0.1" calcext:value-type="float">
            <text:p>1.00E-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4144" calcext:value-type="float">
            <text:p>0.44144</text:p>
          </table:table-cell>
          <table:table-cell table:style-name="ce1"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603009" calcext:value-type="float">
            <text:p>0.603009</text:p>
          </table:table-cell>
          <table:table-cell table:formula="of:=([.E38]-[.H38])/[.E38]" office:value-type="float" office:value="-0.366004440014498" calcext:value-type="float">
            <text:p>-0.366004440014498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18" calcext:value-type="float">
            <text:p>18</text:p>
          </table:table-cell>
          <table:table-cell office:value-type="float" office:value="1.46053" calcext:value-type="float">
            <text:p>1.46053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2" calcext:value-type="float">
            <text:p>22</text:p>
          </table:table-cell>
          <table:table-cell office:value-type="float" office:value="1.27278" calcext:value-type="float">
            <text:p>1.27278</text:p>
          </table:table-cell>
          <table:table-cell table:formula="of:=([.O38]-[.R38])/[.O38]" office:value-type="float" office:value="0.128549225281234" calcext:value-type="float">
            <text:p>0.128549225281234</text:p>
          </table:table-cell>
          <table:table-cell table:formula="of:=AVERAGE([.S27:.S38])" office:value-type="float" office:value="0.159535545506268" calcext:value-type="float">
            <text:p>0.159535545506268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3" calcext:value-type="float">
            <text:p>23</text:p>
          </table:table-cell>
          <table:table-cell office:value-type="float" office:value="2.3752" calcext:value-type="float">
            <text:p>2.3752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8" calcext:value-type="float">
            <text:p>28</text:p>
          </table:table-cell>
          <table:table-cell office:value-type="float" office:value="2.02663" calcext:value-type="float">
            <text:p>2.02663</text:p>
          </table:table-cell>
          <table:table-cell table:formula="of:=([.Z38]-[.AC38])/[.Z38]" office:value-type="float" office:value="0.146753957561469" calcext:value-type="float">
            <text:p>0.146753957561469</text:p>
          </table:table-cell>
          <table:table-cell table:formula="of:=AVERAGE([.AD27:.AD38])" office:value-type="float" office:value="0.189428422540834" calcext:value-type="float">
            <text:p>0.189428422540834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1.00E-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6852" calcext:value-type="float">
            <text:p>1.6852</text:p>
          </table:table-cell>
          <table:table-cell table:style-name="ce1"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15699" calcext:value-type="float">
            <text:p>1.15699</text:p>
          </table:table-cell>
          <table:table-cell table:formula="of:=([.E39]-[.H39])/[.E39]" office:value-type="float" office:value="0.313440541182056" calcext:value-type="float">
            <text:p>0.313440541182056</text:p>
          </table:table-cell>
          <table:table-cell table:number-columns-repeated="3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905747" calcext:value-type="float">
            <text:p>0.905747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687298" calcext:value-type="float">
            <text:p>0.687298</text:p>
          </table:table-cell>
          <table:table-cell table:formula="of:=([.O39]-[.R39])/[.O39]" office:value-type="float" office:value="0.241181036205475" calcext:value-type="float">
            <text:p>0.241181036205475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1.21592" calcext:value-type="float">
            <text:p>1.21592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869343" calcext:value-type="float">
            <text:p>0.869343</text:p>
          </table:table-cell>
          <table:table-cell table:formula="of:=([.Z39]-[.AC39])/[.Z39]" office:value-type="float" office:value="0.285032732416606" calcext:value-type="float">
            <text:p>0.285032732416606</text:p>
          </table:table-cell>
          <table:table-cell/>
        </table:table-row>
        <table:table-row table:style-name="ro1">
          <table:table-cell/>
          <table:table-cell table:style-name="ce1" office:value-type="float" office:value="0.001" calcext:value-type="float">
            <text:p>1.00E-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81111" calcext:value-type="float">
            <text:p>2.81111</text:p>
          </table:table-cell>
          <table:table-cell table:style-name="ce1" office:value-type="float" office:value="0.001" calcext:value-type="float">
            <text:p>1.00E-03</text:p>
          </table:table-cell>
          <table:table-cell office:value-type="float" office:value="10" calcext:value-type="float">
            <text:p>10</text:p>
          </table:table-cell>
          <table:table-cell office:value-type="float" office:value="2.8302" calcext:value-type="float">
            <text:p>2.8302</text:p>
          </table:table-cell>
          <table:table-cell table:formula="of:=([.E40]-[.H40])/[.E40]" office:value-type="float" office:value="-0.00679091177506388" calcext:value-type="float">
            <text:p>-0.006790911775064</text:p>
          </table:table-cell>
          <table:table-cell table:number-columns-repeated="3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76214" calcext:value-type="float">
            <text:p>1.76214</text:p>
          </table:table-cell>
          <table:table-cell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1.64879" calcext:value-type="float">
            <text:p>1.64879</text:p>
          </table:table-cell>
          <table:table-cell table:formula="of:=([.O40]-[.R40])/[.O40]" office:value-type="float" office:value="0.064325195500925" calcext:value-type="float">
            <text:p>0.064325195500925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2.3261" calcext:value-type="float">
            <text:p>2.3261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64045" calcext:value-type="float">
            <text:p>1.64045</text:p>
          </table:table-cell>
          <table:table-cell table:formula="of:=([.Z40]-[.AC40])/[.Z40]" office:value-type="float" office:value="0.294763767679807" calcext:value-type="float">
            <text:p>0.294763767679807</text:p>
          </table:table-cell>
          <table:table-cell/>
        </table:table-row>
        <table:table-row table:style-name="ro1">
          <table:table-cell/>
          <table:table-cell table:style-name="ce1" office:value-type="float" office:value="0.0001" calcext:value-type="float">
            <text:p>1.00E-0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83238" calcext:value-type="float">
            <text:p>4.83238</text:p>
          </table:table-cell>
          <table:table-cell table:style-name="ce1" office:value-type="float" office:value="0.0001" calcext:value-type="float">
            <text:p>1.00E-04</text:p>
          </table:table-cell>
          <table:table-cell office:value-type="float" office:value="15" calcext:value-type="float">
            <text:p>15</text:p>
          </table:table-cell>
          <table:table-cell office:value-type="float" office:value="4.25605" calcext:value-type="float">
            <text:p>4.25605</text:p>
          </table:table-cell>
          <table:table-cell table:formula="of:=([.E41]-[.H41])/[.E41]" office:value-type="float" office:value="0.119264213493144" calcext:value-type="float">
            <text:p>0.119264213493144</text:p>
          </table:table-cell>
          <table:table-cell table:number-columns-repeated="3"/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2.1868" calcext:value-type="float">
            <text:p>2.1868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2.29795" calcext:value-type="float">
            <text:p>2.29795</text:p>
          </table:table-cell>
          <table:table-cell table:formula="of:=([.O41]-[.R41])/[.O41]" office:value-type="float" office:value="-0.0508276934333274" calcext:value-type="float">
            <text:p>-0.050827693433327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3.45257" calcext:value-type="float">
            <text:p>3.45257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2.41513" calcext:value-type="float">
            <text:p>2.41513</text:p>
          </table:table-cell>
          <table:table-cell table:formula="of:=([.Z41]-[.AC41])/[.Z41]" office:value-type="float" office:value="0.300483408012003" calcext:value-type="float">
            <text:p>0.300483408012003</text:p>
          </table:table-cell>
          <table:table-cell/>
        </table:table-row>
        <table:table-row table:style-name="ro1">
          <table:table-cell/>
          <table:table-cell table:style-name="ce1" office:value-type="float" office:value="0.00001" calcext:value-type="float">
            <text:p>1.00E-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.84436" calcext:value-type="float">
            <text:p>6.84436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21" calcext:value-type="float">
            <text:p>21</text:p>
          </table:table-cell>
          <table:table-cell office:value-type="float" office:value="6.02599" calcext:value-type="float">
            <text:p>6.02599</text:p>
          </table:table-cell>
          <table:table-cell table:formula="of:=([.E42]-[.H42])/[.E42]" office:value-type="float" office:value="0.119568520650579" calcext:value-type="float">
            <text:p>0.119568520650579</text:p>
          </table:table-cell>
          <table:table-cell table:number-columns-repeated="3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3.04901" calcext:value-type="float">
            <text:p>3.0490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9" calcext:value-type="float">
            <text:p>9</text:p>
          </table:table-cell>
          <table:table-cell office:value-type="float" office:value="2.90774" calcext:value-type="float">
            <text:p>2.90774</text:p>
          </table:table-cell>
          <table:table-cell table:formula="of:=([.O42]-[.R42])/[.O42]" office:value-type="float" office:value="0.0463330720463364" calcext:value-type="float">
            <text:p>0.046333072046336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4.01239" calcext:value-type="float">
            <text:p>4.01239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3.176" calcext:value-type="float">
            <text:p>3.176</text:p>
          </table:table-cell>
          <table:table-cell table:formula="of:=([.Z42]-[.AC42])/[.Z42]" office:value-type="float" office:value="0.208451820486044" calcext:value-type="float">
            <text:p>0.208451820486044</text:p>
          </table:table-cell>
          <table:table-cell/>
        </table:table-row>
        <table:table-row table:style-name="ro1">
          <table:table-cell/>
          <table:table-cell table:style-name="ce1" office:value-type="float" office:value="0.000001" calcext:value-type="float">
            <text:p>1.00E-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.63913" calcext:value-type="float">
            <text:p>8.63913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27" calcext:value-type="float">
            <text:p>27</text:p>
          </table:table-cell>
          <table:table-cell office:value-type="float" office:value="7.73099" calcext:value-type="float">
            <text:p>7.73099</text:p>
          </table:table-cell>
          <table:table-cell table:formula="of:=([.E43]-[.H43])/[.E43]" office:value-type="float" office:value="0.10511938123399" calcext:value-type="float">
            <text:p>0.10511938123399</text:p>
          </table:table-cell>
          <table:table-cell table:number-columns-repeated="3"/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3.48007" calcext:value-type="float">
            <text:p>3.48007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1" calcext:value-type="float">
            <text:p>11</text:p>
          </table:table-cell>
          <table:table-cell office:value-type="float" office:value="3.56338" calcext:value-type="float">
            <text:p>3.56338</text:p>
          </table:table-cell>
          <table:table-cell table:formula="of:=([.O43]-[.R43])/[.O43]" office:value-type="float" office:value="-0.0239391736373119" calcext:value-type="float">
            <text:p>-0.023939173637312</text:p>
          </table:table-cell>
          <table:table-cell table:number-columns-repeated="4"/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5.12823" calcext:value-type="float">
            <text:p>5.1282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3.95769" calcext:value-type="float">
            <text:p>3.95769</text:p>
          </table:table-cell>
          <table:table-cell table:formula="of:=([.Z43]-[.AC43])/[.Z43]" office:value-type="float" office:value="0.228254192967164" calcext:value-type="float">
            <text:p>0.228254192967164</text:p>
          </table:table-cell>
          <table:table-cell/>
        </table:table-row>
        <table:table-row table:style-name="ro1">
          <table:table-cell/>
          <table:table-cell table:style-name="ce1" office:value-type="float" office:value="0.0000001" calcext:value-type="float">
            <text:p>1.00E-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.6641" calcext:value-type="float">
            <text:p>10.6641</text:p>
          </table:table-cell>
          <table:table-cell table:style-name="ce1" office:value-type="float" office:value="0.0000001" calcext:value-type="float">
            <text:p>1.00E-07</text:p>
          </table:table-cell>
          <table:table-cell office:value-type="float" office:value="32" calcext:value-type="float">
            <text:p>32</text:p>
          </table:table-cell>
          <table:table-cell office:value-type="float" office:value="9.27217" calcext:value-type="float">
            <text:p>9.27217</text:p>
          </table:table-cell>
          <table:table-cell table:formula="of:=([.E44]-[.H44])/[.E44]" office:value-type="float" office:value="0.130524845040838" calcext:value-type="float">
            <text:p>0.130524845040838</text:p>
          </table:table-cell>
          <table:table-cell table:number-columns-repeated="3"/>
          <table:table-cell office:value-type="float" office:value="0.000001" calcext:value-type="float">
            <text:p>1.00E-06</text:p>
          </table:table-cell>
          <table:table-cell office:value-type="float" office:value="10" calcext:value-type="float">
            <text:p>10</text:p>
          </table:table-cell>
          <table:table-cell office:value-type="float" office:value="4.34021" calcext:value-type="float">
            <text:p>4.34021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3" calcext:value-type="float">
            <text:p>13</text:p>
          </table:table-cell>
          <table:table-cell office:value-type="float" office:value="4.21273" calcext:value-type="float">
            <text:p>4.21273</text:p>
          </table:table-cell>
          <table:table-cell table:formula="of:=([.O44]-[.R44])/[.O44]" office:value-type="float" office:value="0.0293718506708201" calcext:value-type="float">
            <text:p>0.02937185067082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6.24609" calcext:value-type="float">
            <text:p>6.24609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4.34429" calcext:value-type="float">
            <text:p>4.34429</text:p>
          </table:table-cell>
          <table:table-cell table:formula="of:=([.Z44]-[.AC44])/[.Z44]" office:value-type="float" office:value="0.304478481738175" calcext:value-type="float">
            <text:p>0.304478481738175</text:p>
          </table:table-cell>
          <table:table-cell/>
        </table:table-row>
        <table:table-row table:style-name="ro1">
          <table:table-cell/>
          <table:table-cell table:style-name="ce1" office:value-type="float" office:value="0.00000001" calcext:value-type="float">
            <text:p>1.00E-0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.2231" calcext:value-type="float">
            <text:p>12.2231</text:p>
          </table:table-cell>
          <table:table-cell table:style-name="ce1" office:value-type="float" office:value="0.00000001" calcext:value-type="float">
            <text:p>1.00E-08</text:p>
          </table:table-cell>
          <table:table-cell office:value-type="float" office:value="38" calcext:value-type="float">
            <text:p>38</text:p>
          </table:table-cell>
          <table:table-cell office:value-type="float" office:value="10.4876" calcext:value-type="float">
            <text:p>10.4876</text:p>
          </table:table-cell>
          <table:table-cell table:formula="of:=([.E45]-[.H45])/[.E45]" office:value-type="float" office:value="0.141985257422421" calcext:value-type="float">
            <text:p>0.141985257422421</text:p>
          </table:table-cell>
          <table:table-cell table:number-columns-repeated="3"/>
          <table:table-cell office:value-type="float" office:value="0.0000001" calcext:value-type="float">
            <text:p>1.00E-07</text:p>
          </table:table-cell>
          <table:table-cell office:value-type="float" office:value="11" calcext:value-type="float">
            <text:p>11</text:p>
          </table:table-cell>
          <table:table-cell office:value-type="float" office:value="4.75906" calcext:value-type="float">
            <text:p>4.75906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5" calcext:value-type="float">
            <text:p>15</text:p>
          </table:table-cell>
          <table:table-cell office:value-type="float" office:value="4.83439" calcext:value-type="float">
            <text:p>4.83439</text:p>
          </table:table-cell>
          <table:table-cell table:formula="of:=([.O45]-[.R45])/[.O45]" office:value-type="float" office:value="-0.0158287560988935" calcext:value-type="float">
            <text:p>-0.01582875609889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000001" calcext:value-type="float">
            <text:p>1.00E-07</text:p>
          </table:table-cell>
          <table:table-cell office:value-type="float" office:value="12" calcext:value-type="float">
            <text:p>12</text:p>
          </table:table-cell>
          <table:table-cell office:value-type="float" office:value="6.80433" calcext:value-type="float">
            <text:p>6.80433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5.10347" calcext:value-type="float">
            <text:p>5.10347</text:p>
          </table:table-cell>
          <table:table-cell table:formula="of:=([.Z45]-[.AC45])/[.Z45]" office:value-type="float" office:value="0.249967300233822" calcext:value-type="float">
            <text:p>0.249967300233822</text:p>
          </table:table-cell>
          <table:table-cell/>
        </table:table-row>
        <table:table-row table:style-name="ro1">
          <table:table-cell/>
          <table:table-cell table:style-name="ce1" office:value-type="float" office:value="0.000000001" calcext:value-type="float">
            <text:p>1.00E-0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4.8818" calcext:value-type="float">
            <text:p>14.881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44" calcext:value-type="float">
            <text:p>44</text:p>
          </table:table-cell>
          <table:table-cell office:value-type="float" office:value="12.5255" calcext:value-type="float">
            <text:p>12.5255</text:p>
          </table:table-cell>
          <table:table-cell table:formula="of:=([.E46]-[.H46])/[.E46]" office:value-type="float" office:value="0.158334341275921" calcext:value-type="float">
            <text:p>0.158334341275921</text:p>
          </table:table-cell>
          <table:table-cell table:number-columns-repeated="3"/>
          <table:table-cell office:value-type="float" office:value="0.00000001" calcext:value-type="float">
            <text:p>1.00E-08</text:p>
          </table:table-cell>
          <table:table-cell office:value-type="float" office:value="13" calcext:value-type="float">
            <text:p>13</text:p>
          </table:table-cell>
          <table:table-cell office:value-type="float" office:value="5.62807" calcext:value-type="float">
            <text:p>5.62807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7" calcext:value-type="float">
            <text:p>17</text:p>
          </table:table-cell>
          <table:table-cell office:value-type="float" office:value="5.46287" calcext:value-type="float">
            <text:p>5.46287</text:p>
          </table:table-cell>
          <table:table-cell table:formula="of:=([.O46]-[.R46])/[.O46]" office:value-type="float" office:value="0.0293528687454137" calcext:value-type="float">
            <text:p>0.029352868745414</text:p>
          </table:table-cell>
          <table:table-cell table:number-columns-repeated="4"/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7.92012" calcext:value-type="float">
            <text:p>7.92012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5" calcext:value-type="float">
            <text:p>15</text:p>
          </table:table-cell>
          <table:table-cell office:value-type="float" office:value="5.8864" calcext:value-type="float">
            <text:p>5.8864</text:p>
          </table:table-cell>
          <table:table-cell table:formula="of:=([.Z46]-[.AC46])/[.Z46]" office:value-type="float" office:value="0.256778937692863" calcext:value-type="float">
            <text:p>0.256778937692863</text:p>
          </table:table-cell>
          <table:table-cell/>
        </table:table-row>
        <table:table-row table:style-name="ro1">
          <table:table-cell/>
          <table:table-cell table:style-name="ce1" office:value-type="float" office:value="0.0000000001" calcext:value-type="float">
            <text:p>1.00E-1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7.0847" calcext:value-type="float">
            <text:p>17.0847</text:p>
          </table:table-cell>
          <table:table-cell table:style-name="ce1" office:value-type="float" office:value="0.0000000001" calcext:value-type="float">
            <text:p>1.00E-10</text:p>
          </table:table-cell>
          <table:table-cell office:value-type="float" office:value="50" calcext:value-type="float">
            <text:p>50</text:p>
          </table:table-cell>
          <table:table-cell office:value-type="float" office:value="14.1476" calcext:value-type="float">
            <text:p>14.1476</text:p>
          </table:table-cell>
          <table:table-cell table:formula="of:=([.E47]-[.H47])/[.E47]" office:value-type="float" office:value="0.171914051753909" calcext:value-type="float">
            <text:p>0.171914051753909</text:p>
          </table:table-cell>
          <table:table-cell table:number-columns-repeated="3"/>
          <table:table-cell office:value-type="float" office:value="0.000000001" calcext:value-type="float">
            <text:p>1.00E-09</text:p>
          </table:table-cell>
          <table:table-cell office:value-type="float" office:value="14" calcext:value-type="float">
            <text:p>14</text:p>
          </table:table-cell>
          <table:table-cell office:value-type="float" office:value="6.06042" calcext:value-type="float">
            <text:p>6.06042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9" calcext:value-type="float">
            <text:p>19</text:p>
          </table:table-cell>
          <table:table-cell office:value-type="float" office:value="6.16141" calcext:value-type="float">
            <text:p>6.16141</text:p>
          </table:table-cell>
          <table:table-cell table:formula="of:=([.O47]-[.R47])/[.O47]" office:value-type="float" office:value="-0.0166638615805506" calcext:value-type="float">
            <text:p>-0.016663861580551</text:p>
          </table:table-cell>
          <table:table-cell table:number-columns-repeated="4"/>
          <table:table-cell office:value-type="float" office:value="0.000000001" calcext:value-type="float">
            <text:p>1.00E-09</text:p>
          </table:table-cell>
          <table:table-cell office:value-type="float" office:value="15" calcext:value-type="float">
            <text:p>15</text:p>
          </table:table-cell>
          <table:table-cell office:value-type="float" office:value="8.4581" calcext:value-type="float">
            <text:p>8.4581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7" calcext:value-type="float">
            <text:p>17</text:p>
          </table:table-cell>
          <table:table-cell office:value-type="float" office:value="6.65871" calcext:value-type="float">
            <text:p>6.65871</text:p>
          </table:table-cell>
          <table:table-cell table:formula="of:=([.Z47]-[.AC47])/[.Z47]" office:value-type="float" office:value="0.212741632281482" calcext:value-type="float">
            <text:p>0.212741632281482</text:p>
          </table:table-cell>
          <table:table-cell/>
        </table:table-row>
        <table:table-row table:style-name="ro1">
          <table:table-cell/>
          <table:table-cell table:style-name="ce1" office:value-type="float" office:value="0.00000000001" calcext:value-type="float">
            <text:p>1.00E-1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9.4051" calcext:value-type="float">
            <text:p>19.4051</text:p>
          </table:table-cell>
          <table:table-cell table:style-name="ce1" office:value-type="float" office:value="0.00000000001" calcext:value-type="float">
            <text:p>1.00E-11</text:p>
          </table:table-cell>
          <table:table-cell office:value-type="float" office:value="56" calcext:value-type="float">
            <text:p>56</text:p>
          </table:table-cell>
          <table:table-cell office:value-type="float" office:value="15.0031" calcext:value-type="float">
            <text:p>15.0031</text:p>
          </table:table-cell>
          <table:table-cell table:formula="of:=([.E48]-[.H48])/[.E48]" office:value-type="float" office:value="0.226847581305945" calcext:value-type="float">
            <text:p>0.226847581305945</text:p>
          </table:table-cell>
          <table:table-cell table:number-columns-repeated="3"/>
          <table:table-cell office:value-type="float" office:value="0.0000000001" calcext:value-type="float">
            <text:p>1.00E-10</text:p>
          </table:table-cell>
          <table:table-cell office:value-type="float" office:value="16" calcext:value-type="float">
            <text:p>16</text:p>
          </table:table-cell>
          <table:table-cell office:value-type="float" office:value="6.91359" calcext:value-type="float">
            <text:p>6.91359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2" calcext:value-type="float">
            <text:p>22</text:p>
          </table:table-cell>
          <table:table-cell office:value-type="float" office:value="7.08239" calcext:value-type="float">
            <text:p>7.08239</text:p>
          </table:table-cell>
          <table:table-cell table:formula="of:=([.O48]-[.R48])/[.O48]" office:value-type="float" office:value="-0.0244156798421659" calcext:value-type="float">
            <text:p>-0.024415679842166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7" calcext:value-type="float">
            <text:p>17</text:p>
          </table:table-cell>
          <table:table-cell office:value-type="float" office:value="9.59394" calcext:value-type="float">
            <text:p>9.59394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9" calcext:value-type="float">
            <text:p>19</text:p>
          </table:table-cell>
          <table:table-cell office:value-type="float" office:value="7.4305" calcext:value-type="float">
            <text:p>7.4305</text:p>
          </table:table-cell>
          <table:table-cell table:formula="of:=([.Z48]-[.AC48])/[.Z48]" office:value-type="float" office:value="0.225500680637986" calcext:value-type="float">
            <text:p>0.225500680637986</text:p>
          </table:table-cell>
          <table:table-cell/>
        </table:table-row>
        <table:table-row table:style-name="ro1">
          <table:table-cell/>
          <table:table-cell table:style-name="ce1" office:value-type="float" office:value="0.000000000001" calcext:value-type="float">
            <text:p>1.00E-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0.8721" calcext:value-type="float">
            <text:p>20.8721</text:p>
          </table:table-cell>
          <table:table-cell table:style-name="ce1" office:value-type="float" office:value="0.000000000001" calcext:value-type="float">
            <text:p>1.00E-12</text:p>
          </table:table-cell>
          <table:table-cell office:value-type="float" office:value="62" calcext:value-type="float">
            <text:p>62</text:p>
          </table:table-cell>
          <table:table-cell office:value-type="float" office:value="16.5515" calcext:value-type="float">
            <text:p>16.5515</text:p>
          </table:table-cell>
          <table:table-cell table:formula="of:=([.E49]-[.H49])/[.E49]" office:value-type="float" office:value="0.207003607686816" calcext:value-type="float">
            <text:p>0.207003607686816</text:p>
          </table:table-cell>
          <table:table-cell table:number-columns-repeated="3"/>
          <table:table-cell office:value-type="float" office:value="0.00000000001" calcext:value-type="float">
            <text:p>1.00E-11</text:p>
          </table:table-cell>
          <table:table-cell office:value-type="float" office:value="17" calcext:value-type="float">
            <text:p>17</text:p>
          </table:table-cell>
          <table:table-cell office:value-type="float" office:value="7.32967" calcext:value-type="float">
            <text:p>7.32967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4" calcext:value-type="float">
            <text:p>24</text:p>
          </table:table-cell>
          <table:table-cell office:value-type="float" office:value="7.72687" calcext:value-type="float">
            <text:p>7.72687</text:p>
          </table:table-cell>
          <table:table-cell table:formula="of:=([.O49]-[.R49])/[.O49]" office:value-type="float" office:value="-0.0541907070850393" calcext:value-type="float">
            <text:p>-0.054190707085039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19" calcext:value-type="float">
            <text:p>19</text:p>
          </table:table-cell>
          <table:table-cell office:value-type="float" office:value="10.6908" calcext:value-type="float">
            <text:p>10.6908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1" calcext:value-type="float">
            <text:p>21</text:p>
          </table:table-cell>
          <table:table-cell office:value-type="float" office:value="8.20342" calcext:value-type="float">
            <text:p>8.20342</text:p>
          </table:table-cell>
          <table:table-cell table:formula="of:=([.Z49]-[.AC49])/[.Z49]" office:value-type="float" office:value="0.232665469375538" calcext:value-type="float">
            <text:p>0.232665469375538</text:p>
          </table:table-cell>
          <table:table-cell/>
        </table:table-row>
        <table:table-row table:style-name="ro1">
          <table:table-cell/>
          <table:table-cell table:style-name="ce1" office:value-type="float" office:value="0.0000000000001" calcext:value-type="float">
            <text:p>1.00E-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1.9118" calcext:value-type="float">
            <text:p>21.9118</text:p>
          </table:table-cell>
          <table:table-cell table:style-name="ce1" office:value-type="float" office:value="0.0000000000001" calcext:value-type="float">
            <text:p>1.00E-13</text:p>
          </table:table-cell>
          <table:table-cell office:value-type="float" office:value="68" calcext:value-type="float">
            <text:p>68</text:p>
          </table:table-cell>
          <table:table-cell office:value-type="float" office:value="18.1845" calcext:value-type="float">
            <text:p>18.1845</text:p>
          </table:table-cell>
          <table:table-cell table:formula="of:=([.E50]-[.H50])/[.E50]" office:value-type="float" office:value="0.170104692448818" calcext:value-type="float">
            <text:p>0.170104692448818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19" calcext:value-type="float">
            <text:p>19</text:p>
          </table:table-cell>
          <table:table-cell office:value-type="float" office:value="8.20283" calcext:value-type="float">
            <text:p>8.20283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6" calcext:value-type="float">
            <text:p>26</text:p>
          </table:table-cell>
          <table:table-cell office:value-type="float" office:value="8.37804" calcext:value-type="float">
            <text:p>8.37804</text:p>
          </table:table-cell>
          <table:table-cell table:formula="of:=([.O50]-[.R50])/[.O50]" office:value-type="float" office:value="-0.0213597014688833" calcext:value-type="float">
            <text:p>-0.021359701468883</text:p>
          </table:table-cell>
          <table:table-cell table:formula="of:=AVERAGE([.S39:.S50])" office:value-type="float" office:value="0.0169448708352332" calcext:value-type="float">
            <text:p>0.016944870835233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0" calcext:value-type="float">
            <text:p>20</text:p>
          </table:table-cell>
          <table:table-cell office:value-type="float" office:value="11.2683" calcext:value-type="float">
            <text:p>11.2683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3" calcext:value-type="float">
            <text:p>23</text:p>
          </table:table-cell>
          <table:table-cell office:value-type="float" office:value="8.97247" calcext:value-type="float">
            <text:p>8.97247</text:p>
          </table:table-cell>
          <table:table-cell table:formula="of:=([.Z50]-[.AC50])/[.Z50]" office:value-type="float" office:value="0.203742356877257" calcext:value-type="float">
            <text:p>0.203742356877257</text:p>
          </table:table-cell>
          <table:table-cell table:formula="of:=AVERAGE([.AD39:.AD50])" office:value-type="float" office:value="0.250238398366562" calcext:value-type="float">
            <text:p>0.250238398366562</text:p>
          </table:table-cell>
        </table:table-row>
        <table:table-row table:style-name="ro1">
          <table:table-cell/>
          <table:table-cell table:style-name="ce1" office:value-type="float" office:value="0.00000000000001" calcext:value-type="float">
            <text:p>1.00E-1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3.1906" calcext:value-type="float">
            <text:p>23.1906</text:p>
          </table:table-cell>
          <table:table-cell table:style-name="ce1" office:value-type="float" office:value="0.00000000000001" calcext:value-type="float">
            <text:p>1.00E-14</text:p>
          </table:table-cell>
          <table:table-cell office:value-type="float" office:value="74" calcext:value-type="float">
            <text:p>74</text:p>
          </table:table-cell>
          <table:table-cell office:value-type="float" office:value="21.3369" calcext:value-type="float">
            <text:p>21.3369</text:p>
          </table:table-cell>
          <table:table-cell table:formula="of:=([.E51]-[.H51])/[.E51]" office:value-type="float" office:value="0.0799332488163308" calcext:value-type="float">
            <text:p>0.079933248816331</text:p>
          </table:table-cell>
          <table:table-cell table:formula="of:=AVERAGE([.I37:.I51])" office:value-type="float" office:value="0.117454771106356" calcext:value-type="float">
            <text:p>0.117454771106356</text:p>
          </table:table-cell>
          <table:table-cell table:number-columns-repeated="2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70025" calcext:value-type="float">
            <text:p>0.70025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564399" calcext:value-type="float">
            <text:p>0.564399</text:p>
          </table:table-cell>
          <table:table-cell table:formula="of:=([.O51]-[.R51])/[.O51]" office:value-type="float" office:value="0.194003570153517" calcext:value-type="float">
            <text:p>0.194003570153517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916576" calcext:value-type="float">
            <text:p>0.916576</text:p>
          </table:table-cell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990397" calcext:value-type="float">
            <text:p>0.990397</text:p>
          </table:table-cell>
          <table:table-cell table:formula="of:=([.Z51]-[.AC51])/[.Z51]" office:value-type="float" office:value="-0.0805399661348323" calcext:value-type="float">
            <text:p>-0.08053996613483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49589" calcext:value-type="float">
            <text:p>1.49589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1163" calcext:value-type="float">
            <text:p>1.1163</text:p>
          </table:table-cell>
          <table:table-cell table:formula="of:=([.O52]-[.R52])/[.O52]" office:value-type="float" office:value="0.253755289493211" calcext:value-type="float">
            <text:p>0.253755289493211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80495" calcext:value-type="float">
            <text:p>1.80495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29533" calcext:value-type="float">
            <text:p>1.29533</text:p>
          </table:table-cell>
          <table:table-cell table:formula="of:=([.Z52]-[.AC52])/[.Z52]" office:value-type="float" office:value="0.282345771351007" calcext:value-type="float">
            <text:p>0.28234577135100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1.83532" calcext:value-type="float">
            <text:p>1.83532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1.62569" calcext:value-type="float">
            <text:p>1.62569</text:p>
          </table:table-cell>
          <table:table-cell table:formula="of:=([.O53]-[.R53])/[.O53]" office:value-type="float" office:value="0.114219863566027" calcext:value-type="float">
            <text:p>0.114219863566027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2.6756" calcext:value-type="float">
            <text:p>2.6756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1.92481" calcext:value-type="float">
            <text:p>1.92481</text:p>
          </table:table-cell>
          <table:table-cell table:formula="of:=([.Z53]-[.AC53])/[.Z53]" office:value-type="float" office:value="0.280606219165795" calcext:value-type="float">
            <text:p>0.28060621916579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2.55712" calcext:value-type="float">
            <text:p>2.55712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1.89021" calcext:value-type="float">
            <text:p>1.89021</text:p>
          </table:table-cell>
          <table:table-cell table:formula="of:=([.O54]-[.R54])/[.O54]" office:value-type="float" office:value="0.260805124515079" calcext:value-type="float">
            <text:p>0.260805124515079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3.14129" calcext:value-type="float">
            <text:p>3.14129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2.54926" calcext:value-type="float">
            <text:p>2.54926</text:p>
          </table:table-cell>
          <table:table-cell table:formula="of:=([.Z54]-[.AC54])/[.Z54]" office:value-type="float" office:value="0.18846715839671" calcext:value-type="float">
            <text:p>0.1884671583967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2.93422" calcext:value-type="float">
            <text:p>2.9342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2.39149" calcext:value-type="float">
            <text:p>2.39149</text:p>
          </table:table-cell>
          <table:table-cell table:formula="of:=([.O55]-[.R55])/[.O55]" office:value-type="float" office:value="0.184965680828295" calcext:value-type="float">
            <text:p>0.184965680828295</text:p>
          </table:table-cell>
          <table:table-cell table:number-columns-repeated="4"/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4.01818" calcext:value-type="float">
            <text:p>4.0181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3.13902" calcext:value-type="float">
            <text:p>3.13902</text:p>
          </table:table-cell>
          <table:table-cell table:formula="of:=([.Z55]-[.AC55])/[.Z55]" office:value-type="float" office:value="0.218795574115644" calcext:value-type="float">
            <text:p>0.21879557411564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1" calcext:value-type="float">
            <text:p>1.00E-06</text:p>
          </table:table-cell>
          <table:table-cell office:value-type="float" office:value="10" calcext:value-type="float">
            <text:p>10</text:p>
          </table:table-cell>
          <table:table-cell office:value-type="float" office:value="3.62839" calcext:value-type="float">
            <text:p>3.62839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2.92155" calcext:value-type="float">
            <text:p>2.92155</text:p>
          </table:table-cell>
          <table:table-cell table:formula="of:=([.O56]-[.R56])/[.O56]" office:value-type="float" office:value="0.194808165605131" calcext:value-type="float">
            <text:p>0.194808165605131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4.87181" calcext:value-type="float">
            <text:p>4.87181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2" calcext:value-type="float">
            <text:p>12</text:p>
          </table:table-cell>
          <table:table-cell office:value-type="float" office:value="3.75562" calcext:value-type="float">
            <text:p>3.75562</text:p>
          </table:table-cell>
          <table:table-cell table:formula="of:=([.Z56]-[.AC56])/[.Z56]" office:value-type="float" office:value="0.229111972757558" calcext:value-type="float">
            <text:p>0.22911197275755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1" calcext:value-type="float">
            <text:p>1.00E-07</text:p>
          </table:table-cell>
          <table:table-cell office:value-type="float" office:value="11" calcext:value-type="float">
            <text:p>11</text:p>
          </table:table-cell>
          <table:table-cell office:value-type="float" office:value="3.95549" calcext:value-type="float">
            <text:p>3.95549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2" calcext:value-type="float">
            <text:p>12</text:p>
          </table:table-cell>
          <table:table-cell office:value-type="float" office:value="3.14608" calcext:value-type="float">
            <text:p>3.14608</text:p>
          </table:table-cell>
          <table:table-cell table:formula="of:=([.O57]-[.R57])/[.O57]" office:value-type="float" office:value="0.204629514927354" calcext:value-type="float">
            <text:p>0.20462951492735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0000001" calcext:value-type="float">
            <text:p>1.00E-07</text:p>
          </table:table-cell>
          <table:table-cell office:value-type="float" office:value="12" calcext:value-type="float">
            <text:p>12</text:p>
          </table:table-cell>
          <table:table-cell office:value-type="float" office:value="5.31843" calcext:value-type="float">
            <text:p>5.31843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5" calcext:value-type="float">
            <text:p>15</text:p>
          </table:table-cell>
          <table:table-cell office:value-type="float" office:value="4.70072" calcext:value-type="float">
            <text:p>4.70072</text:p>
          </table:table-cell>
          <table:table-cell table:formula="of:=([.Z57]-[.AC57])/[.Z57]" office:value-type="float" office:value="0.116145178182283" calcext:value-type="float">
            <text:p>0.11614517818228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1" calcext:value-type="float">
            <text:p>1.00E-08</text:p>
          </table:table-cell>
          <table:table-cell office:value-type="float" office:value="13" calcext:value-type="float">
            <text:p>13</text:p>
          </table:table-cell>
          <table:table-cell office:value-type="float" office:value="4.72873" calcext:value-type="float">
            <text:p>4.72873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3.66989" calcext:value-type="float">
            <text:p>3.66989</text:p>
          </table:table-cell>
          <table:table-cell table:formula="of:=([.O58]-[.R58])/[.O58]" office:value-type="float" office:value="0.223916358091919" calcext:value-type="float">
            <text:p>0.223916358091919</text:p>
          </table:table-cell>
          <table:table-cell table:number-columns-repeated="4"/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6.25205" calcext:value-type="float">
            <text:p>6.25205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7" calcext:value-type="float">
            <text:p>17</text:p>
          </table:table-cell>
          <table:table-cell office:value-type="float" office:value="5.35129" calcext:value-type="float">
            <text:p>5.35129</text:p>
          </table:table-cell>
          <table:table-cell table:formula="of:=([.Z58]-[.AC58])/[.Z58]" office:value-type="float" office:value="0.144074343615294" calcext:value-type="float">
            <text:p>0.14407434361529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1" calcext:value-type="float">
            <text:p>1.00E-09</text:p>
          </table:table-cell>
          <table:table-cell office:value-type="float" office:value="15" calcext:value-type="float">
            <text:p>15</text:p>
          </table:table-cell>
          <table:table-cell office:value-type="float" office:value="5.4169" calcext:value-type="float">
            <text:p>5.4169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6" calcext:value-type="float">
            <text:p>16</text:p>
          </table:table-cell>
          <table:table-cell office:value-type="float" office:value="4.2613" calcext:value-type="float">
            <text:p>4.2613</text:p>
          </table:table-cell>
          <table:table-cell table:formula="of:=([.O59]-[.R59])/[.O59]" office:value-type="float" office:value="0.213332348760361" calcext:value-type="float">
            <text:p>0.213332348760361</text:p>
          </table:table-cell>
          <table:table-cell table:number-columns-repeated="4"/>
          <table:table-cell office:value-type="float" office:value="0.000000001" calcext:value-type="float">
            <text:p>1.00E-09</text:p>
          </table:table-cell>
          <table:table-cell office:value-type="float" office:value="16" calcext:value-type="float">
            <text:p>16</text:p>
          </table:table-cell>
          <table:table-cell office:value-type="float" office:value="7.1127" calcext:value-type="float">
            <text:p>7.1127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9" calcext:value-type="float">
            <text:p>19</text:p>
          </table:table-cell>
          <table:table-cell office:value-type="float" office:value="5.98253" calcext:value-type="float">
            <text:p>5.98253</text:p>
          </table:table-cell>
          <table:table-cell table:formula="of:=([.Z59]-[.AC59])/[.Z59]" office:value-type="float" office:value="0.15889465322592" calcext:value-type="float">
            <text:p>0.1588946532259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01" calcext:value-type="float">
            <text:p>1.00E-10</text:p>
          </table:table-cell>
          <table:table-cell office:value-type="float" office:value="16" calcext:value-type="float">
            <text:p>16</text:p>
          </table:table-cell>
          <table:table-cell office:value-type="float" office:value="5.72738" calcext:value-type="float">
            <text:p>5.72738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7" calcext:value-type="float">
            <text:p>17</text:p>
          </table:table-cell>
          <table:table-cell office:value-type="float" office:value="4.62609" calcext:value-type="float">
            <text:p>4.62609</text:p>
          </table:table-cell>
          <table:table-cell table:formula="of:=([.O60]-[.R60])/[.O60]" office:value-type="float" office:value="0.19228512862775" calcext:value-type="float">
            <text:p>0.19228512862775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7" calcext:value-type="float">
            <text:p>17</text:p>
          </table:table-cell>
          <table:table-cell office:value-type="float" office:value="7.60314" calcext:value-type="float">
            <text:p>7.60314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1" calcext:value-type="float">
            <text:p>21</text:p>
          </table:table-cell>
          <table:table-cell office:value-type="float" office:value="6.6578" calcext:value-type="float">
            <text:p>6.6578</text:p>
          </table:table-cell>
          <table:table-cell table:formula="of:=([.Z60]-[.AC60])/[.Z60]" office:value-type="float" office:value="0.124335471923442" calcext:value-type="float">
            <text:p>0.12433547192344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001" calcext:value-type="float">
            <text:p>1.00E-11</text:p>
          </table:table-cell>
          <table:table-cell office:value-type="float" office:value="18" calcext:value-type="float">
            <text:p>18</text:p>
          </table:table-cell>
          <table:table-cell office:value-type="float" office:value="6.51958" calcext:value-type="float">
            <text:p>6.51958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19" calcext:value-type="float">
            <text:p>19</text:p>
          </table:table-cell>
          <table:table-cell office:value-type="float" office:value="5.12974" calcext:value-type="float">
            <text:p>5.12974</text:p>
          </table:table-cell>
          <table:table-cell table:formula="of:=([.O61]-[.R61])/[.O61]" office:value-type="float" office:value="0.213179376585608" calcext:value-type="float">
            <text:p>0.213179376585608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19" calcext:value-type="float">
            <text:p>19</text:p>
          </table:table-cell>
          <table:table-cell office:value-type="float" office:value="8.44059" calcext:value-type="float">
            <text:p>8.44059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3" calcext:value-type="float">
            <text:p>23</text:p>
          </table:table-cell>
          <table:table-cell office:value-type="float" office:value="7.32445" calcext:value-type="float">
            <text:p>7.32445</text:p>
          </table:table-cell>
          <table:table-cell table:formula="of:=([.Z61]-[.AC61])/[.Z61]" office:value-type="float" office:value="0.132234831925256" calcext:value-type="float">
            <text:p>0.132234831925256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0001" calcext:value-type="float">
            <text:p>1.00E-12</text:p>
          </table:table-cell>
          <table:table-cell office:value-type="float" office:value="20" calcext:value-type="float">
            <text:p>20</text:p>
          </table:table-cell>
          <table:table-cell office:value-type="float" office:value="7.32475" calcext:value-type="float">
            <text:p>7.32475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1" calcext:value-type="float">
            <text:p>21</text:p>
          </table:table-cell>
          <table:table-cell office:value-type="float" office:value="5.60217" calcext:value-type="float">
            <text:p>5.60217</text:p>
          </table:table-cell>
          <table:table-cell table:formula="of:=([.O62]-[.R62])/[.O62]" office:value-type="float" office:value="0.235172531485716" calcext:value-type="float">
            <text:p>0.235172531485716</text:p>
          </table:table-cell>
          <table:table-cell table:formula="of:=AVERAGE([.S51:.S62])" office:value-type="float" office:value="0.207089412719997" calcext:value-type="float">
            <text:p>0.207089412719997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1" calcext:value-type="float">
            <text:p>21</text:p>
          </table:table-cell>
          <table:table-cell office:value-type="float" office:value="9.27966" calcext:value-type="float">
            <text:p>9.27966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5" calcext:value-type="float">
            <text:p>25</text:p>
          </table:table-cell>
          <table:table-cell office:value-type="float" office:value="7.81514" calcext:value-type="float">
            <text:p>7.81514</text:p>
          </table:table-cell>
          <table:table-cell table:formula="of:=([.Z62]-[.AC62])/[.Z62]" office:value-type="float" office:value="0.157820437386715" calcext:value-type="float">
            <text:p>0.157820437386715</text:p>
          </table:table-cell>
          <table:table-cell table:formula="of:=AVERAGE([.AD51:.AD62])" office:value-type="float" office:value="0.162690970492566" calcext:value-type="float">
            <text:p>0.162690970492566</text:p>
          </table:table-cell>
        </table:table-row>
        <table:table-row table:style-name="ro1">
          <table:table-cell table:number-columns-repeated="12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386487" calcext:value-type="float">
            <text:p>0.386487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278149" calcext:value-type="float">
            <text:p>0.278149</text:p>
          </table:table-cell>
          <table:table-cell table:formula="of:=([.O63]-[.R63])/[.O63]" office:value-type="float" office:value="0.280314732448957" calcext:value-type="float">
            <text:p>0.280314732448957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77428" calcext:value-type="float">
            <text:p>0.77428</text:p>
          </table:table-cell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555044" calcext:value-type="float">
            <text:p>0.555044</text:p>
          </table:table-cell>
          <table:table-cell table:formula="of:=([.Z63]-[.AC63])/[.Z63]" office:value-type="float" office:value="0.283148215115979" calcext:value-type="float">
            <text:p>0.28314821511597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753321" calcext:value-type="float">
            <text:p>0.753321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535073" calcext:value-type="float">
            <text:p>0.535073</text:p>
          </table:table-cell>
          <table:table-cell table:formula="of:=([.O64]-[.R64])/[.O64]" office:value-type="float" office:value="0.289714477626404" calcext:value-type="float">
            <text:p>0.289714477626404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0119" calcext:value-type="float">
            <text:p>1.0119</text:p>
          </table:table-cell>
          <table:table-cell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0.891343" calcext:value-type="float">
            <text:p>0.891343</text:p>
          </table:table-cell>
          <table:table-cell table:formula="of:=([.Z64]-[.AC64])/[.Z64]" office:value-type="float" office:value="0.119139243008202" calcext:value-type="float">
            <text:p>0.11913924300820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0.934563" calcext:value-type="float">
            <text:p>0.93456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0.809102" calcext:value-type="float">
            <text:p>0.809102</text:p>
          </table:table-cell>
          <table:table-cell table:formula="of:=([.O65]-[.R65])/[.O65]" office:value-type="float" office:value="0.134245631380656" calcext:value-type="float">
            <text:p>0.134245631380656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1.49095" calcext:value-type="float">
            <text:p>1.49095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1.22835" calcext:value-type="float">
            <text:p>1.22835</text:p>
          </table:table-cell>
          <table:table-cell table:formula="of:=([.Z65]-[.AC65])/[.Z65]" office:value-type="float" office:value="0.176129313524934" calcext:value-type="float">
            <text:p>0.17612931352493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1.30113" calcext:value-type="float">
            <text:p>1.3011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0.924188" calcext:value-type="float">
            <text:p>0.924188</text:p>
          </table:table-cell>
          <table:table-cell table:formula="of:=([.O66]-[.R66])/[.O66]" office:value-type="float" office:value="0.289703565362416" calcext:value-type="float">
            <text:p>0.289703565362416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1.96948" calcext:value-type="float">
            <text:p>1.96948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9" calcext:value-type="float">
            <text:p>9</text:p>
          </table:table-cell>
          <table:table-cell office:value-type="float" office:value="1.56438" calcext:value-type="float">
            <text:p>1.56438</text:p>
          </table:table-cell>
          <table:table-cell table:formula="of:=([.Z66]-[.AC66])/[.Z66]" office:value-type="float" office:value="0.205688811259825" calcext:value-type="float">
            <text:p>0.20568881125982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1.51527" calcext:value-type="float">
            <text:p>1.51527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1.21773" calcext:value-type="float">
            <text:p>1.21773</text:p>
          </table:table-cell>
          <table:table-cell table:formula="of:=([.O67]-[.R67])/[.O67]" office:value-type="float" office:value="0.196361044566315" calcext:value-type="float">
            <text:p>0.196361044566315</text:p>
          </table:table-cell>
          <table:table-cell table:number-columns-repeated="4"/>
          <table:table-cell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2.44943" calcext:value-type="float">
            <text:p>2.4494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1" calcext:value-type="float">
            <text:p>11</text:p>
          </table:table-cell>
          <table:table-cell office:value-type="float" office:value="1.90068" calcext:value-type="float">
            <text:p>1.90068</text:p>
          </table:table-cell>
          <table:table-cell table:formula="of:=([.Z67]-[.AC67])/[.Z67]" office:value-type="float" office:value="0.224031713500692" calcext:value-type="float">
            <text:p>0.22403171350069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1" calcext:value-type="float">
            <text:p>1.00E-06</text:p>
          </table:table-cell>
          <table:table-cell office:value-type="float" office:value="10" calcext:value-type="float">
            <text:p>10</text:p>
          </table:table-cell>
          <table:table-cell office:value-type="float" office:value="1.9028" calcext:value-type="float">
            <text:p>1.9028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1.48415" calcext:value-type="float">
            <text:p>1.48415</text:p>
          </table:table-cell>
          <table:table-cell table:formula="of:=([.O68]-[.R68])/[.O68]" office:value-type="float" office:value="0.220017868404457" calcext:value-type="float">
            <text:p>0.220017868404457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2" calcext:value-type="float">
            <text:p>12</text:p>
          </table:table-cell>
          <table:table-cell office:value-type="float" office:value="2.92897" calcext:value-type="float">
            <text:p>2.92897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3" calcext:value-type="float">
            <text:p>13</text:p>
          </table:table-cell>
          <table:table-cell office:value-type="float" office:value="2.2364" calcext:value-type="float">
            <text:p>2.2364</text:p>
          </table:table-cell>
          <table:table-cell table:formula="of:=([.Z68]-[.AC68])/[.Z68]" office:value-type="float" office:value="0.236455136105867" calcext:value-type="float">
            <text:p>0.23645513610586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1" calcext:value-type="float">
            <text:p>1.00E-07</text:p>
          </table:table-cell>
          <table:table-cell office:value-type="float" office:value="11" calcext:value-type="float">
            <text:p>11</text:p>
          </table:table-cell>
          <table:table-cell office:value-type="float" office:value="2.07356" calcext:value-type="float">
            <text:p>2.07356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1.71408" calcext:value-type="float">
            <text:p>1.71408</text:p>
          </table:table-cell>
          <table:table-cell table:formula="of:=([.O69]-[.R69])/[.O69]" office:value-type="float" office:value="0.173363683713035" calcext:value-type="float">
            <text:p>0.173363683713035</text:p>
          </table:table-cell>
          <table:table-cell table:number-columns-repeated="4"/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3.16956" calcext:value-type="float">
            <text:p>3.16956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5" calcext:value-type="float">
            <text:p>15</text:p>
          </table:table-cell>
          <table:table-cell office:value-type="float" office:value="2.57273" calcext:value-type="float">
            <text:p>2.57273</text:p>
          </table:table-cell>
          <table:table-cell table:formula="of:=([.Z69]-[.AC69])/[.Z69]" office:value-type="float" office:value="0.188300584308232" calcext:value-type="float">
            <text:p>0.18830058430823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1" calcext:value-type="float">
            <text:p>1.00E-08</text:p>
          </table:table-cell>
          <table:table-cell office:value-type="float" office:value="13" calcext:value-type="float">
            <text:p>13</text:p>
          </table:table-cell>
          <table:table-cell office:value-type="float" office:value="2.46657" calcext:value-type="float">
            <text:p>2.46657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1.86406" calcext:value-type="float">
            <text:p>1.86406</text:p>
          </table:table-cell>
          <table:table-cell table:formula="of:=([.O70]-[.R70])/[.O70]" office:value-type="float" office:value="0.244270383569086" calcext:value-type="float">
            <text:p>0.244270383569086</text:p>
          </table:table-cell>
          <table:table-cell table:number-columns-repeated="4"/>
          <table:table-cell office:value-type="float" office:value="0.00000001" calcext:value-type="float">
            <text:p>1.00E-08</text:p>
          </table:table-cell>
          <table:table-cell office:value-type="float" office:value="15" calcext:value-type="float">
            <text:p>15</text:p>
          </table:table-cell>
          <table:table-cell office:value-type="float" office:value="3.6435" calcext:value-type="float">
            <text:p>3.6435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7" calcext:value-type="float">
            <text:p>17</text:p>
          </table:table-cell>
          <table:table-cell office:value-type="float" office:value="2.90928" calcext:value-type="float">
            <text:p>2.90928</text:p>
          </table:table-cell>
          <table:table-cell table:formula="of:=([.Z70]-[.AC70])/[.Z70]" office:value-type="float" office:value="0.201515026759984" calcext:value-type="float">
            <text:p>0.20151502675998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1" calcext:value-type="float">
            <text:p>1.00E-09</text:p>
          </table:table-cell>
          <table:table-cell office:value-type="float" office:value="14" calcext:value-type="float">
            <text:p>14</text:p>
          </table:table-cell>
          <table:table-cell office:value-type="float" office:value="2.64866" calcext:value-type="float">
            <text:p>2.64866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6" calcext:value-type="float">
            <text:p>16</text:p>
          </table:table-cell>
          <table:table-cell office:value-type="float" office:value="2.08754" calcext:value-type="float">
            <text:p>2.08754</text:p>
          </table:table-cell>
          <table:table-cell table:formula="of:=([.O71]-[.R71])/[.O71]" office:value-type="float" office:value="0.211850520640626" calcext:value-type="float">
            <text:p>0.21185052064062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.000000001" calcext:value-type="float">
            <text:p>1.00E-09</text:p>
          </table:table-cell>
          <table:table-cell office:value-type="float" office:value="17" calcext:value-type="float">
            <text:p>17</text:p>
          </table:table-cell>
          <table:table-cell office:value-type="float" office:value="4.12337" calcext:value-type="float">
            <text:p>4.12337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20" calcext:value-type="float">
            <text:p>20</text:p>
          </table:table-cell>
          <table:table-cell office:value-type="float" office:value="3.41586" calcext:value-type="float">
            <text:p>3.41586</text:p>
          </table:table-cell>
          <table:table-cell table:formula="of:=([.Z71]-[.AC71])/[.Z71]" office:value-type="float" office:value="0.171585377979662" calcext:value-type="float">
            <text:p>0.17158537797966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01" calcext:value-type="float">
            <text:p>1.00E-10</text:p>
          </table:table-cell>
          <table:table-cell office:value-type="float" office:value="16" calcext:value-type="float">
            <text:p>16</text:p>
          </table:table-cell>
          <table:table-cell office:value-type="float" office:value="3.01407" calcext:value-type="float">
            <text:p>3.01407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8" calcext:value-type="float">
            <text:p>18</text:p>
          </table:table-cell>
          <table:table-cell office:value-type="float" office:value="2.37959" calcext:value-type="float">
            <text:p>2.37959</text:p>
          </table:table-cell>
          <table:table-cell table:formula="of:=([.O72]-[.R72])/[.O72]" office:value-type="float" office:value="0.210506059912344" calcext:value-type="float">
            <text:p>0.210506059912344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9" calcext:value-type="float">
            <text:p>19</text:p>
          </table:table-cell>
          <table:table-cell office:value-type="float" office:value="4.60306" calcext:value-type="float">
            <text:p>4.60306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2" calcext:value-type="float">
            <text:p>22</text:p>
          </table:table-cell>
          <table:table-cell office:value-type="float" office:value="3.75071" calcext:value-type="float">
            <text:p>3.75071</text:p>
          </table:table-cell>
          <table:table-cell table:formula="of:=([.Z72]-[.AC72])/[.Z72]" office:value-type="float" office:value="0.185170299757118" calcext:value-type="float">
            <text:p>0.18517029975711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001" calcext:value-type="float">
            <text:p>1.00E-11</text:p>
          </table:table-cell>
          <table:table-cell office:value-type="float" office:value="18" calcext:value-type="float">
            <text:p>18</text:p>
          </table:table-cell>
          <table:table-cell office:value-type="float" office:value="3.38061" calcext:value-type="float">
            <text:p>3.38061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0" calcext:value-type="float">
            <text:p>20</text:p>
          </table:table-cell>
          <table:table-cell office:value-type="float" office:value="2.63689" calcext:value-type="float">
            <text:p>2.63689</text:p>
          </table:table-cell>
          <table:table-cell table:formula="of:=([.O73]-[.R73])/[.O73]" office:value-type="float" office:value="0.219995799574633" calcext:value-type="float">
            <text:p>0.219995799574633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20" calcext:value-type="float">
            <text:p>20</text:p>
          </table:table-cell>
          <table:table-cell office:value-type="float" office:value="4.84234" calcext:value-type="float">
            <text:p>4.84234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4" calcext:value-type="float">
            <text:p>24</text:p>
          </table:table-cell>
          <table:table-cell office:value-type="float" office:value="4.08862" calcext:value-type="float">
            <text:p>4.08862</text:p>
          </table:table-cell>
          <table:table-cell table:formula="of:=([.Z73]-[.AC73])/[.Z73]" office:value-type="float" office:value="0.155652019478186" calcext:value-type="float">
            <text:p>0.155652019478186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0001" calcext:value-type="float">
            <text:p>1.00E-12</text:p>
          </table:table-cell>
          <table:table-cell office:value-type="float" office:value="20" calcext:value-type="float">
            <text:p>20</text:p>
          </table:table-cell>
          <table:table-cell office:value-type="float" office:value="3.74739" calcext:value-type="float">
            <text:p>3.74739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2" calcext:value-type="float">
            <text:p>22</text:p>
          </table:table-cell>
          <table:table-cell office:value-type="float" office:value="2.89773" calcext:value-type="float">
            <text:p>2.89773</text:p>
          </table:table-cell>
          <table:table-cell table:formula="of:=([.O74]-[.R74])/[.O74]" office:value-type="float" office:value="0.226733806729484" calcext:value-type="float">
            <text:p>0.226733806729484</text:p>
          </table:table-cell>
          <table:table-cell table:formula="of:=AVERAGE([.S63:.S74])" office:value-type="float" office:value="0.224756464494034" calcext:value-type="float">
            <text:p>0.224756464494034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2" calcext:value-type="float">
            <text:p>22</text:p>
          </table:table-cell>
          <table:table-cell office:value-type="float" office:value="5.32228" calcext:value-type="float">
            <text:p>5.32228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6" calcext:value-type="float">
            <text:p>26</text:p>
          </table:table-cell>
          <table:table-cell office:value-type="float" office:value="4.42587" calcext:value-type="float">
            <text:p>4.42587</text:p>
          </table:table-cell>
          <table:table-cell table:formula="of:=([.Z74]-[.AC74])/[.Z74]" office:value-type="float" office:value="0.168425937755999" calcext:value-type="float">
            <text:p>0.168425937755999</text:p>
          </table:table-cell>
          <table:table-cell table:formula="of:=AVERAGE([.AD63:.AD74])" office:value-type="float" office:value="0.192936806546223" calcext:value-type="float">
            <text:p>0.192936806546223</text:p>
          </table:table-cell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formula="of:=AVERAGE([.T74];[.T62];[.T50];[.T38];[.T26];[.T14])" office:value-type="float" office:value="0.183824390119242" calcext:value-type="float">
            <text:p>0.183824390119242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formula="of:=AVERAGE([.AE74];[.AE62];[.AE50];[.AE38];[.AE26];[.AE14])" office:value-type="float" office:value="0.205333299162902" calcext:value-type="float">
            <text:p>0.205333299162902</text:p>
          </table:table-cell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JACOBI64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eta</text:p>
          </table:table-cell>
          <table:table-cell table:style-name="ce6" office:value-type="string" calcext:value-type="string">
            <text:p>alpha</text:p>
          </table:table-cell>
          <table:table-cell table:style-name="ce6" table:number-columns-repeated="5"/>
          <table:table-cell table:style-name="ce8"/>
          <table:table-cell table:number-columns-repeated="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office:value-type="float" office:value="1.30385" calcext:value-type="float">
            <text:p>1.30385</text:p>
          </table:table-cell>
          <table:table-cell office:value-type="float" office:value="0.564" calcext:value-type="float">
            <text:p>0.564</text:p>
          </table:table-cell>
          <table:table-cell table:style-name="ce2" office:value-type="float" office:value="0.357" calcext:value-type="float">
            <text:p>0.357</text:p>
          </table:table-cell>
          <table:table-cell table:formula="of:=POWER(32;[.U81])" office:value-type="float" office:value="3.44618463884807" calcext:value-type="float">
            <text:p>3.44618463884807</text:p>
          </table:table-cell>
          <table:table-cell/>
          <table:table-cell table:style-name="Default"/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3"/>
          <table:table-cell table:formula="of:=[.S81]/[.V81]" office:value-type="float" office:value="0.378345949692303" calcext:value-type="float">
            <text:p>0.378345949692303</text:p>
          </table:table-cell>
          <table:table-cell/>
          <table:table-cell table:style-name="Default"/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5"/>
          <table:table-cell table:style-name="Default" office:value-type="string" calcext:value-type="string">
            <text:p>ALPHA <text:s text:c="2"/>=</text:p>
          </table:table-cell>
          <table:table-cell office:value-type="float" office:value="0.357" calcext:value-type="float">
            <text:p>0.357</text:p>
          </table:table-cell>
          <table:table-cell table:formula="of:=POWER(2;[.Y83])" office:value-type="float" office:value="1.28075986132977" calcext:value-type="float">
            <text:p>1.28075986132977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5"/>
          <table:table-cell table:style-name="Default"/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office:value-type="string" calcext:value-type="string">
            <text:p>a=</text:p>
          </table:table-cell>
          <table:table-cell table:style-name="Default" table:formula="of:=[.S95]" office:value-type="float" office:value="1.3038478896589" calcext:value-type="float">
            <text:p>1.3038478896589</text:p>
          </table:table-cell>
          <table:table-cell office:value-type="string" calcext:value-type="string">
            <text:p>beta=</text:p>
          </table:table-cell>
          <table:table-cell table:formula="of:=[.T86]" office:value-type="float" office:value="0.564" calcext:value-type="float">
            <text:p>0.564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Single/Double-precision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/>
          <table:table-cell office:value-type="float" office:value="0.564" calcext:value-type="float">
            <text:p>0.564</text:p>
          </table:table-cell>
          <table:table-cell table:number-columns-repeated="2"/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Eca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O TAURO</text:p>
          </table:table-cell>
          <table:table-cell office:value-type="string" calcext:value-type="string">
            <text:p>64x64x64 (Jacobi)</text:p>
          </table:table-cell>
          <table:table-cell table:number-columns-repeated="7"/>
          <table:table-cell office:value-type="string" calcext:value-type="string">
            <text:p>128x128x128 (HJSS)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office:value-type="string" calcext:value-type="string">
            <text:p>A</text:p>
          </table:table-cell>
          <table:table-cell office:value-type="string" calcext:value-type="string">
            <text:p>WITH a2</text:p>
          </table:table-cell>
          <table:table-cell office:value-type="string" calcext:value-type="string">
            <text:p>WITH a1</text:p>
          </table:table-cell>
          <table:table-cell/>
          <table:table-cell table:formula="of:=[.$X$85]/POWER([.Y87];[.$Z$85])*POWER([.Z87];[.$Y$83])" office:value-type="float" office:value="1.3038478896589" calcext:value-type="float">
            <text:p>1.3038478896589</text:p>
          </table:table-cell>
          <table:table-cell table:style-name="Default" table:formula="of:=[.C88]" office:value-type="float" office:value="1.3731" calcext:value-type="float">
            <text:p>1.373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POWER(([.W87]-[.X87]);2)" office:value-type="float" office:value="0.00479585478669612" calcext:value-type="float">
            <text:p>0.0047958547866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1x1x1 </text:p>
          </table:table-cell>
          <table:table-cell office:value-type="float" office:value="1.3731" calcext:value-type="float">
            <text:p>1.3731</text:p>
          </table:table-cell>
          <table:table-cell office:value-type="string" calcext:value-type="string">
            <text:p><text:s/>40-50 </text:p>
          </table:table-cell>
          <table:table-cell office:value-type="float" office:value="1.6986" calcext:value-type="float">
            <text:p>1.6986</text:p>
          </table:table-cell>
          <table:table-cell office:value-type="string" calcext:value-type="string">
            <text:p><text:s/>50-60\\</text:p>
          </table:table-cell>
          <table:table-cell table:formula="of:=[.E88]/[.C88]" office:value-type="float" office:value="1.23705483941446" calcext:value-type="float">
            <text:p>1.23705483941446</text:p>
          </table:table-cell>
          <table:table-cell table:formula="of:=[.C88]/[.C89]" office:value-type="float" office:value="1.52093486929553" calcext:value-type="float">
            <text:p>1.52093486929553</text:p>
          </table:table-cell>
          <table:table-cell table:formula="of:=[.E88]/[.E89]" office:value-type="float" office:value="1.47948784949046" calcext:value-type="float">
            <text:p>1.47948784949046</text:p>
          </table:table-cell>
          <table:table-cell office:value-type="string" calcext:value-type="string">
            <text:p>1x1x1</text:p>
          </table:table-cell>
          <table:table-cell office:value-type="float" office:value="319.19" calcext:value-type="float">
            <text:p>319.19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398.22" calcext:value-type="float">
            <text:p>398.22</text:p>
          </table:table-cell>
          <table:table-cell office:value-type="float" office:value="750" calcext:value-type="float">
            <text:p>750</text:p>
          </table:table-cell>
          <table:table-cell table:formula="of:=[.M88]/[.K88]" office:value-type="float" office:value="1.24759547604875" calcext:value-type="float">
            <text:p>1.24759547604875</text:p>
          </table:table-cell>
          <table:table-cell table:style-name="Default" table:formula="of:=[.N88]/[.L88]" office:value-type="float" office:value="1.25" calcext:value-type="float">
            <text:p>1.2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formula="of:=[.C88]*POWER([.R88];[.$T$86])" office:value-type="float" office:value="1.3731" calcext:value-type="float">
            <text:p>1.3731</text:p>
          </table:table-cell>
          <table:table-cell table:formula="of:=POWER(([.S88]-[.$S$96]);2)" office:value-type="float" office:value="0.0419114548351217" calcext:value-type="float">
            <text:p>0.041911454835122</text:p>
          </table:table-cell>
          <table:table-cell table:formula="of:=POWER(([.S88]-[.$S$95]);2)" office:value-type="float" office:value="0.00479585478669612" calcext:value-type="float">
            <text:p>0.004795854786696</text:p>
          </table:table-cell>
          <table:table-cell/>
          <table:table-cell table:formula="of:=[.$X$85]/POWER([.Y88];[.$Z$85])*POWER([.Z88];[.$Y$83])" office:value-type="float" office:value="0.881954155541837" calcext:value-type="float">
            <text:p>0.881954155541837</text:p>
          </table:table-cell>
          <table:table-cell table:style-name="Default" table:formula="of:=[.C89]" office:value-type="float" office:value="0.9028" calcext:value-type="float">
            <text:p>0.90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table:formula="of:=POWER(([.W88]-[.X88]);2)" office:value-type="float" office:value="0.000434549231173928" calcext:value-type="float">
            <text:p>0.0004345492311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x1x1 </text:p>
          </table:table-cell>
          <table:table-cell office:value-type="float" office:value="0.9028" calcext:value-type="float">
            <text:p>0.9028</text:p>
          </table:table-cell>
          <table:table-cell office:value-type="float" office:value="30" calcext:value-type="float">
            <text:p>30</text:p>
          </table:table-cell>
          <table:table-cell office:value-type="float" office:value="1.1481" calcext:value-type="float">
            <text:p>1.1481</text:p>
          </table:table-cell>
          <table:table-cell office:value-type="string" calcext:value-type="string">
            <text:p><text:s/>40-60\\</text:p>
          </table:table-cell>
          <table:table-cell table:formula="of:=[.E89]/[.C89]" office:value-type="float" office:value="1.27171023482499" calcext:value-type="float">
            <text:p>1.27171023482499</text:p>
          </table:table-cell>
          <table:table-cell table:formula="of:=[.C89]/[.C90]" office:value-type="float" office:value="1.52242833052277" calcext:value-type="float">
            <text:p>1.52242833052277</text:p>
          </table:table-cell>
          <table:table-cell table:formula="of:=[.E89]/[.E90]" office:value-type="float" office:value="1.63663578047042" calcext:value-type="float">
            <text:p>1.63663578047042</text:p>
          </table:table-cell>
          <table:table-cell office:value-type="string" calcext:value-type="string">
            <text:p>2x2x1</text:p>
          </table:table-cell>
          <table:table-cell office:value-type="float" office:value="124.38" calcext:value-type="float">
            <text:p>124.38</text:p>
          </table:table-cell>
          <table:table-cell office:value-type="float" office:value="230" calcext:value-type="float">
            <text:p>230</text:p>
          </table:table-cell>
          <table:table-cell table:style-name="Default" office:value-type="float" office:value="179.39" calcext:value-type="float">
            <text:p>179.39</text:p>
          </table:table-cell>
          <table:table-cell office:value-type="float" office:value="340" calcext:value-type="float">
            <text:p>340</text:p>
          </table:table-cell>
          <table:table-cell table:formula="of:=[.M89]/[.K89]" office:value-type="float" office:value="1.4422736774401" calcext:value-type="float">
            <text:p>1.4422736774401</text:p>
          </table:table-cell>
          <table:table-cell table:style-name="Default" table:formula="of:=[.N89]/[.L89]" office:value-type="float" office:value="1.47826086956522" calcext:value-type="float">
            <text:p>1.4782608695652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[.C89]*POWER([.R89];[.$T$86])" office:value-type="float" office:value="1.33466560295402" calcext:value-type="float">
            <text:p>1.33466560295402</text:p>
          </table:table-cell>
          <table:table-cell table:formula="of:=POWER(([.S89]-[.$S$96]);2)" office:value-type="float" office:value="0.0591254581018119" calcext:value-type="float">
            <text:p>0.059125458101812</text:p>
          </table:table-cell>
          <table:table-cell table:formula="of:=POWER(([.S89]-[.$S$95]);2)" office:value-type="float" office:value="0.000949731452740596" calcext:value-type="float">
            <text:p>0.000949731452741</text:p>
          </table:table-cell>
          <table:table-cell/>
          <table:table-cell table:formula="of:=[.$X$85]/POWER([.Y89];[.$Z$85])*POWER([.Z89];[.$Y$83])" office:value-type="float" office:value="0.596575059596106" calcext:value-type="float">
            <text:p>0.596575059596106</text:p>
          </table:table-cell>
          <table:table-cell table:style-name="Default" table:formula="of:=[.C90]" office:value-type="float" office:value="0.593" calcext:value-type="float">
            <text:p>0.59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table:formula="of:=POWER(([.W89]-[.X89]);2)" office:value-type="float" office:value="0.0000127810511157115" calcext:value-type="float">
            <text:p>1.27810511157115E-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x2x1 </text:p>
          </table:table-cell>
          <table:table-cell office:value-type="float" office:value="0.593" calcext:value-type="float">
            <text:p>0.593</text:p>
          </table:table-cell>
          <table:table-cell office:value-type="float" office:value="20" calcext:value-type="float">
            <text:p>20</text:p>
          </table:table-cell>
          <table:table-cell office:value-type="float" office:value="0.7015" calcext:value-type="float">
            <text:p>0.7015</text:p>
          </table:table-cell>
          <table:table-cell office:value-type="string" calcext:value-type="string">
            <text:p><text:s/>30-40 \\</text:p>
          </table:table-cell>
          <table:table-cell table:formula="of:=[.E90]/[.C90]" office:value-type="float" office:value="1.18296795952782" calcext:value-type="float">
            <text:p>1.18296795952782</text:p>
          </table:table-cell>
          <table:table-cell table:formula="of:=[.C90]/[.C91]" office:value-type="float" office:value="1.57628920786816" calcext:value-type="float">
            <text:p>1.57628920786816</text:p>
          </table:table-cell>
          <table:table-cell table:formula="of:=[.E90]/[.E91]" office:value-type="float" office:value="1.31960120391272" calcext:value-type="float">
            <text:p>1.31960120391272</text:p>
          </table:table-cell>
          <table:table-cell office:value-type="string" calcext:value-type="string">
            <text:p>2x2x2</text:p>
          </table:table-cell>
          <table:table-cell office:value-type="float" office:value="66.39" calcext:value-type="float">
            <text:p>66.39</text:p>
          </table:table-cell>
          <table:table-cell office:value-type="float" office:value="125" calcext:value-type="float">
            <text:p>125</text:p>
          </table:table-cell>
          <table:table-cell table:style-name="Default" office:value-type="float" office:value="98.83" calcext:value-type="float">
            <text:p>98.83</text:p>
          </table:table-cell>
          <table:table-cell office:value-type="float" office:value="180" calcext:value-type="float">
            <text:p>180</text:p>
          </table:table-cell>
          <table:table-cell table:formula="of:=[.M90]/[.K90]" office:value-type="float" office:value="1.48862780539238" calcext:value-type="float">
            <text:p>1.48862780539238</text:p>
          </table:table-cell>
          <table:table-cell table:style-name="Default" table:formula="of:=[.N90]/[.L90]" office:value-type="float" office:value="1.44" calcext:value-type="float">
            <text:p>1.44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formula="of:=[.C90]*POWER([.R90];[.$T$86])" office:value-type="float" office:value="1.29603439857373" calcext:value-type="float">
            <text:p>1.29603439857373</text:p>
          </table:table-cell>
          <table:table-cell table:formula="of:=POWER(([.S90]-[.$S$96]);2)" office:value-type="float" office:value="0.0794047444650397" calcext:value-type="float">
            <text:p>0.07940474446504</text:p>
          </table:table-cell>
          <table:table-cell table:formula="of:=POWER(([.S90]-[.$S$95]);2)" office:value-type="float" office:value="0.0000610506429380057" calcext:value-type="float">
            <text:p>6.10506429380057E-05</text:p>
          </table:table-cell>
          <table:table-cell/>
          <table:table-cell table:formula="of:=[.$X$85]/POWER([.Y90];[.$Z$85])*POWER([.Z90];[.$Y$83])" office:value-type="float" office:value="0.403537757031652" calcext:value-type="float">
            <text:p>0.403537757031652</text:p>
          </table:table-cell>
          <table:table-cell table:style-name="Default" table:formula="of:=[.C91]" office:value-type="float" office:value="0.3762" calcext:value-type="float">
            <text:p>0.37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table:formula="of:=POWER(([.W90]-[.X90]);2)" office:value-type="float" office:value="0.000747352959521652" calcext:value-type="float">
            <text:p>0.0007473529595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x2x2 </text:p>
          </table:table-cell>
          <table:table-cell office:value-type="float" office:value="0.3762" calcext:value-type="float">
            <text:p>0.3762</text:p>
          </table:table-cell>
          <table:table-cell office:value-type="float" office:value="10" calcext:value-type="float">
            <text:p>10</text:p>
          </table:table-cell>
          <table:table-cell office:value-type="float" office:value="0.5316" calcext:value-type="float">
            <text:p>0.5316</text:p>
          </table:table-cell>
          <table:table-cell office:value-type="string" calcext:value-type="string">
            <text:p><text:s/>10-20 \\</text:p>
          </table:table-cell>
          <table:table-cell table:formula="of:=[.E91]/[.C91]" office:value-type="float" office:value="1.41307814992026" calcext:value-type="float">
            <text:p>1.41307814992026</text:p>
          </table:table-cell>
          <table:table-cell table:formula="of:=[.C91]/[.C92]" office:value-type="float" office:value="1.53739272578668" calcext:value-type="float">
            <text:p>1.53739272578668</text:p>
          </table:table-cell>
          <table:table-cell table:formula="of:=[.E91]/[.E92]" office:value-type="float" office:value="1.9828422230511" calcext:value-type="float">
            <text:p>1.9828422230511</text:p>
          </table:table-cell>
          <table:table-cell office:value-type="string" calcext:value-type="string">
            <text:p>4x4x2</text:p>
          </table:table-cell>
          <table:table-cell office:value-type="float" office:value="18.856" calcext:value-type="float">
            <text:p>18.856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33.105" calcext:value-type="float">
            <text:p>33.105</text:p>
          </table:table-cell>
          <table:table-cell office:value-type="float" office:value="60" calcext:value-type="float">
            <text:p>60</text:p>
          </table:table-cell>
          <table:table-cell table:formula="of:=[.M91]/[.K91]" office:value-type="float" office:value="1.75567458633857" calcext:value-type="float">
            <text:p>1.75567458633857</text:p>
          </table:table-cell>
          <table:table-cell table:style-name="Default" table:formula="of:=[.N91]/[.L91]" office:value-type="float" office:value="1.71428571428571" calcext:value-type="float">
            <text:p>1.71428571428571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formula="of:=[.C91]*POWER([.R91];[.$T$86])" office:value-type="float" office:value="1.21551841814694" calcext:value-type="float">
            <text:p>1.21551841814694</text:p>
          </table:table-cell>
          <table:table-cell table:formula="of:=POWER(([.S91]-[.$S$96]);2)" office:value-type="float" office:value="0.131264518193519" calcext:value-type="float">
            <text:p>0.131264518193519</text:p>
          </table:table-cell>
          <table:table-cell table:formula="of:=POWER(([.S91]-[.$S$95]);2)" office:value-type="float" office:value="0.00780209553758212" calcext:value-type="float">
            <text:p>0.007802095537582</text:p>
          </table:table-cell>
          <table:table-cell/>
          <table:table-cell table:formula="of:=[.$X$85]/POWER([.Y91];[.$Z$85])*POWER([.Z91];[.$Y$83])" office:value-type="float" office:value="0.272962670381133" calcext:value-type="float">
            <text:p>0.272962670381133</text:p>
          </table:table-cell>
          <table:table-cell table:style-name="Default" table:formula="of:=[.C92]" office:value-type="float" office:value="0.2447" calcext:value-type="float">
            <text:p>0.244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" table:formula="of:=POWER(([.W91]-[.X91]);2)" office:value-type="float" office:value="0.000798778537072577" calcext:value-type="float">
            <text:p>0.0007987785370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x2x2 </text:p>
          </table:table-cell>
          <table:table-cell office:value-type="float" office:value="0.2447" calcext:value-type="float">
            <text:p>0.2447</text:p>
          </table:table-cell>
          <table:table-cell office:value-type="string" calcext:value-type="string">
            <text:p><text:s/>0-10 </text:p>
          </table:table-cell>
          <table:table-cell office:value-type="float" office:value="0.2681" calcext:value-type="float">
            <text:p>0.2681</text:p>
          </table:table-cell>
          <table:table-cell office:value-type="string" calcext:value-type="string">
            <text:p><text:s/>0-10 \\</text:p>
          </table:table-cell>
          <table:table-cell table:formula="of:=[.E92]/[.C92]" office:value-type="float" office:value="1.09562729873314" calcext:value-type="float">
            <text:p>1.09562729873314</text:p>
          </table:table-cell>
          <table:table-cell table:formula="of:=[.C92]/[.C93]" office:value-type="float" office:value="1.20423228346457" calcext:value-type="float">
            <text:p>1.20423228346457</text:p>
          </table:table-cell>
          <table:table-cell table:formula="of:=[.E92]/[.E93]" office:value-type="float" office:value="1.1350550381033" calcext:value-type="float">
            <text:p>1.1350550381033</text:p>
          </table:table-cell>
          <table:table-cell table:number-columns-repeated="3"/>
          <table:table-cell table:style-name="Default"/>
          <table:table-cell/>
          <table:table-cell table:formula="of:=AVERAGE([.O88:.O91])" office:value-type="float" office:value="1.48354288630495" calcext:value-type="float">
            <text:p>1.48354288630495</text:p>
          </table:table-cell>
          <table:table-cell table:style-name="Default"/>
          <table:table-cell/>
          <table:table-cell table:style-name="ce4" office:value-type="float" office:value="16" calcext:value-type="float">
            <text:p>16</text:p>
          </table:table-cell>
          <table:table-cell table:formula="of:=[.C92]*POWER([.R92];[.$T$86])" office:value-type="float" office:value="1.16884692750861" calcext:value-type="float">
            <text:p>1.16884692750861</text:p>
          </table:table-cell>
          <table:table-cell table:formula="of:=POWER(([.S92]-[.$S$96]);2)" office:value-type="float" office:value="0.16726132420183" calcext:value-type="float">
            <text:p>0.16726132420183</text:p>
          </table:table-cell>
          <table:table-cell table:formula="of:=POWER(([.S92]-[.$S$95]);2)" office:value-type="float" office:value="0.018225259781504" calcext:value-type="float">
            <text:p>0.018225259781504</text:p>
          </table:table-cell>
          <table:table-cell/>
          <table:table-cell table:formula="of:=[.$X$85]/POWER([.Y92];[.$Z$85])*POWER([.Z92];[.$Y$83])" office:value-type="float" office:value="0.184638532883938" calcext:value-type="float">
            <text:p>0.184638532883938</text:p>
          </table:table-cell>
          <table:table-cell table:style-name="Default" table:formula="of:=[.C93]" office:value-type="float" office:value="0.2032" calcext:value-type="float">
            <text:p>0.203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9" table:formula="of:=POWER(([.W92]-[.X92]);2)" office:value-type="float" office:value="0.00034452806150067" calcext:value-type="float">
            <text:p>0.0003445280615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x4x2 </text:p>
          </table:table-cell>
          <table:table-cell office:value-type="float" office:value="0.2032" calcext:value-type="float">
            <text:p>0.2032</text:p>
          </table:table-cell>
          <table:table-cell office:value-type="string" calcext:value-type="string">
            <text:p><text:s/>0-10 </text:p>
          </table:table-cell>
          <table:table-cell office:value-type="float" office:value="0.2362" calcext:value-type="float">
            <text:p>0.2362</text:p>
          </table:table-cell>
          <table:table-cell office:value-type="string" calcext:value-type="string">
            <text:p><text:s/>0-10 \\</text:p>
          </table:table-cell>
          <table:table-cell table:formula="of:=[.E93]/[.C93]" office:value-type="float" office:value="1.16240157480315" calcext:value-type="float">
            <text:p>1.16240157480315</text:p>
          </table:table-cell>
          <table:table-cell table:formula="of:=[.C93]/[.C94]" office:value-type="float" office:value="0.658457550226831" calcext:value-type="float">
            <text:p>0.658457550226831</text:p>
          </table:table-cell>
          <table:table-cell table:formula="of:=[.E93]/[.E94]" office:value-type="float" office:value="0.679321253954559" calcext:value-type="float">
            <text:p>0.679321253954559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float" office:value="32" calcext:value-type="float">
            <text:p>32</text:p>
          </table:table-cell>
          <table:table-cell table:formula="of:=[.C93]*POWER([.R93];[.$T$86])" office:value-type="float" office:value="1.43492199077009" calcext:value-type="float">
            <text:p>1.43492199077009</text:p>
          </table:table-cell>
          <table:table-cell table:formula="of:=POWER(([.S93]-[.$S$96]);2)" office:value-type="float" office:value="0.0204206622159009" calcext:value-type="float">
            <text:p>0.020420662215901</text:p>
          </table:table-cell>
          <table:table-cell table:formula="of:=POWER(([.S93]-[.$S$95]);2)" office:value-type="float" office:value="0.0171804199821066" calcext:value-type="float">
            <text:p>0.017180419982107</text:p>
          </table:table-cell>
          <table:table-cell/>
          <table:table-cell table:formula="of:=[.$X$85]/POWER([.Y93];[.$Z$85])*POWER([.Z93];[.$Y$83])" office:value-type="float" office:value="1.66991604235464" calcext:value-type="float">
            <text:p>1.66991604235464</text:p>
          </table:table-cell>
          <table:table-cell table:style-name="Default" table:formula="of:=[.E88]" office:value-type="float" office:value="1.6986" calcext:value-type="float">
            <text:p>1.69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9" table:formula="of:=POWER(([.W93]-[.X93]);2)" office:value-type="float" office:value="0.000822769426200547" calcext:value-type="float">
            <text:p>0.0008227694262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x4x4 </text:p>
          </table:table-cell>
          <table:table-cell office:value-type="float" office:value="0.3086" calcext:value-type="float">
            <text:p>0.3086</text:p>
          </table:table-cell>
          <table:table-cell office:value-type="string" calcext:value-type="string">
            <text:p><text:s/>0-10 </text:p>
          </table:table-cell>
          <table:table-cell office:value-type="float" office:value="0.3477" calcext:value-type="float">
            <text:p>0.3477</text:p>
          </table:table-cell>
          <table:table-cell office:value-type="string" calcext:value-type="string">
            <text:p><text:s/>0-10</text:p>
          </table:table-cell>
          <table:table-cell table:formula="of:=[.E94]/[.C94]" office:value-type="float" office:value="1.12670123136747" calcext:value-type="float">
            <text:p>1.12670123136747</text:p>
          </table:table-cell>
          <table:table-cell table:formula="of:=AVERAGE([.H88:.H92])" office:value-type="float" office:value="1.47225548338754" calcext:value-type="float">
            <text:p>1.47225548338754</text:p>
          </table:table-cell>
          <table:table-cell table:formula="of:=AVERAGE([.I88:.I92])" office:value-type="float" office:value="1.5107244190056" calcext:value-type="float">
            <text:p>1.5107244190056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float" office:value="64" calcext:value-type="float">
            <text:p>64</text:p>
          </table:table-cell>
          <table:table-cell table:formula="of:=[.C94]*POWER([.R94];[.$T$86])" office:value-type="float" office:value="3.2216727748545" calcext:value-type="float">
            <text:p>3.2216727748545</text:p>
          </table:table-cell>
          <table:table-cell table:formula="of:=POWER(([.S94]-[.$S$96]);2)" office:value-type="float" office:value="2.70224249897793" calcext:value-type="float">
            <text:p>2.70224249897793</text:p>
          </table:table-cell>
          <table:table-cell table:formula="of:=POWER(([.S94]-[.$S$95]);2)" office:value-type="float" office:value="3.67805229027552" calcext:value-type="float">
            <text:p>3.67805229027552</text:p>
          </table:table-cell>
          <table:table-cell/>
          <table:table-cell table:formula="of:=[.$X$85]/POWER([.Y94];[.$Z$85])*POWER([.Z94];[.$Y$83])" office:value-type="float" office:value="1.12957148195098" calcext:value-type="float">
            <text:p>1.12957148195098</text:p>
          </table:table-cell>
          <table:table-cell table:style-name="Default" table:formula="of:=[.E89]" office:value-type="float" office:value="1.1481" calcext:value-type="float">
            <text:p>1.148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POWER(([.W94]-[.X94]);2)" office:value-type="float" office:value="0.000343305981092934" calcext:value-type="float">
            <text:p>0.000343305981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x64x64 (HJSS)</text:p>
          </table:table-cell>
          <table:table-cell table:number-columns-repeated="4"/>
          <table:table-cell table:style-name="ce2" table:formula="of:=AVERAGE([.G93];[.G92];[.G91];[.G90];[.G89];[.G88])" office:value-type="float" office:value="1.2271400095373" calcext:value-type="float">
            <text:p>1.2271400095373</text:p>
          </table:table-cell>
          <table:table-cell table:formula="of:=AVERAGE([.H88:.H93])" office:value-type="float" office:value="1.33662249452742" calcext:value-type="float">
            <text:p>1.33662249452742</text:p>
          </table:table-cell>
          <table:table-cell table:formula="of:=AVERAGE([.I88:.I93])" office:value-type="float" office:value="1.37215722483043" calcext:value-type="float">
            <text:p>1.37215722483043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string" calcext:value-type="string">
            <text:p>a1=</text:p>
          </table:table-cell>
          <table:table-cell table:formula="of:=AVERAGE([.S88:.S93])" office:value-type="float" office:value="1.3038478896589" calcext:value-type="float">
            <text:p>1.3038478896589</text:p>
          </table:table-cell>
          <table:table-cell table:formula="of:=SUM([.T88:.T93])" office:value-type="float" office:value="0.499388162013223" calcext:value-type="float">
            <text:p>0.499388162013223</text:p>
          </table:table-cell>
          <table:table-cell table:formula="of:=SUM([.U88:.U93])" office:value-type="float" office:value="0.0490144121835675" calcext:value-type="float">
            <text:p>0.049014412183568</text:p>
          </table:table-cell>
          <table:table-cell/>
          <table:table-cell table:formula="of:=[.$X$85]/POWER([.Y95];[.$Z$85])*POWER([.Z95];[.$Y$83])" office:value-type="float" office:value="0.764069390601109" calcext:value-type="float">
            <text:p>0.764069390601109</text:p>
          </table:table-cell>
          <table:table-cell table:style-name="Default" table:formula="of:=[.E90]" office:value-type="float" office:value="0.7015" calcext:value-type="float">
            <text:p>0.70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" table:formula="of:=POWER(([.W95]-[.X95]);2)" office:value-type="float" office:value="0.0039149286401941" calcext:value-type="float">
            <text:p>0.003914928640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x1x1 </text:p>
          </table:table-cell>
          <table:table-cell office:value-type="float" office:value="2.1853" calcext:value-type="float">
            <text:p>2.1853</text:p>
          </table:table-cell>
          <table:table-cell office:value-type="float" office:value="75" calcext:value-type="float">
            <text:p>75</text:p>
          </table:table-cell>
          <table:table-cell office:value-type="float" office:value="2.6874" calcext:value-type="float">
            <text:p>2.6874</text:p>
          </table:table-cell>
          <table:table-cell office:value-type="float" office:value="90" calcext:value-type="float">
            <text:p>90</text:p>
          </table:table-cell>
          <table:table-cell table:formula="of:=[.E96]/[.C96]" office:value-type="float" office:value="1.22976250400403" calcext:value-type="float">
            <text:p>1.22976250400403</text:p>
          </table:table-cell>
          <table:table-cell table:formula="of:=[.C96]/[.C97]" office:value-type="float" office:value="1.57080218516389" calcext:value-type="float">
            <text:p>1.57080218516389</text:p>
          </table:table-cell>
          <table:table-cell table:formula="of:=[.E96]/[.E97]" office:value-type="float" office:value="1.63109978150036" calcext:value-type="float">
            <text:p>1.63109978150036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string" calcext:value-type="string">
            <text:p>a2=</text:p>
          </table:table-cell>
          <table:table-cell table:formula="of:=AVERAGE([.S88:.S94])" office:value-type="float" office:value="1.57782287325827" calcext:value-type="float">
            <text:p>1.57782287325827</text:p>
          </table:table-cell>
          <table:table-cell table:formula="of:=SUM([.T88:.T94])" office:value-type="float" office:value="3.20163066099116" calcext:value-type="float">
            <text:p>3.20163066099116</text:p>
          </table:table-cell>
          <table:table-cell table:formula="of:=SUM([.U88:.U94])" office:value-type="float" office:value="3.72706670245909" calcext:value-type="float">
            <text:p>3.72706670245909</text:p>
          </table:table-cell>
          <table:table-cell/>
          <table:table-cell table:formula="of:=[.$X$85]/POWER([.Y96];[.$Z$85])*POWER([.Z96];[.$Y$83])" office:value-type="float" office:value="0.516834961737186" calcext:value-type="float">
            <text:p>0.516834961737186</text:p>
          </table:table-cell>
          <table:table-cell table:style-name="Default" table:formula="of:=[.E91]" office:value-type="float" office:value="0.5316" calcext:value-type="float">
            <text:p>0.53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9" table:formula="of:=POWER(([.W96]-[.X96]);2)" office:value-type="float" office:value="0.000218006354902376" calcext:value-type="float">
            <text:p>0.0002180063549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x1x1 </text:p>
          </table:table-cell>
          <table:table-cell office:value-type="float" office:value="1.3912" calcext:value-type="float">
            <text:p>1.3912</text:p>
          </table:table-cell>
          <table:table-cell office:value-type="float" office:value="45" calcext:value-type="float">
            <text:p>45</text:p>
          </table:table-cell>
          <table:table-cell office:value-type="float" office:value="1.6476" calcext:value-type="float">
            <text:p>1.6476</text:p>
          </table:table-cell>
          <table:table-cell office:value-type="string" calcext:value-type="string">
            <text:p><text:s/>50-60\\</text:p>
          </table:table-cell>
          <table:table-cell table:formula="of:=[.E97]/[.C97]" office:value-type="float" office:value="1.1843013225992" calcext:value-type="float">
            <text:p>1.1843013225992</text:p>
          </table:table-cell>
          <table:table-cell table:formula="of:=[.C97]/[.C98]" office:value-type="float" office:value="1.62827715355805" calcext:value-type="float">
            <text:p>1.62827715355805</text:p>
          </table:table-cell>
          <table:table-cell table:formula="of:=[.E97]/[.E98]" office:value-type="float" office:value="1.65704515739716" calcext:value-type="float">
            <text:p>1.65704515739716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table:formula="of:=[.$X$85]/POWER([.Y97];[.$Z$85])*POWER([.Z97];[.$Y$83])" office:value-type="float" office:value="0.349599631865544" calcext:value-type="float">
            <text:p>0.349599631865544</text:p>
          </table:table-cell>
          <table:table-cell table:style-name="Default" table:formula="of:=[.E92]" office:value-type="float" office:value="0.2681" calcext:value-type="float">
            <text:p>0.268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9" table:formula="of:=POWER(([.W97]-[.X97]);2)" office:value-type="float" office:value="0.00664218999421917" calcext:value-type="float">
            <text:p>0.0066421899942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x2x1 </text:p>
          </table:table-cell>
          <table:table-cell office:value-type="float" office:value="0.8544" calcext:value-type="float">
            <text:p>0.8544</text:p>
          </table:table-cell>
          <table:table-cell office:value-type="string" calcext:value-type="string">
            <text:p><text:s/>30-40 </text:p>
          </table:table-cell>
          <table:table-cell office:value-type="float" office:value="0.9943" calcext:value-type="float">
            <text:p>0.9943</text:p>
          </table:table-cell>
          <table:table-cell office:value-type="string" calcext:value-type="string">
            <text:p><text:s/>40-50 \\</text:p>
          </table:table-cell>
          <table:table-cell table:formula="of:=[.E98]/[.C98]" office:value-type="float" office:value="1.16374063670412" calcext:value-type="float">
            <text:p>1.16374063670412</text:p>
          </table:table-cell>
          <table:table-cell table:formula="of:=[.C98]/[.C99]" office:value-type="float" office:value="1.58427591322084" calcext:value-type="float">
            <text:p>1.58427591322084</text:p>
          </table:table-cell>
          <table:table-cell table:formula="of:=[.E98]/[.E99]" office:value-type="float" office:value="1.433741888969" calcext:value-type="float">
            <text:p>1.433741888969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table:formula="of:=[.$X$85]/POWER([.Y98];[.$Z$85])*POWER([.Z98];[.$Y$83])" office:value-type="float" office:value="0.236477621772564" calcext:value-type="float">
            <text:p>0.236477621772564</text:p>
          </table:table-cell>
          <table:table-cell table:style-name="Default" table:formula="of:=[.E93]" office:value-type="float" office:value="0.2362" calcext:value-type="float">
            <text:p>0.236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9" table:formula="of:=POWER(([.W98]-[.X98]);2)" office:value-type="float" office:value="0.0000000770738486015876" calcext:value-type="float">
            <text:p>7.70738486015876E-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x2x2 </text:p>
          </table:table-cell>
          <table:table-cell office:value-type="float" office:value="0.5393" calcext:value-type="float">
            <text:p>0.5393</text:p>
          </table:table-cell>
          <table:table-cell office:value-type="string" calcext:value-type="string">
            <text:p><text:s/>10-20 </text:p>
          </table:table-cell>
          <table:table-cell office:value-type="float" office:value="0.6935" calcext:value-type="float">
            <text:p>0.6935</text:p>
          </table:table-cell>
          <table:table-cell office:value-type="string" calcext:value-type="string">
            <text:p><text:s/>10-20 \\</text:p>
          </table:table-cell>
          <table:table-cell table:formula="of:=[.E99]/[.C99]" office:value-type="float" office:value="1.28592620063045" calcext:value-type="float">
            <text:p>1.28592620063045</text:p>
          </table:table-cell>
          <table:table-cell table:formula="of:=[.C99]/[.C100]" office:value-type="float" office:value="1.6568356374808" calcext:value-type="float">
            <text:p>1.6568356374808</text:p>
          </table:table-cell>
          <table:table-cell table:formula="of:=[.E99]/[.E100]" office:value-type="float" office:value="1.82403997895844" calcext:value-type="float">
            <text:p>1.82403997895844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5"/>
          <table:table-cell table:style-name="Default"/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x2x2 </text:p>
          </table:table-cell>
          <table:table-cell office:value-type="float" office:value="0.3255" calcext:value-type="float">
            <text:p>0.3255</text:p>
          </table:table-cell>
          <table:table-cell office:value-type="string" calcext:value-type="string">
            <text:p><text:s/>0-10 </text:p>
          </table:table-cell>
          <table:table-cell office:value-type="float" office:value="0.3802" calcext:value-type="float">
            <text:p>0.3802</text:p>
          </table:table-cell>
          <table:table-cell office:value-type="string" calcext:value-type="string">
            <text:p><text:s/>10 \\</text:p>
          </table:table-cell>
          <table:table-cell table:formula="of:=[.E100]/[.C100]" office:value-type="float" office:value="1.16804915514593" calcext:value-type="float">
            <text:p>1.16804915514593</text:p>
          </table:table-cell>
          <table:table-cell table:formula="of:=[.C100]/[.C101]" office:value-type="float" office:value="1.28048780487805" calcext:value-type="float">
            <text:p>1.28048780487805</text:p>
          </table:table-cell>
          <table:table-cell table:formula="of:=[.E100]/[.E101]" office:value-type="float" office:value="1.350621669627" calcext:value-type="float">
            <text:p>1.350621669627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5"/>
          <table:table-cell table:style-name="Default" office:value-type="string" calcext:value-type="string">
            <text:p>LS sum = </text:p>
          </table:table-cell>
          <table:table-cell table:formula="of:=SUM([.AA87:.AA98])" office:value-type="float" office:value="0.0190751220975384" calcext:value-type="float">
            <text:p>0.019075122097538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x4x2 </text:p>
          </table:table-cell>
          <table:table-cell office:value-type="float" office:value="0.2542" calcext:value-type="float">
            <text:p>0.2542</text:p>
          </table:table-cell>
          <table:table-cell office:value-type="string" calcext:value-type="string">
            <text:p><text:s/>0-10 </text:p>
          </table:table-cell>
          <table:table-cell office:value-type="float" office:value="0.2815" calcext:value-type="float">
            <text:p>0.2815</text:p>
          </table:table-cell>
          <table:table-cell office:value-type="string" calcext:value-type="string">
            <text:p><text:s/>0-10 \\</text:p>
          </table:table-cell>
          <table:table-cell table:formula="of:=[.E101]/[.C101]" office:value-type="float" office:value="1.10739575137687" calcext:value-type="float">
            <text:p>1.10739575137687</text:p>
          </table:table-cell>
          <table:table-cell table:formula="of:=[.C101]/[.C102]" office:value-type="float" office:value="0.80163986124251" calcext:value-type="float">
            <text:p>0.80163986124251</text:p>
          </table:table-cell>
          <table:table-cell table:formula="of:=[.E101]/[.E102]" office:value-type="float" office:value="0.777624309392265" calcext:value-type="float">
            <text:p>0.777624309392265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5"/>
          <table:table-cell table:style-name="Default" office:value-type="string" calcext:value-type="string">
            <text:p>LS sum(1) = </text:p>
          </table:table-cell>
          <table:table-cell table:formula="of:=SUM([.AA87:.AA92])" office:value-type="float" office:value="0.00713384462708066" calcext:value-type="float">
            <text:p>0.007133844627081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x4x4 </text:p>
          </table:table-cell>
          <table:table-cell office:value-type="float" office:value="0.3171" calcext:value-type="float">
            <text:p>0.3171</text:p>
          </table:table-cell>
          <table:table-cell office:value-type="string" calcext:value-type="string">
            <text:p><text:s/>0-10 </text:p>
          </table:table-cell>
          <table:table-cell office:value-type="float" office:value="0.362" calcext:value-type="float">
            <text:p>0.362</text:p>
          </table:table-cell>
          <table:table-cell office:value-type="string" calcext:value-type="string">
            <text:p><text:s/>0-10 \\</text:p>
          </table:table-cell>
          <table:table-cell table:formula="of:=[.E102]/[.C102]" office:value-type="float" office:value="1.14159571113214" calcext:value-type="float">
            <text:p>1.14159571113214</text:p>
          </table:table-cell>
          <table:table-cell table:formula="of:=AVERAGE([.H96:.H101])" office:value-type="float" office:value="1.42038642592402" calcext:value-type="float">
            <text:p>1.42038642592402</text:p>
          </table:table-cell>
          <table:table-cell table:formula="of:=AVERAGE([.I96:.I101])" office:value-type="float" office:value="1.44569546430737" calcext:value-type="float">
            <text:p>1.44569546430737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ce5"/>
          <table:table-cell table:style-name="ce7" table:number-columns-repeated="5"/>
          <table:table-cell table:style-name="ce7" office:value-type="string" calcext:value-type="string">
            <text:p>LS sum(2) = </text:p>
          </table:table-cell>
          <table:table-cell table:style-name="ce7" table:formula="of:=SUM([.AA93:.AA98])" office:value-type="float" office:value="0.0119412774704577" calcext:value-type="float">
            <text:p>0.011941277470458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ASUS PERSO</text:p>
          </table:table-cell>
          <table:table-cell table:number-columns-repeated="5"/>
          <table:table-cell table:style-name="ce2" table:formula="of:=AVERAGE([.G101];[.G100];[.G99];[.G98];[.G97];[.G96])" office:value-type="float" office:value="1.18986259507676" calcext:value-type="float">
            <text:p>1.18986259507676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(1) 40x40x40 </text:p>
          </table:table-cell>
          <table:table-cell office:value-type="float" office:value="1.308" calcext:value-type="float">
            <text:p>1.308</text:p>
          </table:table-cell>
          <table:table-cell office:value-type="float" office:value="12" calcext:value-type="float">
            <text:p>12</text:p>
          </table:table-cell>
          <table:table-cell office:value-type="float" office:value="1.543" calcext:value-type="float">
            <text:p>1.543</text:p>
          </table:table-cell>
          <table:table-cell office:value-type="float" office:value="14" calcext:value-type="float">
            <text:p>14</text:p>
          </table:table-cell>
          <table:table-cell table:formula="of:=[.E104]/[.C104]" office:value-type="float" office:value="1.17966360856269" calcext:value-type="float">
            <text:p>1.17966360856269</text:p>
          </table:table-cell>
          <table:table-cell table:formula="of:=[.F104]/[.D104]" office:value-type="float" office:value="1.16666666666667" calcext:value-type="float">
            <text:p>1.16666666666667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HJSS64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eta</text:p>
          </table:table-cell>
          <table:table-cell table:style-name="ce6" office:value-type="string" calcext:value-type="string">
            <text:p>alpha</text:p>
          </table:table-cell>
          <table:table-cell table:style-name="ce6" table:number-columns-repeated="5"/>
          <table:table-cell table:style-name="ce8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(1) 80x80x80 </text:p>
          </table:table-cell>
          <table:table-cell office:value-type="float" office:value="10.794" calcext:value-type="float">
            <text:p>10.794</text:p>
          </table:table-cell>
          <table:table-cell office:value-type="float" office:value="100" calcext:value-type="float">
            <text:p>100</text:p>
          </table:table-cell>
          <table:table-cell office:value-type="float" office:value="13.033" calcext:value-type="float">
            <text:p>13.033</text:p>
          </table:table-cell>
          <table:table-cell office:value-type="float" office:value="121.5" calcext:value-type="float">
            <text:p>121.5</text:p>
          </table:table-cell>
          <table:table-cell table:formula="of:=[.E105]/[.C105]" office:value-type="float" office:value="1.20743005373356" calcext:value-type="float">
            <text:p>1.20743005373356</text:p>
          </table:table-cell>
          <table:table-cell table:formula="of:=[.F105]/[.D105]" office:value-type="float" office:value="1.215" calcext:value-type="float">
            <text:p>1.215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office:value-type="float" office:value="2.09886" calcext:value-type="float">
            <text:p>2.09886</text:p>
          </table:table-cell>
          <table:table-cell office:value-type="float" office:value="0.634" calcext:value-type="float">
            <text:p>0.634</text:p>
          </table:table-cell>
          <table:table-cell table:style-name="ce2" office:value-type="float" office:value="0.3157" calcext:value-type="float">
            <text:p>0.3157</text:p>
          </table:table-cell>
          <table:table-cell table:formula="of:=POWER(32;[.U105])" office:value-type="float" office:value="2.98659166104467" calcext:value-type="float">
            <text:p>2.98659166104467</text:p>
          </table:table-cell>
          <table:table-cell/>
          <table:table-cell table:style-name="Default"/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(2) 20x20x20 </text:p>
          </table:table-cell>
          <table:table-cell office:value-type="float" office:value="0.1316" calcext:value-type="float">
            <text:p>0.1316</text:p>
          </table:table-cell>
          <table:table-cell office:value-type="float" office:value="1.1" calcext:value-type="float">
            <text:p>1.1</text:p>
          </table:table-cell>
          <table:table-cell office:value-type="float" office:value="0.1411" calcext:value-type="float">
            <text:p>0.1411</text:p>
          </table:table-cell>
          <table:table-cell office:value-type="float" office:value="1.2" calcext:value-type="float">
            <text:p>1.2</text:p>
          </table:table-cell>
          <table:table-cell table:formula="of:=[.E106]/[.C106]" office:value-type="float" office:value="1.07218844984802" calcext:value-type="float">
            <text:p>1.07218844984802</text:p>
          </table:table-cell>
          <table:table-cell table:formula="of:=[.F106]/[.D106]" office:value-type="float" office:value="1.09090909090909" calcext:value-type="float">
            <text:p>1.09090909090909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3"/>
          <table:table-cell table:formula="of:=[.S105]/[.V105]" office:value-type="float" office:value="0.702760952351231" calcext:value-type="float">
            <text:p>0.702760952351231</text:p>
          </table:table-cell>
          <table:table-cell/>
          <table:table-cell table:style-name="Default"/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(2) 40x40x40 </text:p>
          </table:table-cell>
          <table:table-cell office:value-type="float" office:value="1.026" calcext:value-type="float">
            <text:p>1.026</text:p>
          </table:table-cell>
          <table:table-cell office:value-type="float" office:value="9.5" calcext:value-type="float">
            <text:p>9.5</text:p>
          </table:table-cell>
          <table:table-cell office:value-type="float" office:value="1.195" calcext:value-type="float">
            <text:p>1.195</text:p>
          </table:table-cell>
          <table:table-cell office:value-type="float" office:value="11" calcext:value-type="float">
            <text:p>11</text:p>
          </table:table-cell>
          <table:table-cell table:formula="of:=[.E107]/[.C107]" office:value-type="float" office:value="1.16471734892788" calcext:value-type="float">
            <text:p>1.16471734892788</text:p>
          </table:table-cell>
          <table:table-cell table:formula="of:=[.F107]/[.D107]" office:value-type="float" office:value="1.15789473684211" calcext:value-type="float">
            <text:p>1.15789473684211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5"/>
          <table:table-cell table:style-name="Default" office:value-type="string" calcext:value-type="string">
            <text:p>ALPHA <text:s text:c="2"/>=</text:p>
          </table:table-cell>
          <table:table-cell office:value-type="float" office:value="0.3157" calcext:value-type="float">
            <text:p>0.3157</text:p>
          </table:table-cell>
          <table:table-cell table:formula="of:=POWER(2;[.Y107])" office:value-type="float" office:value="1.24461539797504" calcext:value-type="float">
            <text:p>1.24461539797504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(2) 80x80x80 </text:p>
          </table:table-cell>
          <table:table-cell office:value-type="float" office:value="8.068" calcext:value-type="float">
            <text:p>8.068</text:p>
          </table:table-cell>
          <table:table-cell office:value-type="float" office:value="74" calcext:value-type="float">
            <text:p>74</text:p>
          </table:table-cell>
          <table:table-cell office:value-type="float" office:value="9.595" calcext:value-type="float">
            <text:p>9.595</text:p>
          </table:table-cell>
          <table:table-cell office:value-type="float" office:value="88" calcext:value-type="float">
            <text:p>88</text:p>
          </table:table-cell>
          <table:table-cell table:formula="of:=[.E108]/[.C108]" office:value-type="float" office:value="1.18926623698562" calcext:value-type="float">
            <text:p>1.18926623698562</text:p>
          </table:table-cell>
          <table:table-cell table:formula="of:=[.F108]/[.D108]" office:value-type="float" office:value="1.18918918918919" calcext:value-type="float">
            <text:p>1.18918918918919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5"/>
          <table:table-cell table:style-name="Default"/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3) 20x20x20 </text:p>
          </table:table-cell>
          <table:table-cell office:value-type="float" office:value="0.17" calcext:value-type="float">
            <text:p>0.17</text:p>
          </table:table-cell>
          <table:table-cell office:value-type="float" office:value="1.4" calcext:value-type="float">
            <text:p>1.4</text:p>
          </table:table-cell>
          <table:table-cell office:value-type="float" office:value="0.179" calcext:value-type="float">
            <text:p>0.179</text:p>
          </table:table-cell>
          <table:table-cell office:value-type="float" office:value="1.5" calcext:value-type="float">
            <text:p>1.5</text:p>
          </table:table-cell>
          <table:table-cell table:formula="of:=[.E109]/[.C109]" office:value-type="float" office:value="1.05294117647059" calcext:value-type="float">
            <text:p>1.05294117647059</text:p>
          </table:table-cell>
          <table:table-cell table:formula="of:=[.F109]/[.D109]" office:value-type="float" office:value="1.07142857142857" calcext:value-type="float">
            <text:p>1.07142857142857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office:value-type="string" calcext:value-type="string">
            <text:p>a=</text:p>
          </table:table-cell>
          <table:table-cell table:style-name="Default" table:formula="of:=[.S119]" office:value-type="float" office:value="2.09886010492507" calcext:value-type="float">
            <text:p>2.09886010492507</text:p>
          </table:table-cell>
          <table:table-cell office:value-type="string" calcext:value-type="string">
            <text:p>beta=</text:p>
          </table:table-cell>
          <table:table-cell table:formula="of:=[.T110]" office:value-type="float" office:value="0.634" calcext:value-type="float">
            <text:p>0.634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3) 40x40x40 </text:p>
          </table:table-cell>
          <table:table-cell office:value-type="float" office:value="1.396" calcext:value-type="float">
            <text:p>1.396</text:p>
          </table:table-cell>
          <table:table-cell office:value-type="float" office:value="11.5" calcext:value-type="float">
            <text:p>11.5</text:p>
          </table:table-cell>
          <table:table-cell office:value-type="float" office:value="1.646" calcext:value-type="float">
            <text:p>1.646</text:p>
          </table:table-cell>
          <table:table-cell office:value-type="float" office:value="13.7" calcext:value-type="float">
            <text:p>13.7</text:p>
          </table:table-cell>
          <table:table-cell table:formula="of:=[.E110]/[.C110]" office:value-type="float" office:value="1.17908309455587" calcext:value-type="float">
            <text:p>1.17908309455587</text:p>
          </table:table-cell>
          <table:table-cell table:formula="of:=[.F110]/[.D110]" office:value-type="float" office:value="1.19130434782609" calcext:value-type="float">
            <text:p>1.19130434782609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/>
          <table:table-cell office:value-type="float" office:value="0.634" calcext:value-type="float">
            <text:p>0.634</text:p>
          </table:table-cell>
          <table:table-cell table:number-columns-repeated="2"/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Ecar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3) 80x80x80 </text:p>
          </table:table-cell>
          <table:table-cell office:value-type="float" office:value="10.644" calcext:value-type="float">
            <text:p>10.644</text:p>
          </table:table-cell>
          <table:table-cell office:value-type="float" office:value="89" calcext:value-type="float">
            <text:p>89</text:p>
          </table:table-cell>
          <table:table-cell office:value-type="float" office:value="12.572" calcext:value-type="float">
            <text:p>12.572</text:p>
          </table:table-cell>
          <table:table-cell office:value-type="float" office:value="106" calcext:value-type="float">
            <text:p>106</text:p>
          </table:table-cell>
          <table:table-cell table:formula="of:=[.E111]/[.C111]" office:value-type="float" office:value="1.18113491168734" calcext:value-type="float">
            <text:p>1.18113491168734</text:p>
          </table:table-cell>
          <table:table-cell table:formula="of:=[.F111]/[.D111]" office:value-type="float" office:value="1.19101123595506" calcext:value-type="float">
            <text:p>1.19101123595506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office:value-type="string" calcext:value-type="string">
            <text:p>A</text:p>
          </table:table-cell>
          <table:table-cell office:value-type="string" calcext:value-type="string">
            <text:p>WITH a2</text:p>
          </table:table-cell>
          <table:table-cell office:value-type="string" calcext:value-type="string">
            <text:p>WITH a1</text:p>
          </table:table-cell>
          <table:table-cell/>
          <table:table-cell table:formula="of:=[.$X$109]/POWER([.Y111];[.$Z$109])*POWER([.Z111];[.$Y$107])" office:value-type="float" office:value="2.09886010492507" calcext:value-type="float">
            <text:p>2.09886010492507</text:p>
          </table:table-cell>
          <table:table-cell table:style-name="Default" table:formula="of:=[.C96]" office:value-type="float" office:value="2.1853" calcext:value-type="float">
            <text:p>2.185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POWER(([.W111]-[.X111]);2)" office:value-type="float" office:value="0.0074718554605647" calcext:value-type="float">
            <text:p>0.0074718554605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4) 20x20x20 </text:p>
          </table:table-cell>
          <table:table-cell office:value-type="float" office:value="0.1405" calcext:value-type="float">
            <text:p>0.1405</text:p>
          </table:table-cell>
          <table:table-cell office:value-type="float" office:value="1.2" calcext:value-type="float">
            <text:p>1.2</text:p>
          </table:table-cell>
          <table:table-cell office:value-type="float" office:value="0.149" calcext:value-type="float">
            <text:p>0.149</text:p>
          </table:table-cell>
          <table:table-cell office:value-type="float" office:value="1.3" calcext:value-type="float">
            <text:p>1.3</text:p>
          </table:table-cell>
          <table:table-cell table:formula="of:=[.E112]/[.C112]" office:value-type="float" office:value="1.06049822064057" calcext:value-type="float">
            <text:p>1.06049822064057</text:p>
          </table:table-cell>
          <table:table-cell table:formula="of:=[.F112]/[.D112]" office:value-type="float" office:value="1.08333333333333" calcext:value-type="float">
            <text:p>1.08333333333333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float" office:value="1" calcext:value-type="float">
            <text:p>1</text:p>
          </table:table-cell>
          <table:table-cell table:formula="of:=[.C96]*POWER([.R112];[.$T$110])" office:value-type="float" office:value="2.1853" calcext:value-type="float">
            <text:p>2.1853</text:p>
          </table:table-cell>
          <table:table-cell table:formula="of:=POWER(([.S112]-[.$S$120]);2)" office:value-type="float" office:value="0.0607375320805726" calcext:value-type="float">
            <text:p>0.060737532080573</text:p>
          </table:table-cell>
          <table:table-cell table:formula="of:=POWER(([.S112]-[.$S$119]);2)" office:value-type="float" office:value="0.0074718554605647" calcext:value-type="float">
            <text:p>0.007471855460565</text:p>
          </table:table-cell>
          <table:table-cell/>
          <table:table-cell table:formula="of:=[.$X$109]/POWER([.Y112];[.$Z$109])*POWER([.Z112];[.$Y$107])" office:value-type="float" office:value="1.35247882808227" calcext:value-type="float">
            <text:p>1.35247882808227</text:p>
          </table:table-cell>
          <table:table-cell table:style-name="Default" table:formula="of:=[.C97]" office:value-type="float" office:value="1.3912" calcext:value-type="float">
            <text:p>1.39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table:formula="of:=POWER(([.W112]-[.X112]);2)" office:value-type="float" office:value="0.00149932915468205" calcext:value-type="float">
            <text:p>0.0014993291546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4) 40x40x40 </text:p>
          </table:table-cell>
          <table:table-cell office:value-type="float" office:value="1.192" calcext:value-type="float">
            <text:p>1.192</text:p>
          </table:table-cell>
          <table:table-cell office:value-type="float" office:value="11" calcext:value-type="float">
            <text:p>11</text:p>
          </table:table-cell>
          <table:table-cell office:value-type="float" office:value="1.402" calcext:value-type="float">
            <text:p>1.402</text:p>
          </table:table-cell>
          <table:table-cell office:value-type="float" office:value="15" calcext:value-type="float">
            <text:p>15</text:p>
          </table:table-cell>
          <table:table-cell table:formula="of:=[.E113]/[.C113]" office:value-type="float" office:value="1.1761744966443" calcext:value-type="float">
            <text:p>1.1761744966443</text:p>
          </table:table-cell>
          <table:table-cell table:formula="of:=[.F113]/[.D113]" office:value-type="float" office:value="1.36363636363636" calcext:value-type="float">
            <text:p>1.36363636363636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float" office:value="2" calcext:value-type="float">
            <text:p>2</text:p>
          </table:table-cell>
          <table:table-cell table:formula="of:=[.C97]*POWER([.R113];[.$T$110])" office:value-type="float" office:value="2.15895000893436" calcext:value-type="float">
            <text:p>2.15895000893436</text:p>
          </table:table-cell>
          <table:table-cell table:formula="of:=POWER(([.S113]-[.$S$120]);2)" office:value-type="float" office:value="0.0744197571768653" calcext:value-type="float">
            <text:p>0.074419757176865</text:p>
          </table:table-cell>
          <table:table-cell table:formula="of:=POWER(([.S113]-[.$S$119]);2)" office:value-type="float" office:value="0.00361079656384549" calcext:value-type="float">
            <text:p>0.003610796563845</text:p>
          </table:table-cell>
          <table:table-cell/>
          <table:table-cell table:formula="of:=[.$X$109]/POWER([.Y113];[.$Z$109])*POWER([.Z113];[.$Y$107])" office:value-type="float" office:value="0.87152020095027" calcext:value-type="float">
            <text:p>0.87152020095027</text:p>
          </table:table-cell>
          <table:table-cell table:style-name="Default" table:formula="of:=[.C98]" office:value-type="float" office:value="0.8544" calcext:value-type="float">
            <text:p>0.85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table:formula="of:=POWER(([.W113]-[.X113]);2)" office:value-type="float" office:value="0.00029310128057763" calcext:value-type="float">
            <text:p>0.0002931012805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4) 80x80x80 </text:p>
          </table:table-cell>
          <table:table-cell office:value-type="float" office:value="10.258" calcext:value-type="float">
            <text:p>10.258</text:p>
          </table:table-cell>
          <table:table-cell office:value-type="float" office:value="96" calcext:value-type="float">
            <text:p>96</text:p>
          </table:table-cell>
          <table:table-cell office:value-type="float" office:value="12.125" calcext:value-type="float">
            <text:p>12.125</text:p>
          </table:table-cell>
          <table:table-cell office:value-type="float" office:value="114" calcext:value-type="float">
            <text:p>114</text:p>
          </table:table-cell>
          <table:table-cell table:formula="of:=[.E114]/[.C114]" office:value-type="float" office:value="1.18200428933515" calcext:value-type="float">
            <text:p>1.18200428933515</text:p>
          </table:table-cell>
          <table:table-cell table:formula="of:=[.F114]/[.D114]" office:value-type="float" office:value="1.1875" calcext:value-type="float">
            <text:p>1.1875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float" office:value="4" calcext:value-type="float">
            <text:p>4</text:p>
          </table:table-cell>
          <table:table-cell table:formula="of:=[.C98]*POWER([.R114];[.$T$110])" office:value-type="float" office:value="2.05762995704824" calcext:value-type="float">
            <text:p>2.05762995704824</text:p>
          </table:table-cell>
          <table:table-cell table:formula="of:=POWER(([.S114]-[.$S$120]);2)" office:value-type="float" office:value="0.139965699638968" calcext:value-type="float">
            <text:p>0.139965699638968</text:p>
          </table:table-cell>
          <table:table-cell table:formula="of:=POWER(([.S114]-[.$S$119]);2)" office:value-type="float" office:value="0.00169992509394509" calcext:value-type="float">
            <text:p>0.001699925093945</text:p>
          </table:table-cell>
          <table:table-cell/>
          <table:table-cell table:formula="of:=[.$X$109]/POWER([.Y114];[.$Z$109])*POWER([.Z114];[.$Y$107])" office:value-type="float" office:value="0.561596562469955" calcext:value-type="float">
            <text:p>0.561596562469955</text:p>
          </table:table-cell>
          <table:table-cell table:style-name="Default" table:formula="of:=[.C99]" office:value-type="float" office:value="0.5393" calcext:value-type="float">
            <text:p>0.539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table:formula="of:=POWER(([.W114]-[.X114]);2)" office:value-type="float" office:value="0.000497136697976627" calcext:value-type="float">
            <text:p>0.000497136697977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104:.G114])" office:value-type="float" office:value="1.1495547170356" calcext:value-type="float">
            <text:p>1.1495547170356</text:p>
          </table:table-cell>
          <table:table-cell table:formula="of:=AVERAGE([.H104:.H114])" office:value-type="float" office:value="1.17344304870786" calcext:value-type="float">
            <text:p>1.17344304870786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float" office:value="8" calcext:value-type="float">
            <text:p>8</text:p>
          </table:table-cell>
          <table:table-cell table:formula="of:=[.C99]*POWER([.R115];[.$T$110])" office:value-type="float" office:value="2.0155309526964" calcext:value-type="float">
            <text:p>2.0155309526964</text:p>
          </table:table-cell>
          <table:table-cell table:formula="of:=POWER(([.S115]-[.$S$120]);2)" office:value-type="float" office:value="0.173238176409893" calcext:value-type="float">
            <text:p>0.173238176409893</text:p>
          </table:table-cell>
          <table:table-cell table:formula="of:=POWER(([.S115]-[.$S$119]);2)" office:value-type="float" office:value="0.00694374761114954" calcext:value-type="float">
            <text:p>0.00694374761115</text:p>
          </table:table-cell>
          <table:table-cell/>
          <table:table-cell table:formula="of:=[.$X$109]/POWER([.Y115];[.$Z$109])*POWER([.Z115];[.$Y$107])" office:value-type="float" office:value="0.361885701139436" calcext:value-type="float">
            <text:p>0.361885701139436</text:p>
          </table:table-cell>
          <table:table-cell table:style-name="Default" table:formula="of:=[.C100]" office:value-type="float" office:value="0.3255" calcext:value-type="float">
            <text:p>0.325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" table:formula="of:=POWER(([.W115]-[.X115]);2)" office:value-type="float" office:value="0.00132391924740834" calcext:value-type="float">
            <text:p>0.0013239192474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(1) 40x40x40 </text:p>
          </table:table-cell>
          <table:table-cell office:value-type="float" office:value="0.0868" calcext:value-type="float">
            <text:p>0.0868</text:p>
          </table:table-cell>
          <table:table-cell office:value-type="float" office:value="7.8" calcext:value-type="float">
            <text:p>7.8</text:p>
          </table:table-cell>
          <table:table-cell office:value-type="float" office:value="0.09577" calcext:value-type="float">
            <text:p>0.09577</text:p>
          </table:table-cell>
          <table:table-cell office:value-type="float" office:value="8.4" calcext:value-type="float">
            <text:p>8.4</text:p>
          </table:table-cell>
          <table:table-cell table:formula="of:=[.E116]/[.C116]" office:value-type="float" office:value="1.10334101382489" calcext:value-type="float">
            <text:p>1.10334101382489</text:p>
          </table:table-cell>
          <table:table-cell table:formula="of:=[.F116]/[.D116]" office:value-type="float" office:value="1.07692307692308" calcext:value-type="float">
            <text:p>1.07692307692308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float" office:value="16" calcext:value-type="float">
            <text:p>16</text:p>
          </table:table-cell>
          <table:table-cell table:formula="of:=[.C100]*POWER([.R116];[.$T$110])" office:value-type="float" office:value="1.88783077640827" calcext:value-type="float">
            <text:p>1.88783077640827</text:p>
          </table:table-cell>
          <table:table-cell table:formula="of:=POWER(([.S116]-[.$S$120]);2)" office:value-type="float" office:value="0.295847966375771" calcext:value-type="float">
            <text:p>0.295847966375771</text:p>
          </table:table-cell>
          <table:table-cell table:formula="of:=POWER(([.S116]-[.$S$119]);2)" office:value-type="float" office:value="0.044533377494254" calcext:value-type="float">
            <text:p>0.044533377494254</text:p>
          </table:table-cell>
          <table:table-cell/>
          <table:table-cell table:formula="of:=[.$X$109]/POWER([.Y116];[.$Z$109])*POWER([.Z116];[.$Y$107])" office:value-type="float" office:value="0.233194555381894" calcext:value-type="float">
            <text:p>0.233194555381894</text:p>
          </table:table-cell>
          <table:table-cell table:style-name="Default" table:formula="of:=[.C101]" office:value-type="float" office:value="0.2542" calcext:value-type="float">
            <text:p>0.254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9" table:formula="of:=POWER(([.W116]-[.X116]);2)" office:value-type="float" office:value="0.000441228703604336" calcext:value-type="float">
            <text:p>0.0004412287036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(1) 80x80x80 </text:p>
          </table:table-cell>
          <table:table-cell office:value-type="float" office:value="0.709" calcext:value-type="float">
            <text:p>0.709</text:p>
          </table:table-cell>
          <table:table-cell office:value-type="float" office:value="63" calcext:value-type="float">
            <text:p>63</text:p>
          </table:table-cell>
          <table:table-cell office:value-type="float" office:value="0.8757" calcext:value-type="float">
            <text:p>0.8757</text:p>
          </table:table-cell>
          <table:table-cell office:value-type="float" office:value="73" calcext:value-type="float">
            <text:p>73</text:p>
          </table:table-cell>
          <table:table-cell table:formula="of:=[.E117]/[.C117]" office:value-type="float" office:value="1.23511988716502" calcext:value-type="float">
            <text:p>1.23511988716502</text:p>
          </table:table-cell>
          <table:table-cell table:formula="of:=[.F117]/[.D117]" office:value-type="float" office:value="1.15873015873016" calcext:value-type="float">
            <text:p>1.15873015873016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float" office:value="32" calcext:value-type="float">
            <text:p>32</text:p>
          </table:table-cell>
          <table:table-cell table:formula="of:=[.C101]*POWER([.R117];[.$T$110])" office:value-type="float" office:value="2.28791893446316" calcext:value-type="float">
            <text:p>2.28791893446316</text:p>
          </table:table-cell>
          <table:table-cell table:formula="of:=POWER(([.S117]-[.$S$120]);2)" office:value-type="float" office:value="0.0206873343158794" calcext:value-type="float">
            <text:p>0.02068733431588</text:p>
          </table:table-cell>
          <table:table-cell table:formula="of:=POWER(([.S117]-[.$S$119]);2)" office:value-type="float" office:value="0.0357432410263134" calcext:value-type="float">
            <text:p>0.035743241026313</text:p>
          </table:table-cell>
          <table:table-cell/>
          <table:table-cell table:formula="of:=[.$X$109]/POWER([.Y117];[.$Z$109])*POWER([.Z117];[.$Y$107])" office:value-type="float" office:value="2.61227360478526" calcext:value-type="float">
            <text:p>2.61227360478526</text:p>
          </table:table-cell>
          <table:table-cell table:style-name="Default" table:formula="of:=[.E96]" office:value-type="float" office:value="2.6874" calcext:value-type="float">
            <text:p>2.68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9" table:formula="of:=POWER(([.W117]-[.X117]);2)" office:value-type="float" office:value="0.00564397525796139" calcext:value-type="float">
            <text:p>0.0056439752579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(2) 20x20x20 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8" calcext:value-type="float">
            <text:p>0.8</text:p>
          </table:table-cell>
          <table:table-cell office:value-type="float" office:value="0.00991" calcext:value-type="float">
            <text:p>0.00991</text:p>
          </table:table-cell>
          <table:table-cell office:value-type="float" office:value="0.9" calcext:value-type="float">
            <text:p>0.9</text:p>
          </table:table-cell>
          <table:table-cell table:formula="of:=[.E118]/[.C118]" office:value-type="float" office:value="1.04867724867725" calcext:value-type="float">
            <text:p>1.04867724867725</text:p>
          </table:table-cell>
          <table:table-cell table:formula="of:=[.F118]/[.D118]" office:value-type="float" office:value="1.125" calcext:value-type="float">
            <text:p>1.125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float" office:value="64" calcext:value-type="float">
            <text:p>64</text:p>
          </table:table-cell>
          <table:table-cell table:formula="of:=[.C102]*POWER([.R118];[.$T$110])" office:value-type="float" office:value="4.42908837037626" calcext:value-type="float">
            <text:p>4.42908837037626</text:p>
          </table:table-cell>
          <table:table-cell table:formula="of:=POWER(([.S118]-[.$S$120]);2)" office:value-type="float" office:value="3.98936113648725" calcext:value-type="float">
            <text:p>3.98936113648725</text:p>
          </table:table-cell>
          <table:table-cell table:formula="of:=POWER(([.S118]-[.$S$119]);2)" office:value-type="float" office:value="5.42996376910766" calcext:value-type="float">
            <text:p>5.42996376910766</text:p>
          </table:table-cell>
          <table:table-cell/>
          <table:table-cell table:formula="of:=[.$X$109]/POWER([.Y118];[.$Z$109])*POWER([.Z118];[.$Y$107])" office:value-type="float" office:value="1.68331597486644" calcext:value-type="float">
            <text:p>1.68331597486644</text:p>
          </table:table-cell>
          <table:table-cell table:style-name="Default" table:formula="of:=[.E97]" office:value-type="float" office:value="1.6476" calcext:value-type="float">
            <text:p>1.647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POWER(([.W118]-[.X118]);2)" office:value-type="float" office:value="0.00127563086066023" calcext:value-type="float">
            <text:p>0.001275630860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(2) 40x40x40 </text:p>
          </table:table-cell>
          <table:table-cell office:value-type="float" office:value="0.0755" calcext:value-type="float">
            <text:p>0.0755</text:p>
          </table:table-cell>
          <table:table-cell office:value-type="float" office:value="6.5" calcext:value-type="float">
            <text:p>6.5</text:p>
          </table:table-cell>
          <table:table-cell office:value-type="float" office:value="0.0815" calcext:value-type="float">
            <text:p>0.0815</text:p>
          </table:table-cell>
          <table:table-cell office:value-type="float" office:value="7.2" calcext:value-type="float">
            <text:p>7.2</text:p>
          </table:table-cell>
          <table:table-cell table:formula="of:=[.E119]/[.C119]" office:value-type="float" office:value="1.0794701986755" calcext:value-type="float">
            <text:p>1.0794701986755</text:p>
          </table:table-cell>
          <table:table-cell table:formula="of:=[.F119]/[.D119]" office:value-type="float" office:value="1.10769230769231" calcext:value-type="float">
            <text:p>1.10769230769231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string" calcext:value-type="string">
            <text:p>a1=</text:p>
          </table:table-cell>
          <table:table-cell table:formula="of:=AVERAGE([.S112:.S117])" office:value-type="float" office:value="2.09886010492507" calcext:value-type="float">
            <text:p>2.09886010492507</text:p>
          </table:table-cell>
          <table:table-cell table:formula="of:=SUM([.T112:.T117])" office:value-type="float" office:value="0.764896465997949" calcext:value-type="float">
            <text:p>0.764896465997949</text:p>
          </table:table-cell>
          <table:table-cell table:formula="of:=SUM([.U112:.U117])" office:value-type="float" office:value="0.100002943250072" calcext:value-type="float">
            <text:p>0.100002943250072</text:p>
          </table:table-cell>
          <table:table-cell/>
          <table:table-cell table:formula="of:=[.$X$109]/POWER([.Y119];[.$Z$109])*POWER([.Z119];[.$Y$107])" office:value-type="float" office:value="1.08470746174901" calcext:value-type="float">
            <text:p>1.08470746174901</text:p>
          </table:table-cell>
          <table:table-cell table:style-name="Default" table:formula="of:=[.E98]" office:value-type="float" office:value="0.9943" calcext:value-type="float">
            <text:p>0.99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" table:formula="of:=POWER(([.W119]-[.X119]);2)" office:value-type="float" office:value="0.00817350913989881" calcext:value-type="float">
            <text:p>0.0081735091398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(2) 80x80x80 </text:p>
          </table:table-cell>
          <table:table-cell office:value-type="float" office:value="0.581" calcext:value-type="float">
            <text:p>0.581</text:p>
          </table:table-cell>
          <table:table-cell office:value-type="float" office:value="51" calcext:value-type="float">
            <text:p>51</text:p>
          </table:table-cell>
          <table:table-cell office:value-type="float" office:value="0.648" calcext:value-type="float">
            <text:p>0.648</text:p>
          </table:table-cell>
          <table:table-cell office:value-type="float" office:value="57" calcext:value-type="float">
            <text:p>57</text:p>
          </table:table-cell>
          <table:table-cell table:formula="of:=[.E120]/[.C120]" office:value-type="float" office:value="1.11531841652324" calcext:value-type="float">
            <text:p>1.11531841652324</text:p>
          </table:table-cell>
          <table:table-cell table:formula="of:=[.F120]/[.D120]" office:value-type="float" office:value="1.11764705882353" calcext:value-type="float">
            <text:p>1.11764705882353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string" calcext:value-type="string">
            <text:p>a2=</text:p>
          </table:table-cell>
          <table:table-cell table:formula="of:=AVERAGE([.S112:.S118])" office:value-type="float" office:value="2.43174985713238" calcext:value-type="float">
            <text:p>2.43174985713238</text:p>
          </table:table-cell>
          <table:table-cell table:formula="of:=SUM([.T112:.T118])" office:value-type="float" office:value="4.75425760248521" calcext:value-type="float">
            <text:p>4.75425760248521</text:p>
          </table:table-cell>
          <table:table-cell table:formula="of:=SUM([.U112:.U118])" office:value-type="float" office:value="5.52996671235773" calcext:value-type="float">
            <text:p>5.52996671235773</text:p>
          </table:table-cell>
          <table:table-cell/>
          <table:table-cell table:formula="of:=[.$X$109]/POWER([.Y120];[.$Z$109])*POWER([.Z120];[.$Y$107])" office:value-type="float" office:value="0.69897172909996" calcext:value-type="float">
            <text:p>0.69897172909996</text:p>
          </table:table-cell>
          <table:table-cell table:style-name="Default" table:formula="of:=[.E99]" office:value-type="float" office:value="0.6935" calcext:value-type="float">
            <text:p>0.69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9" table:formula="of:=POWER(([.W120]-[.X120]);2)" office:value-type="float" office:value="0.0000299398193433511" calcext:value-type="float">
            <text:p>2.99398193433511E-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3) 20x20x20 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95" calcext:value-type="float">
            <text:p>0.95</text:p>
          </table:table-cell>
          <table:table-cell office:value-type="float" office:value="0.0126" calcext:value-type="float">
            <text:p>0.0126</text:p>
          </table:table-cell>
          <table:table-cell office:value-type="float" office:value="1" calcext:value-type="float">
            <text:p>1</text:p>
          </table:table-cell>
          <table:table-cell table:formula="of:=[.E121]/[.C121]" office:value-type="float" office:value="1.04132231404959" calcext:value-type="float">
            <text:p>1.04132231404959</text:p>
          </table:table-cell>
          <table:table-cell table:formula="of:=[.F121]/[.D121]" office:value-type="float" office:value="1.05263157894737" calcext:value-type="float">
            <text:p>1.05263157894737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table:formula="of:=[.$X$109]/POWER([.Y121];[.$Z$109])*POWER([.Z121];[.$Y$107])" office:value-type="float" office:value="0.450408515945137" calcext:value-type="float">
            <text:p>0.450408515945137</text:p>
          </table:table-cell>
          <table:table-cell table:style-name="Default" table:formula="of:=[.E100]" office:value-type="float" office:value="0.3802" calcext:value-type="float">
            <text:p>0.380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9" table:formula="of:=POWER(([.W121]-[.X121]);2)" office:value-type="float" office:value="0.00492923571121852" calcext:value-type="float">
            <text:p>0.0049292357112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3) 40x40x40 </text:p>
          </table:table-cell>
          <table:table-cell office:value-type="float" office:value="0.099" calcext:value-type="float">
            <text:p>0.099</text:p>
          </table:table-cell>
          <table:table-cell office:value-type="float" office:value="7.8" calcext:value-type="float">
            <text:p>7.8</text:p>
          </table:table-cell>
          <table:table-cell office:value-type="float" office:value="0.105" calcext:value-type="float">
            <text:p>0.105</text:p>
          </table:table-cell>
          <table:table-cell office:value-type="float" office:value="8.2" calcext:value-type="float">
            <text:p>8.2</text:p>
          </table:table-cell>
          <table:table-cell table:formula="of:=[.E122]/[.C122]" office:value-type="float" office:value="1.06060606060606" calcext:value-type="float">
            <text:p>1.06060606060606</text:p>
          </table:table-cell>
          <table:table-cell table:formula="of:=[.F122]/[.D122]" office:value-type="float" office:value="1.05128205128205" calcext:value-type="float">
            <text:p>1.05128205128205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table:formula="of:=[.$X$109]/POWER([.Y122];[.$Z$109])*POWER([.Z122];[.$Y$107])" office:value-type="float" office:value="0.290237534352249" calcext:value-type="float">
            <text:p>0.290237534352249</text:p>
          </table:table-cell>
          <table:table-cell table:style-name="Default" table:formula="of:=[.E101]" office:value-type="float" office:value="0.2815" calcext:value-type="float">
            <text:p>0.281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9" table:formula="of:=POWER(([.W122]-[.X122]);2)" office:value-type="float" office:value="0.0000763445065567294" calcext:value-type="float">
            <text:p>7.63445065567294E-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3) 80x80x80 </text:p>
          </table:table-cell>
          <table:table-cell office:value-type="float" office:value="0.759" calcext:value-type="float">
            <text:p>0.759</text:p>
          </table:table-cell>
          <table:table-cell office:value-type="float" office:value="60" calcext:value-type="float">
            <text:p>60</text:p>
          </table:table-cell>
          <table:table-cell office:value-type="float" office:value="0.878" calcext:value-type="float">
            <text:p>0.878</text:p>
          </table:table-cell>
          <table:table-cell office:value-type="float" office:value="75" calcext:value-type="float">
            <text:p>75</text:p>
          </table:table-cell>
          <table:table-cell table:formula="of:=[.E123]/[.C123]" office:value-type="float" office:value="1.15678524374177" calcext:value-type="float">
            <text:p>1.15678524374177</text:p>
          </table:table-cell>
          <table:table-cell table:formula="of:=[.F123]/[.D123]" office:value-type="float" office:value="1.25" calcext:value-type="float">
            <text:p>1.25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5"/>
          <table:table-cell table:style-name="Default"/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4) 20x20x20 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2" calcext:value-type="float">
            <text:p>0.92</text:p>
          </table:table-cell>
          <table:table-cell office:value-type="float" office:value="0.0106" calcext:value-type="float">
            <text:p>0.0106</text:p>
          </table:table-cell>
          <table:table-cell office:value-type="float" office:value="1" calcext:value-type="float">
            <text:p>1</text:p>
          </table:table-cell>
          <table:table-cell table:formula="of:=[.E124]/[.C124]" office:value-type="float" office:value="1.01923076923077" calcext:value-type="float">
            <text:p>1.01923076923077</text:p>
          </table:table-cell>
          <table:table-cell table:formula="of:=[.F124]/[.D124]" office:value-type="float" office:value="1.08695652173913" calcext:value-type="float">
            <text:p>1.08695652173913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5"/>
          <table:table-cell table:style-name="Default" office:value-type="string" calcext:value-type="string">
            <text:p>LS sum = </text:p>
          </table:table-cell>
          <table:table-cell table:formula="of:=SUM([.AA111:.AA122])" office:value-type="float" office:value="0.0316552058404527" calcext:value-type="float">
            <text:p>0.031655205840453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4) 40x40x40 </text:p>
          </table:table-cell>
          <table:table-cell office:value-type="float" office:value="0.0842" calcext:value-type="float">
            <text:p>0.0842</text:p>
          </table:table-cell>
          <table:table-cell office:value-type="float" office:value="7.6" calcext:value-type="float">
            <text:p>7.6</text:p>
          </table:table-cell>
          <table:table-cell office:value-type="float" office:value="0.0972" calcext:value-type="float">
            <text:p>0.0972</text:p>
          </table:table-cell>
          <table:table-cell office:value-type="float" office:value="8.8" calcext:value-type="float">
            <text:p>8.8</text:p>
          </table:table-cell>
          <table:table-cell table:formula="of:=[.E125]/[.C125]" office:value-type="float" office:value="1.15439429928741" calcext:value-type="float">
            <text:p>1.15439429928741</text:p>
          </table:table-cell>
          <table:table-cell table:formula="of:=[.F125]/[.D125]" office:value-type="float" office:value="1.15789473684211" calcext:value-type="float">
            <text:p>1.15789473684211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5"/>
          <table:table-cell table:style-name="Default" office:value-type="string" calcext:value-type="string">
            <text:p>LS sum(1) = </text:p>
          </table:table-cell>
          <table:table-cell table:formula="of:=SUM([.AA111:.AA116])" office:value-type="float" office:value="0.0115265705448137" calcext:value-type="float">
            <text:p>0.011526570544814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4) 80x80x80 </text:p>
          </table:table-cell>
          <table:table-cell office:value-type="float" office:value="0.72" calcext:value-type="float">
            <text:p>0.72</text:p>
          </table:table-cell>
          <table:table-cell office:value-type="float" office:value="64.5" calcext:value-type="float">
            <text:p>64.5</text:p>
          </table:table-cell>
          <table:table-cell office:value-type="float" office:value="0.81" calcext:value-type="float">
            <text:p>0.81</text:p>
          </table:table-cell>
          <table:table-cell office:value-type="float" office:value="75.5" calcext:value-type="float">
            <text:p>75.5</text:p>
          </table:table-cell>
          <table:table-cell table:formula="of:=[.E126]/[.C126]" office:value-type="float" office:value="1.125" calcext:value-type="float">
            <text:p>1.125</text:p>
          </table:table-cell>
          <table:table-cell table:formula="of:=[.F126]/[.D126]" office:value-type="float" office:value="1.17054263565891" calcext:value-type="float">
            <text:p>1.17054263565891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5"/>
          <table:table-cell table:style-name="ce7" table:number-columns-repeated="5"/>
          <table:table-cell table:style-name="ce7" office:value-type="string" calcext:value-type="string">
            <text:p>LS sum(2) = </text:p>
          </table:table-cell>
          <table:table-cell table:style-name="ce7" table:formula="of:=SUM([.AA117:.AA122])" office:value-type="float" office:value="0.020128635295639" calcext:value-type="float">
            <text:p>0.020128635295639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 table:number-columns-repeated="6"/>
          <table:table-cell table:formula="of:=AVERAGE([.G116:.G126])" office:value-type="float" office:value="1.10356958652559" calcext:value-type="float">
            <text:p>1.10356958652559</text:p>
          </table:table-cell>
          <table:table-cell table:formula="of:=AVERAGE([.H116:.H126])" office:value-type="float" office:value="1.12320910242169" calcext:value-type="float">
            <text:p>1.12320910242169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4:11:14.825814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7:37:25.789674738</meta:creation-date>
    <dc:date>2017-07-12T19:46:37.153456870</dc:date>
    <meta:editing-duration>PT46M19S</meta:editing-duration>
    <meta:editing-cycles>9</meta:editing-cycles>
    <meta:generator>LibreOffice/5.2.5.1$Linux_X86_64 LibreOffice_project/20m0$Build-1</meta:generator>
    <meta:document-statistic meta:table-count="1" meta:cell-count="1952" meta:object-count="0"/>
  </office:meta>
</office:document-meta>
</file>